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1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95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61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row table:style-name="ro1" table:number-rows-repeated="2">
          <table:table-cell table:number-columns-repeated="19"/>
          <table:table-cell table:style-name="Default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MMLL</text:p>
          </table:table-cell>
          <table:table-cell/>
          <table:table-cell office:value-type="string" calcext:value-type="string">
            <text:p>mtot</text:p>
          </table:table-cell>
          <table:table-cell office:value-type="string" calcext:value-type="string">
            <text:p>ltot</text:p>
          </table:table-cell>
          <table:table-cell office:value-type="string" calcext:value-type="string">
            <text:p>lbound</text:p>
          </table:table-cell>
          <table:table-cell office:value-type="string" calcext:value-type="string">
            <text:p>lbound/ltot</text:p>
          </table:table-cell>
          <table:table-cell/>
          <table:table-cell office:value-type="string" calcext:value-type="string">
            <text:p>bfrac</text:p>
          </table:table-cell>
          <table:table-cell office:value-type="string" calcext:value-type="string">
            <text:p>mon:dim</text:p>
          </table:table-cell>
          <table:table-cell office:value-type="string" calcext:value-type="string">
            <text:p>mon:dimx2</text:p>
          </table:table-cell>
          <table:table-cell office:value-type="string" calcext:value-type="string">
            <text:p>monfrac</text:p>
          </table:table-cell>
          <table:table-cell office:value-type="string" calcext:value-type="string">
            <text:p>monbfrac</text:p>
          </table:table-cell>
          <table:table-cell office:value-type="string" calcext:value-type="string">
            <text:p>dimbfrac</text:p>
          </table:table-cell>
          <table:table-cell office:value-type="string" calcext:value-type="string">
            <text:p>xcheck1</text:p>
          </table:table-cell>
          <table:table-cell table:style-name="Default" office:value-type="string" calcext:value-type="string">
            <text:p>xcheck2</text:p>
          </table:table-cell>
        </table:table-row>
        <table:table-row table:style-name="ro1">
          <table:table-cell office:value-type="float" office:value="0.00437065798644834" calcext:value-type="float">
            <text:p>0.004370658</text:p>
          </table:table-cell>
          <table:table-cell office:value-type="float" office:value="0.128708432313899" calcext:value-type="float">
            <text:p>0.1287084323</text:p>
          </table:table-cell>
          <table:table-cell office:value-type="float" office:value="0.0828293027435071" calcext:value-type="float">
            <text:p>0.0828293027</text:p>
          </table:table-cell>
          <table:table-cell table:style-name="ce1" office:value-type="float" office:value="0.00562540537615972" calcext:value-type="float">
            <text:p>5.63E-03</text:p>
          </table:table-cell>
          <table:table-cell table:style-name="ce1" office:value-type="float" office:value="0.00000362018553547838" calcext:value-type="float">
            <text:p>3.62E-06</text:p>
          </table:table-cell>
          <table:table-cell table:style-name="ce1" office:value-type="float" office:value="0.000000158225928230455" calcext:value-type="float">
            <text:p>1.58E-07</text:p>
          </table:table-cell>
          <table:table-cell/>
          <table:table-cell table:formula="of:=[.B4]+(2*[.C4])+[.D4]+(2*[.E4])+(2*[.F4])" office:value-type="float" office:value="0.3" calcext:value-type="float">
            <text:p>0.3</text:p>
          </table:table-cell>
          <table:table-cell table:formula="of:=[.A4]+[.D4]+[.E4]+(2*[.F4])" office:value-type="float" office:value="0.01" calcext:value-type="float">
            <text:p>0.01</text:p>
          </table:table-cell>
          <table:table-cell table:formula="of:=[.D4]+[.E4]+(2*[.F4])" office:value-type="float" office:value="0.00562934201355166" calcext:value-type="float">
            <text:p>0.005629342</text:p>
          </table:table-cell>
          <table:table-cell table:formula="of:=([.J4]/[.I4])*100" office:value-type="float" office:value="56.2934201355166" calcext:value-type="float">
            <text:p>56.2934201355</text:p>
          </table:table-cell>
          <table:table-cell/>
          <table:table-cell table:formula="of:=[.J4]/[.H4]" office:value-type="float" office:value="0.0187644733785055" calcext:value-type="float">
            <text:p>0.0187644734</text:p>
          </table:table-cell>
          <table:table-cell table:formula="of:=([.B4]+[.D4])/([.C4]+[.E4]+[.F4])" office:value-type="float" office:value="1.6217414083479" calcext:value-type="float">
            <text:p>1.6217414083</text:p>
          </table:table-cell>
          <table:table-cell table:formula="of:=([.B4]+[.D4])/(2*[.C4]+2*[.E4]+2*[.F4])" office:value-type="float" office:value="0.810870704173951" calcext:value-type="float">
            <text:p>0.8108707042</text:p>
          </table:table-cell>
          <table:table-cell table:formula="of:=([.B4]+[.D4])/([.B4]+(2*[.C4])+[.D4]+(2*[.E4])+(2*[.F4]))" office:value-type="float" office:value="0.447779458966861" calcext:value-type="float">
            <text:p>0.447779459</text:p>
          </table:table-cell>
          <table:table-cell table:formula="of:=[.D4]/([.B4]+[.D4])" office:value-type="float" office:value="0.0418763095947496" calcext:value-type="float">
            <text:p>0.0418763096</text:p>
          </table:table-cell>
          <table:table-cell table:formula="of:=([.E4]+(2*[.F4]))/(2*([.C4]+[.E4]+[.F4]))" office:value-type="float" office:value="0.0000237624710867287" calcext:value-type="float">
            <text:p>2.37624710867287E-05</text:p>
          </table:table-cell>
          <table:table-cell table:formula="of:=([.P4]*[.Q4])+((1-[.P4])*[.R4])" office:value-type="float" office:value="0.0187644733785055" calcext:value-type="float">
            <text:p>0.0187644734</text:p>
          </table:table-cell>
          <table:table-cell table:formula="of:=[.S4]=[.M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088013665156806" calcext:value-type="float">
            <text:p>0.0088013665</text:p>
          </table:table-cell>
          <table:table-cell office:value-type="float" office:value="0.127142387002403" calcext:value-type="float">
            <text:p>0.127142387</text:p>
          </table:table-cell>
          <table:table-cell office:value-type="float" office:value="0.0808259328633435" calcext:value-type="float">
            <text:p>0.0808259329</text:p>
          </table:table-cell>
          <table:table-cell table:style-name="ce1" office:value-type="float" office:value="0.0111902674768663" calcext:value-type="float">
            <text:p>1.12E-02</text:p>
          </table:table-cell>
          <table:table-cell table:style-name="ce1" office:value-type="float" office:value="0.00000711378659102058" calcext:value-type="float">
            <text:p>7.11E-06</text:p>
          </table:table-cell>
          <table:table-cell table:style-name="ce1" office:value-type="float" office:value="0.000000626110431018856" calcext:value-type="float">
            <text:p>6.26E-07</text:p>
          </table:table-cell>
          <table:table-cell/>
          <table:table-cell table:formula="of:=[.B5]+(2*[.C5])+[.D5]+(2*[.E5])+(2*[.F5])" office:value-type="float" office:value="0.3" calcext:value-type="float">
            <text:p>0.3</text:p>
          </table:table-cell>
          <table:table-cell table:formula="of:=[.A5]+[.D5]+[.E5]+(2*[.F5])" office:value-type="float" office:value="0.02" calcext:value-type="float">
            <text:p>0.02</text:p>
          </table:table-cell>
          <table:table-cell table:formula="of:=[.D5]+[.E5]+(2*[.F5])" office:value-type="float" office:value="0.0111986334843194" calcext:value-type="float">
            <text:p>0.0111986335</text:p>
          </table:table-cell>
          <table:table-cell table:formula="of:=([.J5]/[.I5])*100" office:value-type="float" office:value="55.993167421597" calcext:value-type="float">
            <text:p>55.9931674216</text:p>
          </table:table-cell>
          <table:table-cell/>
          <table:table-cell table:formula="of:=[.J5]/[.H5]" office:value-type="float" office:value="0.0373287782810647" calcext:value-type="float">
            <text:p>0.0373287783</text:p>
          </table:table-cell>
          <table:table-cell table:formula="of:=([.B5]+[.D5])/([.C5]+[.E5]+[.F5])" office:value-type="float" office:value="1.71132462197235" calcext:value-type="float">
            <text:p>1.711324622</text:p>
          </table:table-cell>
          <table:table-cell table:formula="of:=([.B5]+[.D5])/(2*[.C5]+2*[.E5]+2*[.F5])" office:value-type="float" office:value="0.855662310986173" calcext:value-type="float">
            <text:p>0.855662311</text:p>
          </table:table-cell>
          <table:table-cell table:formula="of:=([.B5]+[.D5])/([.B5]+(2*[.C5])+[.D5]+(2*[.E5])+(2*[.F5]))" office:value-type="float" office:value="0.46110884826423" calcext:value-type="float">
            <text:p>0.4611088483</text:p>
          </table:table-cell>
          <table:table-cell table:formula="of:=[.D5]/([.B5]+[.D5])" office:value-type="float" office:value="0.0808938968097613" calcext:value-type="float">
            <text:p>0.0808938968</text:p>
          </table:table-cell>
          <table:table-cell table:formula="of:=([.E5]+(2*[.F5]))/(2*([.C5]+[.E5]+[.F5]))" office:value-type="float" office:value="0.0000517482824135657" calcext:value-type="float">
            <text:p>5.17482824135657E-05</text:p>
          </table:table-cell>
          <table:table-cell table:formula="of:=([.P5]*[.Q5])+((1-[.P5])*[.R5])" office:value-type="float" office:value="0.0373287782810647" calcext:value-type="float">
            <text:p>0.0373287783</text:p>
          </table:table-cell>
          <table:table-cell table:formula="of:=[.S5]=[.M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32931805018897" calcext:value-type="float">
            <text:p>0.0132931805</text:p>
          </table:table-cell>
          <table:table-cell office:value-type="float" office:value="0.12557981052419" calcext:value-type="float">
            <text:p>0.1255798105</text:p>
          </table:table-cell>
          <table:table-cell office:value-type="float" office:value="0.0788514440564567" calcext:value-type="float">
            <text:p>0.0788514441</text:p>
          </table:table-cell>
          <table:table-cell table:style-name="ce1" office:value-type="float" office:value="0.0166935508869114" calcext:value-type="float">
            <text:p>1.67E-02</text:p>
          </table:table-cell>
          <table:table-cell table:style-name="ce1" office:value-type="float" office:value="0.0000104818647867711" calcext:value-type="float">
            <text:p>1.05E-05</text:p>
          </table:table-cell>
          <table:table-cell table:style-name="ce1" office:value-type="float" office:value="0.00000139337320606926" calcext:value-type="float">
            <text:p>1.39E-06</text:p>
          </table:table-cell>
          <table:table-cell/>
          <table:table-cell table:formula="of:=[.B6]+(2*[.C6])+[.D6]+(2*[.E6])+(2*[.F6])" office:value-type="float" office:value="0.3" calcext:value-type="float">
            <text:p>0.3</text:p>
          </table:table-cell>
          <table:table-cell table:formula="of:=[.A6]+[.D6]+[.E6]+(2*[.F6])" office:value-type="float" office:value="0.03" calcext:value-type="float">
            <text:p>0.03</text:p>
          </table:table-cell>
          <table:table-cell table:formula="of:=[.D6]+[.E6]+(2*[.F6])" office:value-type="float" office:value="0.0167068194981103" calcext:value-type="float">
            <text:p>0.0167068195</text:p>
          </table:table-cell>
          <table:table-cell table:formula="of:=([.J6]/[.I6])*100" office:value-type="float" office:value="55.6893983270343" calcext:value-type="float">
            <text:p>55.689398327</text:p>
          </table:table-cell>
          <table:table-cell/>
          <table:table-cell table:formula="of:=[.J6]/[.H6]" office:value-type="float" office:value="0.0556893983270344" calcext:value-type="float">
            <text:p>0.0556893983</text:p>
          </table:table-cell>
          <table:table-cell table:formula="of:=([.B6]+[.D6])/([.C6]+[.E6]+[.F6])" office:value-type="float" office:value="1.80404987621557" calcext:value-type="float">
            <text:p>1.8040498762</text:p>
          </table:table-cell>
          <table:table-cell table:formula="of:=([.B6]+[.D6])/(2*[.C6]+2*[.E6]+2*[.F6])" office:value-type="float" office:value="0.902024938107787" calcext:value-type="float">
            <text:p>0.9020249381</text:p>
          </table:table-cell>
          <table:table-cell table:formula="of:=([.B6]+[.D6])/([.B6]+(2*[.C6])+[.D6]+(2*[.E6])+(2*[.F6]))" office:value-type="float" office:value="0.474244538037003" calcext:value-type="float">
            <text:p>0.474244538</text:p>
          </table:table-cell>
          <table:table-cell table:formula="of:=[.D6]/([.B6]+[.D6])" office:value-type="float" office:value="0.117334339480988" calcext:value-type="float">
            <text:p>0.1173343395</text:p>
          </table:table-cell>
          <table:table-cell table:formula="of:=([.E6]+(2*[.F6]))/(2*([.C6]+[.E6]+[.F6]))" office:value-type="float" office:value="0.0000841240979812747" calcext:value-type="float">
            <text:p>8.41240979812747E-05</text:p>
          </table:table-cell>
          <table:table-cell table:formula="of:=([.P6]*[.Q6])+((1-[.P6])*[.R6])" office:value-type="float" office:value="0.0556893983270344" calcext:value-type="float">
            <text:p>0.0556893983</text:p>
          </table:table-cell>
          <table:table-cell table:formula="of:=[.S6]=[.M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24643041689305" calcext:value-type="float">
            <text:p>0.0224643042</text:p>
          </table:table-cell>
          <table:table-cell office:value-type="float" office:value="0.122466651297175" calcext:value-type="float">
            <text:p>0.1224666513</text:p>
          </table:table-cell>
          <table:table-cell office:value-type="float" office:value="0.0749904033997191" calcext:value-type="float">
            <text:p>0.0749904034</text:p>
          </table:table-cell>
          <table:table-cell table:style-name="ce1" office:value-type="float" office:value="0.0275112810529006" calcext:value-type="float">
            <text:p>2.75E-02</text:p>
          </table:table-cell>
          <table:table-cell table:style-name="ce1" office:value-type="float" office:value="0.0000168460723172206" calcext:value-type="float">
            <text:p>1.68E-05</text:p>
          </table:table-cell>
          <table:table-cell table:style-name="ce1" office:value-type="float" office:value="0.00000378435292585813" calcext:value-type="float">
            <text:p>3.78E-06</text:p>
          </table:table-cell>
          <table:table-cell/>
          <table:table-cell table:formula="of:=[.B7]+(2*[.C7])+[.D7]+(2*[.E7])+(2*[.F7])" office:value-type="float" office:value="0.3" calcext:value-type="float">
            <text:p>0.3</text:p>
          </table:table-cell>
          <table:table-cell table:formula="of:=[.A7]+[.D7]+[.E7]+(2*[.F7])" office:value-type="float" office:value="0.05" calcext:value-type="float">
            <text:p>0.05</text:p>
          </table:table-cell>
          <table:table-cell table:formula="of:=[.D7]+[.E7]+(2*[.F7])" office:value-type="float" office:value="0.0275356958310695" calcext:value-type="float">
            <text:p>0.0275356958</text:p>
          </table:table-cell>
          <table:table-cell table:formula="of:=([.J7]/[.I7])*100" office:value-type="float" office:value="55.071391662139" calcext:value-type="float">
            <text:p>55.0713916621</text:p>
          </table:table-cell>
          <table:table-cell/>
          <table:table-cell table:formula="of:=[.J7]/[.H7]" office:value-type="float" office:value="0.0917856527702317" calcext:value-type="float">
            <text:p>0.0917856528</text:p>
          </table:table-cell>
          <table:table-cell table:formula="of:=([.B7]+[.D7])/([.C7]+[.E7]+[.F7])" office:value-type="float" office:value="1.99941161589704" calcext:value-type="float">
            <text:p>1.9994116159</text:p>
          </table:table-cell>
          <table:table-cell table:formula="of:=([.B7]+[.D7])/(2*[.C7]+2*[.E7]+2*[.F7])" office:value-type="float" office:value="0.999705807948522" calcext:value-type="float">
            <text:p>0.9997058079</text:p>
          </table:table-cell>
          <table:table-cell table:formula="of:=([.B7]+[.D7])/([.B7]+(2*[.C7])+[.D7]+(2*[.E7])+(2*[.F7]))" office:value-type="float" office:value="0.499926441166919" calcext:value-type="float">
            <text:p>0.4999264412</text:p>
          </table:table-cell>
          <table:table-cell table:formula="of:=[.D7]/([.B7]+[.D7])" office:value-type="float" office:value="0.183435526959288" calcext:value-type="float">
            <text:p>0.183435527</text:p>
          </table:table-cell>
          <table:table-cell table:formula="of:=([.E7]+(2*[.F7]))/(2*([.C7]+[.E7]+[.F7]))" office:value-type="float" office:value="0.000162741245680659" calcext:value-type="float">
            <text:p>0.0001627412</text:p>
          </table:table-cell>
          <table:table-cell table:formula="of:=([.P7]*[.Q7])+((1-[.P7])*[.R7])" office:value-type="float" office:value="0.0917856527702317" calcext:value-type="float">
            <text:p>0.0917856528</text:p>
          </table:table-cell>
          <table:table-cell table:formula="of:=[.S7]=[.M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367050742905601" calcext:value-type="float">
            <text:p>0.0367050743</text:p>
          </table:table-cell>
          <table:table-cell office:value-type="float" office:value="0.117833129161621" calcext:value-type="float">
            <text:p>0.1178331292</text:p>
          </table:table-cell>
          <table:table-cell office:value-type="float" office:value="0.0694232316400956" calcext:value-type="float">
            <text:p>0.0694232316</text:p>
          </table:table-cell>
          <table:table-cell office:value-type="float" office:value="0.0432507375976641" calcext:value-type="float">
            <text:p>0.0432507376</text:p>
          </table:table-cell>
          <table:table-cell office:value-type="float" office:value="0.0000254818487484043" calcext:value-type="float">
            <text:p>2.54818487484043E-05</text:p>
          </table:table-cell>
          <table:table-cell table:style-name="ce1" office:value-type="float" office:value="0.00000935313151370955" calcext:value-type="float">
            <text:p>9.35E-06</text:p>
          </table:table-cell>
          <table:table-cell/>
          <table:table-cell table:formula="of:=[.B8]+(2*[.C8])+[.D8]+(2*[.E8])+(2*[.F8])" office:value-type="float" office:value="0.3" calcext:value-type="float">
            <text:p>0.3</text:p>
          </table:table-cell>
          <table:table-cell table:formula="of:=[.A8]+[.D8]+[.E8]+(2*[.F8])" office:value-type="float" office:value="0.08" calcext:value-type="float">
            <text:p>0.08</text:p>
          </table:table-cell>
          <table:table-cell table:formula="of:=[.D8]+[.E8]+(2*[.F8])" office:value-type="float" office:value="0.0432949257094399" calcext:value-type="float">
            <text:p>0.0432949257</text:p>
          </table:table-cell>
          <table:table-cell table:formula="of:=([.J8]/[.I8])*100" office:value-type="float" office:value="54.1186571367999" calcext:value-type="float">
            <text:p>54.1186571368</text:p>
          </table:table-cell>
          <table:table-cell/>
          <table:table-cell table:formula="of:=[.J8]/[.H8]" office:value-type="float" office:value="0.144316419031466" calcext:value-type="float">
            <text:p>0.144316419</text:p>
          </table:table-cell>
          <table:table-cell table:formula="of:=([.B8]+[.D8])/([.C8]+[.E8]+[.F8])" office:value-type="float" office:value="2.31915275787524" calcext:value-type="float">
            <text:p>2.3191527579</text:p>
          </table:table-cell>
          <table:table-cell table:formula="of:=([.B8]+[.D8])/(2*[.C8]+2*[.E8]+2*[.F8])" office:value-type="float" office:value="1.15957637893762" calcext:value-type="float">
            <text:p>1.1595763789</text:p>
          </table:table-cell>
          <table:table-cell table:formula="of:=([.B8]+[.D8])/([.B8]+(2*[.C8])+[.D8]+(2*[.E8])+(2*[.F8]))" office:value-type="float" office:value="0.536946222530949" calcext:value-type="float">
            <text:p>0.5369462225</text:p>
          </table:table-cell>
          <table:table-cell table:formula="of:=[.D8]/([.B8]+[.D8])" office:value-type="float" office:value="0.268498257881379" calcext:value-type="float">
            <text:p>0.2684982579</text:p>
          </table:table-cell>
          <table:table-cell table:formula="of:=([.E8]+(2*[.F8]))/(2*([.C8]+[.E8]+[.F8]))" office:value-type="float" office:value="0.000318092008069745" calcext:value-type="float">
            <text:p>0.000318092</text:p>
          </table:table-cell>
          <table:table-cell table:formula="of:=([.P8]*[.Q8])+((1-[.P8])*[.R8])" office:value-type="float" office:value="0.144316419031466" calcext:value-type="float">
            <text:p>0.144316419</text:p>
          </table:table-cell>
          <table:table-cell table:formula="of:=[.S8]=[.M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65331638771681" calcext:value-type="float">
            <text:p>0.0465331639</text:p>
          </table:table-cell>
          <table:table-cell office:value-type="float" office:value="0.11477333370399" calcext:value-type="float">
            <text:p>0.1147733337</text:p>
          </table:table-cell>
          <table:table-cell office:value-type="float" office:value="0.0658645906476374" calcext:value-type="float">
            <text:p>0.0658645906</text:p>
          </table:table-cell>
          <table:table-cell office:value-type="float" office:value="0.0534076634597665" calcext:value-type="float">
            <text:p>0.0534076635</text:p>
          </table:table-cell>
          <table:table-cell office:value-type="float" office:value="0.0000306488779030906" calcext:value-type="float">
            <text:p>3.06488779030906E-05</text:p>
          </table:table-cell>
          <table:table-cell table:style-name="ce1" office:value-type="float" office:value="0.0000142618925811579" calcext:value-type="float">
            <text:p>1.43E-05</text:p>
          </table:table-cell>
          <table:table-cell/>
          <table:table-cell table:formula="of:=[.B9]+(2*[.C9])+[.D9]+(2*[.E9])+(2*[.F9])" office:value-type="float" office:value="0.3" calcext:value-type="float">
            <text:p>0.3</text:p>
          </table:table-cell>
          <table:table-cell table:formula="of:=[.A9]+[.D9]+[.E9]+(2*[.F9])" office:value-type="float" office:value="0.1" calcext:value-type="float">
            <text:p>0.1</text:p>
          </table:table-cell>
          <table:table-cell table:formula="of:=[.D9]+[.E9]+(2*[.F9])" office:value-type="float" office:value="0.0534668361228319" calcext:value-type="float">
            <text:p>0.0534668361</text:p>
          </table:table-cell>
          <table:table-cell table:formula="of:=([.J9]/[.I9])*100" office:value-type="float" office:value="53.4668361228319" calcext:value-type="float">
            <text:p>53.4668361228</text:p>
          </table:table-cell>
          <table:table-cell/>
          <table:table-cell table:formula="of:=[.J9]/[.H9]" office:value-type="float" office:value="0.178222787076106" calcext:value-type="float">
            <text:p>0.1782227871</text:p>
          </table:table-cell>
          <table:table-cell table:formula="of:=([.B9]+[.D9])/([.C9]+[.E9]+[.F9])" office:value-type="float" office:value="2.55169578809036" calcext:value-type="float">
            <text:p>2.5516957881</text:p>
          </table:table-cell>
          <table:table-cell table:formula="of:=([.B9]+[.D9])/(2*[.C9]+2*[.E9]+2*[.F9])" office:value-type="float" office:value="1.27584789404518" calcext:value-type="float">
            <text:p>1.275847894</text:p>
          </table:table-cell>
          <table:table-cell table:formula="of:=([.B9]+[.D9])/([.B9]+(2*[.C9])+[.D9]+(2*[.E9])+(2*[.F9]))" office:value-type="float" office:value="0.560603323879189" calcext:value-type="float">
            <text:p>0.5606033239</text:p>
          </table:table-cell>
          <table:table-cell table:formula="of:=[.D9]/([.B9]+[.D9])" office:value-type="float" office:value="0.317560630275986" calcext:value-type="float">
            <text:p>0.3175606303</text:p>
          </table:table-cell>
          <table:table-cell table:formula="of:=([.E9]+(2*[.F9]))/(2*([.C9]+[.E9]+[.F9]))" office:value-type="float" office:value="0.0004488932687415" calcext:value-type="float">
            <text:p>0.0004488933</text:p>
          </table:table-cell>
          <table:table-cell table:formula="of:=([.P9]*[.Q9])+((1-[.P9])*[.R9])" office:value-type="float" office:value="0.178222787076106" calcext:value-type="float">
            <text:p>0.1782227871</text:p>
          </table:table-cell>
          <table:table-cell table:formula="of:=[.S9]=[.M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99429479915538" calcext:value-type="float">
            <text:p>0.099942948</text:p>
          </table:table-cell>
          <table:table-cell office:value-type="float" office:value="0.0999643331454874" calcext:value-type="float">
            <text:p>0.0999643331</text:p>
          </table:table-cell>
          <table:table-cell office:value-type="float" office:value="0.0499643395061097" calcext:value-type="float">
            <text:p>0.0499643395</text:p>
          </table:table-cell>
          <table:table-cell office:value-type="float" office:value="0.0999073014856978" calcext:value-type="float">
            <text:p>0.0999073015</text:p>
          </table:table-cell>
          <table:table-cell office:value-type="float" office:value="0.0000499358338469143" calcext:value-type="float">
            <text:p>4.99358338469143E-05</text:p>
          </table:table-cell>
          <table:table-cell table:style-name="ce1" office:value-type="float" office:value="0.0000499073444507699" calcext:value-type="float">
            <text:p>4.99E-05</text:p>
          </table:table-cell>
          <table:table-cell/>
          <table:table-cell table:formula="of:=[.B10]+(2*[.C10])+[.D10]+(2*[.E10])+(2*[.F10])" office:value-type="float" office:value="0.3" calcext:value-type="float">
            <text:p>0.3</text:p>
          </table:table-cell>
          <table:table-cell table:formula="of:=[.A10]+[.D10]+[.E10]+(2*[.F10])" office:value-type="float" office:value="0.2" calcext:value-type="float">
            <text:p>0.2</text:p>
          </table:table-cell>
          <table:table-cell table:formula="of:=[.D10]+[.E10]+(2*[.F10])" office:value-type="float" office:value="0.100057052008446" calcext:value-type="float">
            <text:p>0.100057052</text:p>
          </table:table-cell>
          <table:table-cell table:formula="of:=([.J10]/[.I10])*100" office:value-type="float" office:value="50.0285260042231" calcext:value-type="float">
            <text:p>50.0285260042</text:p>
          </table:table-cell>
          <table:table-cell/>
          <table:table-cell table:formula="of:=[.J10]/[.H10]" office:value-type="float" office:value="0.333523506694821" calcext:value-type="float">
            <text:p>0.3335235067</text:p>
          </table:table-cell>
          <table:table-cell table:formula="of:=([.B10]+[.D10])/([.C10]+[.E10]+[.F10])" office:value-type="float" office:value="3.99230795179716" calcext:value-type="float">
            <text:p>3.9923079518</text:p>
          </table:table-cell>
          <table:table-cell table:formula="of:=([.B10]+[.D10])/(2*[.C10]+2*[.E10]+2*[.F10])" office:value-type="float" office:value="1.99615397589858" calcext:value-type="float">
            <text:p>1.9961539759</text:p>
          </table:table-cell>
          <table:table-cell table:formula="of:=([.B10]+[.D10])/([.B10]+(2*[.C10])+[.D10]+(2*[.E10])+(2*[.F10]))" office:value-type="float" office:value="0.666238782103951" calcext:value-type="float">
            <text:p>0.6662387821</text:p>
          </table:table-cell>
          <table:table-cell table:formula="of:=[.D10]/([.B10]+[.D10])" office:value-type="float" office:value="0.499857329280628" calcext:value-type="float">
            <text:p>0.4998573293</text:p>
          </table:table-cell>
          <table:table-cell table:formula="of:=([.E10]+(2*[.F10]))/(2*([.C10]+[.E10]+[.F10]))" office:value-type="float" office:value="0.00149558541375224" calcext:value-type="float">
            <text:p>0.0014955854</text:p>
          </table:table-cell>
          <table:table-cell table:formula="of:=([.P10]*[.Q10])+((1-[.P10])*[.R10])" office:value-type="float" office:value="0.333523506694821" calcext:value-type="float">
            <text:p>0.3335235067</text:p>
          </table:table-cell>
          <table:table-cell table:formula="of:=[.S10]=[.M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6088094348132" calcext:value-type="float">
            <text:p>0.1608809435</text:p>
          </table:table-cell>
          <table:table-cell office:value-type="float" office:value="0.0863161807871941" calcext:value-type="float">
            <text:p>0.0863161808</text:p>
          </table:table-cell>
          <table:table-cell office:value-type="float" office:value="0.0372524153284378" calcext:value-type="float">
            <text:p>0.0372524153</text:p>
          </table:table-cell>
          <table:table-cell office:value-type="float" office:value="0.13886628602748" calcext:value-type="float">
            <text:p>0.138866286</text:p>
          </table:table-cell>
          <table:table-cell office:value-type="float" office:value="0.0000599320372499706" calcext:value-type="float">
            <text:p>0.000059932</text:p>
          </table:table-cell>
          <table:table-cell table:style-name="ce1" office:value-type="float" office:value="0.0000964192269753289" calcext:value-type="float">
            <text:p>9.64E-05</text:p>
          </table:table-cell>
          <table:table-cell/>
          <table:table-cell table:formula="of:=[.B11]+(2*[.C11])+[.D11]+(2*[.E11])+(2*[.F11])" office:value-type="float" office:value="0.3" calcext:value-type="float">
            <text:p>0.3</text:p>
          </table:table-cell>
          <table:table-cell table:formula="of:=[.A11]+[.D11]+[.E11]+(2*[.F11])" office:value-type="float" office:value="0.3" calcext:value-type="float">
            <text:p>0.3</text:p>
          </table:table-cell>
          <table:table-cell table:formula="of:=[.D11]+[.E11]+(2*[.F11])" office:value-type="float" office:value="0.13911905651868" calcext:value-type="float">
            <text:p>0.1391190565</text:p>
          </table:table-cell>
          <table:table-cell table:formula="of:=([.J11]/[.I11])*100" office:value-type="float" office:value="46.3730188395601" calcext:value-type="float">
            <text:p>46.3730188396</text:p>
          </table:table-cell>
          <table:table-cell/>
          <table:table-cell table:formula="of:=[.J11]/[.H11]" office:value-type="float" office:value="0.463730188395601" calcext:value-type="float">
            <text:p>0.4637301884</text:p>
          </table:table-cell>
          <table:table-cell table:formula="of:=([.B11]+[.D11])/([.C11]+[.E11]+[.F11])" office:value-type="float" office:value="6.01951059404451" calcext:value-type="float">
            <text:p>6.019510594</text:p>
          </table:table-cell>
          <table:table-cell table:formula="of:=([.B11]+[.D11])/(2*[.C11]+2*[.E11]+2*[.F11])" office:value-type="float" office:value="3.00975529702226" calcext:value-type="float">
            <text:p>3.009755297</text:p>
          </table:table-cell>
          <table:table-cell table:formula="of:=([.B11]+[.D11])/([.B11]+(2*[.C11])+[.D11]+(2*[.E11])+(2*[.F11]))" office:value-type="float" office:value="0.750608222715579" calcext:value-type="float">
            <text:p>0.7506082227</text:p>
          </table:table-cell>
          <table:table-cell table:formula="of:=[.D11]/([.B11]+[.D11])" office:value-type="float" office:value="0.616683385664157" calcext:value-type="float">
            <text:p>0.6166833857</text:p>
          </table:table-cell>
          <table:table-cell table:formula="of:=([.E11]+(2*[.F11]))/(2*([.C11]+[.E11]+[.F11]))" office:value-type="float" office:value="0.00337849272007546" calcext:value-type="float">
            <text:p>0.0033784927</text:p>
          </table:table-cell>
          <table:table-cell table:formula="of:=([.P11]*[.Q11])+((1-[.P11])*[.R11])" office:value-type="float" office:value="0.463730188395601" calcext:value-type="float">
            <text:p>0.4637301884</text:p>
          </table:table-cell>
          <table:table-cell table:formula="of:=[.S11]=[.M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304794508793884" calcext:value-type="float">
            <text:p>0.3047945088</text:p>
          </table:table-cell>
          <table:table-cell office:value-type="float" office:value="0.0639000797362643" calcext:value-type="float">
            <text:p>0.0639000797</text:p>
          </table:table-cell>
          <table:table-cell office:value-type="float" office:value="0.0204161009515046" calcext:value-type="float">
            <text:p>0.020416101</text:p>
          </table:table-cell>
          <table:table-cell office:value-type="float" office:value="0.194763934151047" calcext:value-type="float">
            <text:p>0.1947639342</text:p>
          </table:table-cell>
          <table:table-cell office:value-type="float" office:value="0.000062227154610002" calcext:value-type="float">
            <text:p>6.2227154610002E-05</text:p>
          </table:table-cell>
          <table:table-cell table:style-name="ce1" office:value-type="float" office:value="0.000189664950229966" calcext:value-type="float">
            <text:p>1.90E-04</text:p>
          </table:table-cell>
          <table:table-cell/>
          <table:table-cell table:formula="of:=[.B12]+(2*[.C12])+[.D12]+(2*[.E12])+(2*[.F12])" office:value-type="float" office:value="0.3" calcext:value-type="float">
            <text:p>0.3</text:p>
          </table:table-cell>
          <table:table-cell table:formula="of:=[.A12]+[.D12]+[.E12]+(2*[.F12])" office:value-type="float" office:value="0.5" calcext:value-type="float">
            <text:p>0.5</text:p>
          </table:table-cell>
          <table:table-cell table:formula="of:=[.D12]+[.E12]+(2*[.F12])" office:value-type="float" office:value="0.195205491206116" calcext:value-type="float">
            <text:p>0.1952054912</text:p>
          </table:table-cell>
          <table:table-cell table:formula="of:=([.J12]/[.I12])*100" office:value-type="float" office:value="39.0410982412233" calcext:value-type="float">
            <text:p>39.0410982412</text:p>
          </table:table-cell>
          <table:table-cell/>
          <table:table-cell table:formula="of:=[.J12]/[.H12]" office:value-type="float" office:value="0.650684970687055" calcext:value-type="float">
            <text:p>0.6506849707</text:p>
          </table:table-cell>
          <table:table-cell table:formula="of:=([.B12]+[.D12])/([.C12]+[.E12]+[.F12])" office:value-type="float" office:value="12.5151974447711" calcext:value-type="float">
            <text:p>12.5151974448</text:p>
          </table:table-cell>
          <table:table-cell table:formula="of:=([.B12]+[.D12])/(2*[.C12]+2*[.E12]+2*[.F12])" office:value-type="float" office:value="6.25759872238555" calcext:value-type="float">
            <text:p>6.2575987224</text:p>
          </table:table-cell>
          <table:table-cell table:formula="of:=([.B12]+[.D12])/([.B12]+(2*[.C12])+[.D12]+(2*[.E12])+(2*[.F12]))" office:value-type="float" office:value="0.862213379624369" calcext:value-type="float">
            <text:p>0.8622133796</text:p>
          </table:table-cell>
          <table:table-cell table:formula="of:=[.D12]/([.B12]+[.D12])" office:value-type="float" office:value="0.752961075737026" calcext:value-type="float">
            <text:p>0.7529610757</text:p>
          </table:table-cell>
          <table:table-cell table:formula="of:=([.E12]+(2*[.F12]))/(2*([.C12]+[.E12]+[.F12]))" office:value-type="float" office:value="0.0106821463957863" calcext:value-type="float">
            <text:p>0.0106821464</text:p>
          </table:table-cell>
          <table:table-cell table:formula="of:=([.P12]*[.Q12])+((1-[.P12])*[.R12])" office:value-type="float" office:value="0.650684970687055" calcext:value-type="float">
            <text:p>0.6506849707</text:p>
          </table:table-cell>
          <table:table-cell table:formula="of:=[.S12]=[.M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560726807222206" calcext:value-type="float">
            <text:p>0.5607268072</text:p>
          </table:table-cell>
          <table:table-cell office:value-type="float" office:value="0.0425613419811617" calcext:value-type="float">
            <text:p>0.042561342</text:p>
          </table:table-cell>
          <table:table-cell office:value-type="float" office:value="0.00905733915618699" calcext:value-type="float">
            <text:p>0.0090573392</text:p>
          </table:table-cell>
          <table:table-cell office:value-type="float" office:value="0.238652854001892" calcext:value-type="float">
            <text:p>0.238652854</text:p>
          </table:table-cell>
          <table:table-cell office:value-type="float" office:value="0.000050786928669774" calcext:value-type="float">
            <text:p>5.0786928669774E-05</text:p>
          </table:table-cell>
          <table:table-cell table:style-name="ce1" office:value-type="float" office:value="0.000284775923616242" calcext:value-type="float">
            <text:p>2.85E-04</text:p>
          </table:table-cell>
          <table:table-cell/>
          <table:table-cell table:formula="of:=[.B13]+(2*[.C13])+[.D13]+(2*[.E13])+(2*[.F13])" office:value-type="float" office:value="0.3" calcext:value-type="float">
            <text:p>0.3</text:p>
          </table:table-cell>
          <table:table-cell table:formula="of:=[.A13]+[.D13]+[.E13]+(2*[.F13])" office:value-type="float" office:value="0.8" calcext:value-type="float">
            <text:p>0.8</text:p>
          </table:table-cell>
          <table:table-cell table:formula="of:=[.D13]+[.E13]+(2*[.F13])" office:value-type="float" office:value="0.239273192777794" calcext:value-type="float">
            <text:p>0.2392731928</text:p>
          </table:table-cell>
          <table:table-cell table:formula="of:=([.J13]/[.I13])*100" office:value-type="float" office:value="29.9091490972243" calcext:value-type="float">
            <text:p>29.9091490972</text:p>
          </table:table-cell>
          <table:table-cell/>
          <table:table-cell table:formula="of:=[.J13]/[.H13]" office:value-type="float" office:value="0.797577309259315" calcext:value-type="float">
            <text:p>0.7975773093</text:p>
          </table:table-cell>
          <table:table-cell table:formula="of:=([.B13]+[.D13])/([.C13]+[.E13]+[.F13])" office:value-type="float" office:value="29.9390109392582" calcext:value-type="float">
            <text:p>29.9390109393</text:p>
          </table:table-cell>
          <table:table-cell table:formula="of:=([.B13]+[.D13])/(2*[.C13]+2*[.E13]+2*[.F13])" office:value-type="float" office:value="14.9695054696291" calcext:value-type="float">
            <text:p>14.9695054696</text:p>
          </table:table-cell>
          <table:table-cell table:formula="of:=([.B13]+[.D13])/([.B13]+(2*[.C13])+[.D13]+(2*[.E13])+(2*[.F13]))" office:value-type="float" office:value="0.937380653276846" calcext:value-type="float">
            <text:p>0.9373806533</text:p>
          </table:table-cell>
          <table:table-cell table:formula="of:=[.D13]/([.B13]+[.D13])" office:value-type="float" office:value="0.848651516925104" calcext:value-type="float">
            <text:p>0.8486515169</text:p>
          </table:table-cell>
          <table:table-cell table:formula="of:=([.E13]+(2*[.F13]))/(2*([.C13]+[.E13]+[.F13]))" office:value-type="float" office:value="0.0330216782493138" calcext:value-type="float">
            <text:p>0.0330216782</text:p>
          </table:table-cell>
          <table:table-cell table:formula="of:=([.P13]*[.Q13])+((1-[.P13])*[.R13])" office:value-type="float" office:value="0.797577309259315" calcext:value-type="float">
            <text:p>0.7975773093</text:p>
          </table:table-cell>
          <table:table-cell table:formula="of:=[.S13]=[.M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45638652585456" calcext:value-type="float">
            <text:p>0.7456386526</text:p>
          </table:table-cell>
          <table:table-cell office:value-type="float" office:value="0.0340211289433789" calcext:value-type="float">
            <text:p>0.0340211289</text:p>
          </table:table-cell>
          <table:table-cell office:value-type="float" office:value="0.00578718607291005" calcext:value-type="float">
            <text:p>0.0057871861</text:p>
          </table:table-cell>
          <table:table-cell office:value-type="float" office:value="0.25367468744777" calcext:value-type="float">
            <text:p>0.2536746874</text:p>
          </table:table-cell>
          <table:table-cell office:value-type="float" office:value="0.0000431514962566596" calcext:value-type="float">
            <text:p>4.31514962566596E-05</text:p>
          </table:table-cell>
          <table:table-cell table:style-name="ce1" office:value-type="float" office:value="0.00032175423525862" calcext:value-type="float">
            <text:p>3.22E-04</text:p>
          </table:table-cell>
          <table:table-cell/>
          <table:table-cell table:formula="of:=[.B14]+(2*[.C14])+[.D14]+(2*[.E14])+(2*[.F14])" office:value-type="float" office:value="0.3" calcext:value-type="float">
            <text:p>0.3</text:p>
          </table:table-cell>
          <table:table-cell table:formula="of:=[.A14]+[.D14]+[.E14]+(2*[.F14])" office:value-type="float" office:value="1" calcext:value-type="float">
            <text:p>1</text:p>
          </table:table-cell>
          <table:table-cell table:formula="of:=[.D14]+[.E14]+(2*[.F14])" office:value-type="float" office:value="0.254361347414544" calcext:value-type="float">
            <text:p>0.2543613474</text:p>
          </table:table-cell>
          <table:table-cell table:formula="of:=([.J14]/[.I14])*100" office:value-type="float" office:value="25.4361347414544" calcext:value-type="float">
            <text:p>25.4361347415</text:p>
          </table:table-cell>
          <table:table-cell/>
          <table:table-cell table:formula="of:=[.J14]/[.H14]" office:value-type="float" office:value="0.847871158048481" calcext:value-type="float">
            <text:p>0.847871158</text:p>
          </table:table-cell>
          <table:table-cell table:formula="of:=([.B14]+[.D14])/([.C14]+[.E14]+[.F14])" office:value-type="float" office:value="46.7639016999395" calcext:value-type="float">
            <text:p>46.7639016999</text:p>
          </table:table-cell>
          <table:table-cell table:formula="of:=([.B14]+[.D14])/(2*[.C14]+2*[.E14]+2*[.F14])" office:value-type="float" office:value="23.3819508499697" calcext:value-type="float">
            <text:p>23.38195085</text:p>
          </table:table-cell>
          <table:table-cell table:formula="of:=([.B14]+[.D14])/([.B14]+(2*[.C14])+[.D14]+(2*[.E14])+(2*[.F14]))" office:value-type="float" office:value="0.958986054637164" calcext:value-type="float">
            <text:p>0.9589860546</text:p>
          </table:table-cell>
          <table:table-cell table:formula="of:=[.D14]/([.B14]+[.D14])" office:value-type="float" office:value="0.88174618119186" calcext:value-type="float">
            <text:p>0.8817461812</text:p>
          </table:table-cell>
          <table:table-cell table:formula="of:=([.E14]+(2*[.F14]))/(2*([.C14]+[.E14]+[.F14]))" office:value-type="float" office:value="0.0558070318684102" calcext:value-type="float">
            <text:p>0.0558070319</text:p>
          </table:table-cell>
          <table:table-cell table:formula="of:=([.P14]*[.Q14])+((1-[.P14])*[.R14])" office:value-type="float" office:value="0.847871158048481" calcext:value-type="float">
            <text:p>0.847871158</text:p>
          </table:table-cell>
          <table:table-cell table:formula="of:=[.S14]=[.M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71898105126881" calcext:value-type="float">
            <text:p>1.7189810513</text:p>
          </table:table-cell>
          <table:table-cell office:value-type="float" office:value="0.0163009899557733" calcext:value-type="float">
            <text:p>0.01630099</text:p>
          </table:table-cell>
          <table:table-cell table:style-name="ce1" office:value-type="float" office:value="0.00132861136769111" calcext:value-type="float">
            <text:p>1.33E-03</text:p>
          </table:table-cell>
          <table:table-cell office:value-type="float" office:value="0.280210928508975" calcext:value-type="float">
            <text:p>0.2802109285</text:p>
          </table:table-cell>
          <table:table-cell office:value-type="float" office:value="0.0000228385776556135" calcext:value-type="float">
            <text:p>2.28385776556135E-05</text:p>
          </table:table-cell>
          <table:table-cell table:style-name="ce1" office:value-type="float" office:value="0.000392590822279309" calcext:value-type="float">
            <text:p>3.93E-04</text:p>
          </table:table-cell>
          <table:table-cell/>
          <table:table-cell table:formula="of:=[.B15]+(2*[.C15])+[.D15]+(2*[.E15])+(2*[.F15])" office:value-type="float" office:value="0.3" calcext:value-type="float">
            <text:p>0.3</text:p>
          </table:table-cell>
          <table:table-cell table:formula="of:=[.A15]+[.D15]+[.E15]+(2*[.F15])" office:value-type="float" office:value="2" calcext:value-type="float">
            <text:p>2</text:p>
          </table:table-cell>
          <table:table-cell table:formula="of:=[.D15]+[.E15]+(2*[.F15])" office:value-type="float" office:value="0.281018948731189" calcext:value-type="float">
            <text:p>0.2810189487</text:p>
          </table:table-cell>
          <table:table-cell table:formula="of:=([.J15]/[.I15])*100" office:value-type="float" office:value="14.0509474365595" calcext:value-type="float">
            <text:p>14.0509474366</text:p>
          </table:table-cell>
          <table:table-cell/>
          <table:table-cell table:formula="of:=[.J15]/[.H15]" office:value-type="float" office:value="0.936729829103963" calcext:value-type="float">
            <text:p>0.9367298291</text:p>
          </table:table-cell>
          <table:table-cell table:formula="of:=([.B15]+[.D15])/([.C15]+[.E15]+[.F15])" office:value-type="float" office:value="170.014327628567" calcext:value-type="float">
            <text:p>170.0143276286</text:p>
          </table:table-cell>
          <table:table-cell table:formula="of:=([.B15]+[.D15])/(2*[.C15]+2*[.E15]+2*[.F15])" office:value-type="float" office:value="85.0071638142832" calcext:value-type="float">
            <text:p>85.0071638143</text:p>
          </table:table-cell>
          <table:table-cell table:formula="of:=([.B15]+[.D15])/([.B15]+(2*[.C15])+[.D15]+(2*[.E15])+(2*[.F15]))" office:value-type="float" office:value="0.98837306154916" calcext:value-type="float">
            <text:p>0.9883730615</text:p>
          </table:table-cell>
          <table:table-cell table:formula="of:=[.D15]/([.B15]+[.D15])" office:value-type="float" office:value="0.945024166177956" calcext:value-type="float">
            <text:p>0.9450241662</text:p>
          </table:table-cell>
          <table:table-cell table:formula="of:=([.E15]+(2*[.F15]))/(2*([.C15]+[.E15]+[.F15]))" office:value-type="float" office:value="0.23165175872411" calcext:value-type="float">
            <text:p>0.2316517587</text:p>
          </table:table-cell>
          <table:table-cell table:formula="of:=([.P15]*[.Q15])+((1-[.P15])*[.R15])" office:value-type="float" office:value="0.936729829103963" calcext:value-type="float">
            <text:p>0.9367298291</text:p>
          </table:table-cell>
          <table:table-cell table:formula="of:=[.S15]=[.M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71173778915356" calcext:value-type="float">
            <text:p>2.7117377892</text:p>
          </table:table-cell>
          <table:table-cell office:value-type="float" office:value="0.0105991395021481" calcext:value-type="float">
            <text:p>0.0105991395</text:p>
          </table:table-cell>
          <table:table-cell table:style-name="ce1" office:value-type="float" office:value="0.000561708790929984" calcext:value-type="float">
            <text:p>5.62E-04</text:p>
          </table:table-cell>
          <table:table-cell office:value-type="float" office:value="0.287420871204853" calcext:value-type="float">
            <text:p>0.2874208712</text:p>
          </table:table-cell>
          <table:table-cell table:style-name="ce1" office:value-type="float" office:value="0.0000152320695486459" calcext:value-type="float">
            <text:p>1.52E-05</text:p>
          </table:table-cell>
          <table:table-cell table:style-name="ce1" office:value-type="float" office:value="0.000413053786020784" calcext:value-type="float">
            <text:p>4.13E-04</text:p>
          </table:table-cell>
          <table:table-cell/>
          <table:table-cell table:formula="of:=[.B16]+(2*[.C16])+[.D16]+(2*[.E16])+(2*[.F16])" office:value-type="float" office:value="0.3" calcext:value-type="float">
            <text:p>0.3</text:p>
          </table:table-cell>
          <table:table-cell table:formula="of:=[.A16]+[.D16]+[.E16]+(2*[.F16])" office:value-type="float" office:value="3" calcext:value-type="float">
            <text:p>3</text:p>
          </table:table-cell>
          <table:table-cell table:formula="of:=[.D16]+[.E16]+(2*[.F16])" office:value-type="float" office:value="0.288262210846443" calcext:value-type="float">
            <text:p>0.2882622108</text:p>
          </table:table-cell>
          <table:table-cell table:formula="of:=([.J16]/[.I16])*100" office:value-type="float" office:value="9.60874036154811" calcext:value-type="float">
            <text:p>9.6087403615</text:p>
          </table:table-cell>
          <table:table-cell/>
          <table:table-cell table:formula="of:=[.J16]/[.H16]" office:value-type="float" office:value="0.960874036154811" calcext:value-type="float">
            <text:p>0.9608740362</text:p>
          </table:table-cell>
          <table:table-cell table:formula="of:=([.B16]+[.D16])/([.C16]+[.E16]+[.F16])" office:value-type="float" office:value="301.031941698664" calcext:value-type="float">
            <text:p>301.0319416987</text:p>
          </table:table-cell>
          <table:table-cell table:formula="of:=([.B16]+[.D16])/(2*[.C16]+2*[.E16]+2*[.F16])" office:value-type="float" office:value="150.515970849332" calcext:value-type="float">
            <text:p>150.5159708493</text:p>
          </table:table-cell>
          <table:table-cell table:formula="of:=([.B16]+[.D16])/([.B16]+(2*[.C16])+[.D16]+(2*[.E16])+(2*[.F16]))" office:value-type="float" office:value="0.993400035690004" calcext:value-type="float">
            <text:p>0.9934000357</text:p>
          </table:table-cell>
          <table:table-cell table:formula="of:=[.D16]/([.B16]+[.D16])" office:value-type="float" office:value="0.96443480598164" calcext:value-type="float">
            <text:p>0.964434806</text:p>
          </table:table-cell>
          <table:table-cell table:formula="of:=([.E16]+(2*[.F16]))/(2*([.C16]+[.E16]+[.F16]))" office:value-type="float" office:value="0.424921308698567" calcext:value-type="float">
            <text:p>0.4249213087</text:p>
          </table:table-cell>
          <table:table-cell table:formula="of:=([.P16]*[.Q16])+((1-[.P16])*[.R16])" office:value-type="float" office:value="0.960874036154811" calcext:value-type="float">
            <text:p>0.9608740362</text:p>
          </table:table-cell>
          <table:table-cell table:formula="of:=[.S16]=[.M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70661056278574" calcext:value-type="float">
            <text:p>4.7066105628</text:p>
          </table:table-cell>
          <table:table-cell office:value-type="float" office:value="0.00621518683530254" calcext:value-type="float">
            <text:p>0.0062151868</text:p>
          </table:table-cell>
          <table:table-cell table:style-name="ce1" office:value-type="float" office:value="0.00019314273698859" calcext:value-type="float">
            <text:p>1.93E-04</text:p>
          </table:table-cell>
          <table:table-cell office:value-type="float" office:value="0.292524640087218" calcext:value-type="float">
            <text:p>0.2925246401</text:p>
          </table:table-cell>
          <table:table-cell table:style-name="ce1" office:value-type="float" office:value="0.00000909047646035845" calcext:value-type="float">
            <text:p>9.09E-06</text:p>
          </table:table-cell>
          <table:table-cell table:style-name="ce1" office:value-type="float" office:value="0.000427853325290782" calcext:value-type="float">
            <text:p>4.28E-04</text:p>
          </table:table-cell>
          <table:table-cell/>
          <table:table-cell table:formula="of:=[.B17]+(2*[.C17])+[.D17]+(2*[.E17])+(2*[.F17])" office:value-type="float" office:value="0.3" calcext:value-type="float">
            <text:p>0.3</text:p>
          </table:table-cell>
          <table:table-cell table:formula="of:=[.A17]+[.D17]+[.E17]+(2*[.F17])" office:value-type="float" office:value="5" calcext:value-type="float">
            <text:p>5</text:p>
          </table:table-cell>
          <table:table-cell table:formula="of:=[.D17]+[.E17]+(2*[.F17])" office:value-type="float" office:value="0.29338943721426" calcext:value-type="float">
            <text:p>0.2933894372</text:p>
          </table:table-cell>
          <table:table-cell table:formula="of:=([.J17]/[.I17])*100" office:value-type="float" office:value="5.8677887442852" calcext:value-type="float">
            <text:p>5.8677887443</text:p>
          </table:table-cell>
          <table:table-cell/>
          <table:table-cell table:formula="of:=[.J17]/[.H17]" office:value-type="float" office:value="0.9779647907142" calcext:value-type="float">
            <text:p>0.9779647907</text:p>
          </table:table-cell>
          <table:table-cell table:formula="of:=([.B17]+[.D17])/([.C17]+[.E17]+[.F17])" office:value-type="float" office:value="474.125074184327" calcext:value-type="float">
            <text:p>474.1250741843</text:p>
          </table:table-cell>
          <table:table-cell table:formula="of:=([.B17]+[.D17])/(2*[.C17]+2*[.E17]+2*[.F17])" office:value-type="float" office:value="237.062537092164" calcext:value-type="float">
            <text:p>237.0625370922</text:p>
          </table:table-cell>
          <table:table-cell table:formula="of:=([.B17]+[.D17])/([.B17]+(2*[.C17])+[.D17]+(2*[.E17])+(2*[.F17]))" office:value-type="float" office:value="0.995799423075069" calcext:value-type="float">
            <text:p>0.9957994231</text:p>
          </table:table-cell>
          <table:table-cell table:formula="of:=[.D17]/([.B17]+[.D17])" office:value-type="float" office:value="0.979195318885572" calcext:value-type="float">
            <text:p>0.9791953189</text:p>
          </table:table-cell>
          <table:table-cell table:formula="of:=([.E17]+(2*[.F17]))/(2*([.C17]+[.E17]+[.F17]))" office:value-type="float" office:value="0.686252660445381" calcext:value-type="float">
            <text:p>0.6862526604</text:p>
          </table:table-cell>
          <table:table-cell table:formula="of:=([.P17]*[.Q17])+((1-[.P17])*[.R17])" office:value-type="float" office:value="0.9779647907142" calcext:value-type="float">
            <text:p>0.9779647907</text:p>
          </table:table-cell>
          <table:table-cell table:formula="of:=[.S17]=[.M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7039834224276" calcext:value-type="float">
            <text:p>7.7039834224</text:p>
          </table:table-cell>
          <table:table-cell office:value-type="float" office:value="0.00383100316650306" calcext:value-type="float">
            <text:p>0.0038310032</text:p>
          </table:table-cell>
          <table:table-cell table:style-name="ce1" office:value-type="float" office:value="0.0000733829263087448" calcext:value-type="float">
            <text:p>7.34E-05</text:p>
          </table:table-cell>
          <table:table-cell office:value-type="float" office:value="0.295139848860073" calcext:value-type="float">
            <text:p>0.2951398489</text:p>
          </table:table-cell>
          <table:table-cell table:style-name="ce1" office:value-type="float" office:value="0.000005653408477718" calcext:value-type="float">
            <text:p>5.65E-06</text:p>
          </table:table-cell>
          <table:table-cell table:style-name="ce1" office:value-type="float" office:value="0.000435537651925514" calcext:value-type="float">
            <text:p>4.36E-04</text:p>
          </table:table-cell>
          <table:table-cell/>
          <table:table-cell table:formula="of:=[.B18]+(2*[.C18])+[.D18]+(2*[.E18])+(2*[.F18])" office:value-type="float" office:value="0.3" calcext:value-type="float">
            <text:p>0.3</text:p>
          </table:table-cell>
          <table:table-cell table:formula="of:=[.A18]+[.D18]+[.E18]+(2*[.F18])" office:value-type="float" office:value="8" calcext:value-type="float">
            <text:p>8</text:p>
          </table:table-cell>
          <table:table-cell table:formula="of:=[.D18]+[.E18]+(2*[.F18])" office:value-type="float" office:value="0.296016577572402" calcext:value-type="float">
            <text:p>0.2960165776</text:p>
          </table:table-cell>
          <table:table-cell table:formula="of:=([.J18]/[.I18])*100" office:value-type="float" office:value="3.70020721965502" calcext:value-type="float">
            <text:p>3.7002072197</text:p>
          </table:table-cell>
          <table:table-cell/>
          <table:table-cell table:formula="of:=[.J18]/[.H18]" office:value-type="float" office:value="0.986721925241339" calcext:value-type="float">
            <text:p>0.9867219252</text:p>
          </table:table-cell>
          <table:table-cell table:formula="of:=([.B18]+[.D18])/([.C18]+[.E18]+[.F18])" office:value-type="float" office:value="581.006540841559" calcext:value-type="float">
            <text:p>581.0065408416</text:p>
          </table:table-cell>
          <table:table-cell table:formula="of:=([.B18]+[.D18])/(2*[.C18]+2*[.E18]+2*[.F18])" office:value-type="float" office:value="290.503270420779" calcext:value-type="float">
            <text:p>290.5032704208</text:p>
          </table:table-cell>
          <table:table-cell table:formula="of:=([.B18]+[.D18])/([.B18]+(2*[.C18])+[.D18]+(2*[.E18])+(2*[.F18]))" office:value-type="float" office:value="0.996569506755253" calcext:value-type="float">
            <text:p>0.9965695068</text:p>
          </table:table-cell>
          <table:table-cell table:formula="of:=[.D18]/([.B18]+[.D18])" office:value-type="float" office:value="0.987186031211623" calcext:value-type="float">
            <text:p>0.9871860312</text:p>
          </table:table-cell>
          <table:table-cell table:formula="of:=([.E18]+(2*[.F18]))/(2*([.C18]+[.E18]+[.F18]))" office:value-type="float" office:value="0.851897623052095" calcext:value-type="float">
            <text:p>0.8518976231</text:p>
          </table:table-cell>
          <table:table-cell table:formula="of:=([.P18]*[.Q18])+((1-[.P18])*[.R18])" office:value-type="float" office:value="0.986721925241339" calcext:value-type="float">
            <text:p>0.9867219252</text:p>
          </table:table-cell>
          <table:table-cell table:formula="of:=[.S18]=[.M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70314781960335" calcext:value-type="float">
            <text:p>9.7031478196</text:p>
          </table:table-cell>
          <table:table-cell office:value-type="float" office:value="0.003050264508188" calcext:value-type="float">
            <text:p>0.0030502645</text:p>
          </table:table-cell>
          <table:table-cell table:style-name="ce1" office:value-type="float" office:value="0.0000465205678495568" calcext:value-type="float">
            <text:p>4.65E-05</text:p>
          </table:table-cell>
          <table:table-cell office:value-type="float" office:value="0.295971674118379" calcext:value-type="float">
            <text:p>0.2959716741</text:p>
          </table:table-cell>
          <table:table-cell table:style-name="ce1" office:value-type="float" office:value="0.00000451395946496137" calcext:value-type="float">
            <text:p>4.51E-06</text:p>
          </table:table-cell>
          <table:table-cell table:style-name="ce1" office:value-type="float" office:value="0.000437996159402178" calcext:value-type="float">
            <text:p>4.38E-04</text:p>
          </table:table-cell>
          <table:table-cell/>
          <table:table-cell table:formula="of:=[.B19]+(2*[.C19])+[.D19]+(2*[.E19])+(2*[.F19])" office:value-type="float" office:value="0.3" calcext:value-type="float">
            <text:p>0.3</text:p>
          </table:table-cell>
          <table:table-cell table:formula="of:=[.A19]+[.D19]+[.E19]+(2*[.F19])" office:value-type="float" office:value="10" calcext:value-type="float">
            <text:p>10</text:p>
          </table:table-cell>
          <table:table-cell table:formula="of:=[.D19]+[.E19]+(2*[.F19])" office:value-type="float" office:value="0.296852180396648" calcext:value-type="float">
            <text:p>0.2968521804</text:p>
          </table:table-cell>
          <table:table-cell table:formula="of:=([.J19]/[.I19])*100" office:value-type="float" office:value="2.96852180396648" calcext:value-type="float">
            <text:p>2.968521804</text:p>
          </table:table-cell>
          <table:table-cell/>
          <table:table-cell table:formula="of:=[.J19]/[.H19]" office:value-type="float" office:value="0.989507267988826" calcext:value-type="float">
            <text:p>0.989507268</text:p>
          </table:table-cell>
          <table:table-cell table:formula="of:=([.B19]+[.D19])/([.C19]+[.E19]+[.F19])" office:value-type="float" office:value="611.458435531255" calcext:value-type="float">
            <text:p>611.4584355313</text:p>
          </table:table-cell>
          <table:table-cell table:formula="of:=([.B19]+[.D19])/(2*[.C19]+2*[.E19]+2*[.F19])" office:value-type="float" office:value="305.729217765628" calcext:value-type="float">
            <text:p>305.7292177656</text:p>
          </table:table-cell>
          <table:table-cell table:formula="of:=([.B19]+[.D19])/([.B19]+(2*[.C19])+[.D19]+(2*[.E19])+(2*[.F19]))" office:value-type="float" office:value="0.996739795421889" calcext:value-type="float">
            <text:p>0.9967397954</text:p>
          </table:table-cell>
          <table:table-cell table:formula="of:=[.D19]/([.B19]+[.D19])" office:value-type="float" office:value="0.989799194927977" calcext:value-type="float">
            <text:p>0.9897991949</text:p>
          </table:table-cell>
          <table:table-cell table:formula="of:=([.E19]+(2*[.F19]))/(2*([.C19]+[.E19]+[.F19]))" office:value-type="float" office:value="0.900256673237573" calcext:value-type="float">
            <text:p>0.9002566732</text:p>
          </table:table-cell>
          <table:table-cell table:formula="of:=([.P19]*[.Q19])+((1-[.P19])*[.R19])" office:value-type="float" office:value="0.989507267988826" calcext:value-type="float">
            <text:p>0.989507268</text:p>
          </table:table-cell>
          <table:table-cell table:formula="of:=[.S19]=[.M19]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0.00297357117776294" calcext:value-type="float">
            <text:p>0.0029735712</text:p>
          </table:table-cell>
          <table:table-cell office:value-type="float" office:value="0.236000924878197" calcext:value-type="float">
            <text:p>0.2360009249</text:p>
          </table:table-cell>
          <table:table-cell office:value-type="float" office:value="0.278482182716823" calcext:value-type="float">
            <text:p>0.2784821827</text:p>
          </table:table-cell>
          <table:table-cell office:value-type="float" office:value="0.00701765548143203" calcext:value-type="float">
            <text:p>0.0070176555</text:p>
          </table:table-cell>
          <table:table-cell table:style-name="ce1" office:value-type="float" office:value="0.00000828086592047255" calcext:value-type="float">
            <text:p>8.28E-06</text:p>
          </table:table-cell>
          <table:table-cell table:style-name="ce1" office:value-type="float" office:value="0.000000246237442280365" calcext:value-type="float">
            <text:p>2.46E-07</text:p>
          </table:table-cell>
          <table:table-cell/>
          <table:table-cell table:formula="of:=[.B22]+(2*[.C22])+[.D22]+(2*[.E22])+(2*[.F22])" office:value-type="float" office:value="0.8" calcext:value-type="float">
            <text:p>0.8</text:p>
          </table:table-cell>
          <table:table-cell table:formula="of:=[.A22]+[.D22]+[.E22]+(2*[.F22])" office:value-type="float" office:value="0.01" calcext:value-type="float">
            <text:p>0.01</text:p>
          </table:table-cell>
          <table:table-cell table:formula="of:=[.D22]+[.E22]+(2*[.F22])" office:value-type="float" office:value="0.00702642882223707" calcext:value-type="float">
            <text:p>0.0070264288</text:p>
          </table:table-cell>
          <table:table-cell table:formula="of:=([.J22]/[.I22])*100" office:value-type="float" office:value="70.2642882223707" calcext:value-type="float">
            <text:p>70.2642882224</text:p>
          </table:table-cell>
          <table:table-cell/>
          <table:table-cell table:formula="of:=[.J22]/[.H22]" office:value-type="float" office:value="0.00878303602779633" calcext:value-type="float">
            <text:p>0.008783036</text:p>
          </table:table-cell>
          <table:table-cell table:formula="of:=([.B22]+[.D22])/([.C22]+[.E22]+[.F22])" office:value-type="float" office:value="0.872627243172817" calcext:value-type="float">
            <text:p>0.8726272432</text:p>
          </table:table-cell>
          <table:table-cell table:formula="of:=([.B22]+[.D22])/(2*[.C22]+2*[.E22]+2*[.F22])" office:value-type="float" office:value="0.436313621586409" calcext:value-type="float">
            <text:p>0.4363136216</text:p>
          </table:table-cell>
          <table:table-cell table:formula="of:=([.B22]+[.D22])/([.B22]+(2*[.C22])+[.D22]+(2*[.E22])+(2*[.F22]))" office:value-type="float" office:value="0.303773225449537" calcext:value-type="float">
            <text:p>0.3037732254</text:p>
          </table:table-cell>
          <table:table-cell table:formula="of:=[.D22]/([.B22]+[.D22])" office:value-type="float" office:value="0.0288770326575318" calcext:value-type="float">
            <text:p>0.0288770327</text:p>
          </table:table-cell>
          <table:table-cell table:formula="of:=([.E22]+(2*[.F22]))/(2*([.C22]+[.E22]+[.F22]))" office:value-type="float" office:value="0.0000157515861313615" calcext:value-type="float">
            <text:p>1.57515861313615E-05</text:p>
          </table:table-cell>
          <table:table-cell table:formula="of:=([.P22]*[.Q22])+((1-[.P22])*[.R22])" office:value-type="float" office:value="0.00878303602779633" calcext:value-type="float">
            <text:p>0.008783036</text:p>
          </table:table-cell>
          <table:table-cell table:formula="of:=[.S22]=[.M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0596871099073939" calcext:value-type="float">
            <text:p>0.005968711</text:p>
          </table:table-cell>
          <table:table-cell office:value-type="float" office:value="0.234772235623373" calcext:value-type="float">
            <text:p>0.2347722356</text:p>
          </table:table-cell>
          <table:table-cell office:value-type="float" office:value="0.275590013097983" calcext:value-type="float">
            <text:p>0.2755900131</text:p>
          </table:table-cell>
          <table:table-cell office:value-type="float" office:value="0.0140128762308568" calcext:value-type="float">
            <text:p>0.0140128762</text:p>
          </table:table-cell>
          <table:table-cell office:value-type="float" office:value="0.0000164491714011594" calcext:value-type="float">
            <text:p>1.64491714011594E-05</text:p>
          </table:table-cell>
          <table:table-cell table:style-name="ce1" office:value-type="float" office:value="0.000000981803501306563" calcext:value-type="float">
            <text:p>9.82E-07</text:p>
          </table:table-cell>
          <table:table-cell/>
          <table:table-cell table:formula="of:=[.B23]+(2*[.C23])+[.D23]+(2*[.E23])+(2*[.F23])" office:value-type="float" office:value="0.8" calcext:value-type="float">
            <text:p>0.8</text:p>
          </table:table-cell>
          <table:table-cell table:formula="of:=[.A23]+[.D23]+[.E23]+(2*[.F23])" office:value-type="float" office:value="0.02" calcext:value-type="float">
            <text:p>0.02</text:p>
          </table:table-cell>
          <table:table-cell table:formula="of:=[.D23]+[.E23]+(2*[.F23])" office:value-type="float" office:value="0.0140312890092606" calcext:value-type="float">
            <text:p>0.014031289</text:p>
          </table:table-cell>
          <table:table-cell table:formula="of:=([.J23]/[.I23])*100" office:value-type="float" office:value="70.1564450463031" calcext:value-type="float">
            <text:p>70.1564450463</text:p>
          </table:table-cell>
          <table:table-cell/>
          <table:table-cell table:formula="of:=[.J23]/[.H23]" office:value-type="float" office:value="0.0175391112615758" calcext:value-type="float">
            <text:p>0.0175391113</text:p>
          </table:table-cell>
          <table:table-cell table:formula="of:=([.B23]+[.D23])/([.C23]+[.E23]+[.F23])" office:value-type="float" office:value="0.902679217142037" calcext:value-type="float">
            <text:p>0.9026792171</text:p>
          </table:table-cell>
          <table:table-cell table:formula="of:=([.B23]+[.D23])/(2*[.C23]+2*[.E23]+2*[.F23])" office:value-type="float" office:value="0.451339608571019" calcext:value-type="float">
            <text:p>0.4513396086</text:p>
          </table:table-cell>
          <table:table-cell table:formula="of:=([.B23]+[.D23])/([.B23]+(2*[.C23])+[.D23]+(2*[.E23])+(2*[.F23]))" office:value-type="float" office:value="0.310981389817787" calcext:value-type="float">
            <text:p>0.3109813898</text:p>
          </table:table-cell>
          <table:table-cell table:formula="of:=[.D23]/([.B23]+[.D23])" office:value-type="float" office:value="0.0563252202931958" calcext:value-type="float">
            <text:p>0.0563252203</text:p>
          </table:table-cell>
          <table:table-cell table:formula="of:=([.E23]+(2*[.F23]))/(2*([.C23]+[.E23]+[.F23]))" office:value-type="float" office:value="0.0000334039932515452" calcext:value-type="float">
            <text:p>0.000033404</text:p>
          </table:table-cell>
          <table:table-cell table:formula="of:=([.P23]*[.Q23])+((1-[.P23])*[.R23])" office:value-type="float" office:value="0.0175391112615758" calcext:value-type="float">
            <text:p>0.0175391113</text:p>
          </table:table-cell>
          <table:table-cell table:formula="of:=[.S23]=[.M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0898569977951444" calcext:value-type="float">
            <text:p>0.0089856998</text:p>
          </table:table-cell>
          <table:table-cell office:value-type="float" office:value="0.233542094743986" calcext:value-type="float">
            <text:p>0.2335420947</text:p>
          </table:table-cell>
          <table:table-cell office:value-type="float" office:value="0.272709550087044" calcext:value-type="float">
            <text:p>0.2727095501</text:p>
          </table:table-cell>
          <table:table-cell office:value-type="float" office:value="0.0209853914924837" calcext:value-type="float">
            <text:p>0.0209853915</text:p>
          </table:table-cell>
          <table:table-cell office:value-type="float" office:value="0.0000245048614408863" calcext:value-type="float">
            <text:p>2.45048614408863E-05</text:p>
          </table:table-cell>
          <table:table-cell table:style-name="ce1" office:value-type="float" office:value="0.00000220193328046404" calcext:value-type="float">
            <text:p>2.20E-06</text:p>
          </table:table-cell>
          <table:table-cell/>
          <table:table-cell table:formula="of:=[.B24]+(2*[.C24])+[.D24]+(2*[.E24])+(2*[.F24])" office:value-type="float" office:value="0.8" calcext:value-type="float">
            <text:p>0.8</text:p>
          </table:table-cell>
          <table:table-cell table:formula="of:=[.A24]+[.D24]+[.E24]+(2*[.F24])" office:value-type="float" office:value="0.03" calcext:value-type="float">
            <text:p>0.03</text:p>
          </table:table-cell>
          <table:table-cell table:formula="of:=[.D24]+[.E24]+(2*[.F24])" office:value-type="float" office:value="0.0210143002204855" calcext:value-type="float">
            <text:p>0.0210143002</text:p>
          </table:table-cell>
          <table:table-cell table:formula="of:=([.J24]/[.I24])*100" office:value-type="float" office:value="70.0476674016185" calcext:value-type="float">
            <text:p>70.0476674016</text:p>
          </table:table-cell>
          <table:table-cell/>
          <table:table-cell table:formula="of:=[.J24]/[.H24]" office:value-type="float" office:value="0.0262678752756069" calcext:value-type="float">
            <text:p>0.0262678753</text:p>
          </table:table-cell>
          <table:table-cell table:formula="of:=([.B24]+[.D24])/([.C24]+[.E24]+[.F24])" office:value-type="float" office:value="0.933236706943625" calcext:value-type="float">
            <text:p>0.9332367069</text:p>
          </table:table-cell>
          <table:table-cell table:formula="of:=([.B24]+[.D24])/(2*[.C24]+2*[.E24]+2*[.F24])" office:value-type="float" office:value="0.466618353471813" calcext:value-type="float">
            <text:p>0.4666183535</text:p>
          </table:table-cell>
          <table:table-cell table:formula="of:=([.B24]+[.D24])/([.B24]+(2*[.C24])+[.D24]+(2*[.E24])+(2*[.F24]))" office:value-type="float" office:value="0.318159357795587" calcext:value-type="float">
            <text:p>0.3181593578</text:p>
          </table:table-cell>
          <table:table-cell table:formula="of:=[.D24]/([.B24]+[.D24])" office:value-type="float" office:value="0.0824484294516907" calcext:value-type="float">
            <text:p>0.0824484295</text:p>
          </table:table-cell>
          <table:table-cell table:formula="of:=([.E24]+(2*[.F24]))/(2*([.C24]+[.E24]+[.F24]))" office:value-type="float" office:value="0.0000529975888287319" calcext:value-type="float">
            <text:p>5.29975888287319E-05</text:p>
          </table:table-cell>
          <table:table-cell table:formula="of:=([.P24]*[.Q24])+((1-[.P24])*[.R24])" office:value-type="float" office:value="0.0262678752756069" calcext:value-type="float">
            <text:p>0.0262678753</text:p>
          </table:table-cell>
          <table:table-cell table:formula="of:=[.S24]=[.M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50863637632304" calcext:value-type="float">
            <text:p>0.0150863638</text:p>
          </table:table-cell>
          <table:table-cell office:value-type="float" office:value="0.231077584582622" calcext:value-type="float">
            <text:p>0.2310775846</text:p>
          </table:table-cell>
          <table:table-cell office:value-type="float" office:value="0.266984250482695" calcext:value-type="float">
            <text:p>0.2669842505</text:p>
          </table:table-cell>
          <table:table-cell office:value-type="float" office:value="0.0348612049854209" calcext:value-type="float">
            <text:p>0.034861205</text:p>
          </table:table-cell>
          <table:table-cell office:value-type="float" office:value="0.0000402782152183536" calcext:value-type="float">
            <text:p>4.02782152183536E-05</text:p>
          </table:table-cell>
          <table:table-cell table:style-name="ce1" office:value-type="float" office:value="0.00000607651806517766" calcext:value-type="float">
            <text:p>6.08E-06</text:p>
          </table:table-cell>
          <table:table-cell/>
          <table:table-cell table:formula="of:=[.B25]+(2*[.C25])+[.D25]+(2*[.E25])+(2*[.F25])" office:value-type="float" office:value="0.8" calcext:value-type="float">
            <text:p>0.8</text:p>
          </table:table-cell>
          <table:table-cell table:formula="of:=[.A25]+[.D25]+[.E25]+(2*[.F25])" office:value-type="float" office:value="0.05" calcext:value-type="float">
            <text:p>0.05</text:p>
          </table:table-cell>
          <table:table-cell table:formula="of:=[.D25]+[.E25]+(2*[.F25])" office:value-type="float" office:value="0.0349136362367696" calcext:value-type="float">
            <text:p>0.0349136362</text:p>
          </table:table-cell>
          <table:table-cell table:formula="of:=([.J25]/[.I25])*100" office:value-type="float" office:value="69.8272724735392" calcext:value-type="float">
            <text:p>69.8272724735</text:p>
          </table:table-cell>
          <table:table-cell/>
          <table:table-cell table:formula="of:=[.J25]/[.H25]" office:value-type="float" office:value="0.043642045295962" calcext:value-type="float">
            <text:p>0.0436420453</text:p>
          </table:table-cell>
          <table:table-cell table:formula="of:=([.B25]+[.D25])/([.C25]+[.E25]+[.F25])" office:value-type="float" office:value="0.995911271492449" calcext:value-type="float">
            <text:p>0.9959112715</text:p>
          </table:table-cell>
          <table:table-cell table:formula="of:=([.B25]+[.D25])/(2*[.C25]+2*[.E25]+2*[.F25])" office:value-type="float" office:value="0.497955635746224" calcext:value-type="float">
            <text:p>0.4979556357</text:p>
          </table:table-cell>
          <table:table-cell table:formula="of:=([.B25]+[.D25])/([.B25]+(2*[.C25])+[.D25]+(2*[.E25])+(2*[.F25]))" office:value-type="float" office:value="0.332423486960054" calcext:value-type="float">
            <text:p>0.332423487</text:p>
          </table:table-cell>
          <table:table-cell table:formula="of:=[.D25]/([.B25]+[.D25])" office:value-type="float" office:value="0.131087326681621" calcext:value-type="float">
            <text:p>0.1310873267</text:p>
          </table:table-cell>
          <table:table-cell table:formula="of:=([.E25]+(2*[.F25]))/(2*([.C25]+[.E25]+[.F25]))" office:value-type="float" office:value="0.0000981746105587817" calcext:value-type="float">
            <text:p>9.81746105587817E-05</text:p>
          </table:table-cell>
          <table:table-cell table:formula="of:=([.P25]*[.Q25])+((1-[.P25])*[.R25])" office:value-type="float" office:value="0.043642045295962" calcext:value-type="float">
            <text:p>0.0436420453</text:p>
          </table:table-cell>
          <table:table-cell table:formula="of:=[.S25]=[.M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44084440676076" calcext:value-type="float">
            <text:p>0.0244084441</text:p>
          </table:table-cell>
          <table:table-cell office:value-type="float" office:value="0.22737075392692" calcext:value-type="float">
            <text:p>0.2273707539</text:p>
          </table:table-cell>
          <table:table-cell office:value-type="float" office:value="0.25848729870648" calcext:value-type="float">
            <text:p>0.2584872987</text:p>
          </table:table-cell>
          <table:table-cell office:value-type="float" office:value="0.05549766329835" calcext:value-type="float">
            <text:p>0.0554976633</text:p>
          </table:table-cell>
          <table:table-cell office:value-type="float" office:value="0.000063092727726641" calcext:value-type="float">
            <text:p>6.3092727726641E-05</text:p>
          </table:table-cell>
          <table:table-cell table:style-name="ce1" office:value-type="float" office:value="0.0000153999531578851" calcext:value-type="float">
            <text:p>1.54E-05</text:p>
          </table:table-cell>
          <table:table-cell/>
          <table:table-cell table:formula="of:=[.B26]+(2*[.C26])+[.D26]+(2*[.E26])+(2*[.F26])" office:value-type="float" office:value="0.8" calcext:value-type="float">
            <text:p>0.8</text:p>
          </table:table-cell>
          <table:table-cell table:formula="of:=[.A26]+[.D26]+[.E26]+(2*[.F26])" office:value-type="float" office:value="0.08" calcext:value-type="float">
            <text:p>0.08</text:p>
          </table:table-cell>
          <table:table-cell table:formula="of:=[.D26]+[.E26]+(2*[.F26])" office:value-type="float" office:value="0.0555915559323924" calcext:value-type="float">
            <text:p>0.0555915559</text:p>
          </table:table-cell>
          <table:table-cell table:formula="of:=([.J26]/[.I26])*100" office:value-type="float" office:value="69.4894449154905" calcext:value-type="float">
            <text:p>69.4894449155</text:p>
          </table:table-cell>
          <table:table-cell/>
          <table:table-cell table:formula="of:=[.J26]/[.H26]" office:value-type="float" office:value="0.0694894449154905" calcext:value-type="float">
            <text:p>0.0694894449</text:p>
          </table:table-cell>
          <table:table-cell table:formula="of:=([.B26]+[.D26])/([.C26]+[.E26]+[.F26])" office:value-type="float" office:value="1.09399010482983" calcext:value-type="float">
            <text:p>1.0939901048</text:p>
          </table:table-cell>
          <table:table-cell table:formula="of:=([.B26]+[.D26])/(2*[.C26]+2*[.E26]+2*[.F26])" office:value-type="float" office:value="0.546995052414913" calcext:value-type="float">
            <text:p>0.5469950524</text:p>
          </table:table-cell>
          <table:table-cell table:formula="of:=([.B26]+[.D26])/([.B26]+(2*[.C26])+[.D26]+(2*[.E26])+(2*[.F26]))" office:value-type="float" office:value="0.353585521531588" calcext:value-type="float">
            <text:p>0.3535855215</text:p>
          </table:table-cell>
          <table:table-cell table:formula="of:=[.D26]/([.B26]+[.D26])" office:value-type="float" office:value="0.196196039991813" calcext:value-type="float">
            <text:p>0.19619604</text:p>
          </table:table-cell>
          <table:table-cell table:formula="of:=([.E26]+(2*[.F26]))/(2*([.C26]+[.E26]+[.F26]))" office:value-type="float" office:value="0.000181564300402268" calcext:value-type="float">
            <text:p>0.0001815643</text:p>
          </table:table-cell>
          <table:table-cell table:formula="of:=([.P26]*[.Q26])+((1-[.P26])*[.R26])" office:value-type="float" office:value="0.0694894449154905" calcext:value-type="float">
            <text:p>0.0694894449</text:p>
          </table:table-cell>
          <table:table-cell table:formula="of:=[.S26]=[.M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307407026872948" calcext:value-type="float">
            <text:p>0.0307407027</text:p>
          </table:table-cell>
          <table:table-cell office:value-type="float" office:value="0.224893245479869" calcext:value-type="float">
            <text:p>0.2248932455</text:p>
          </table:table-cell>
          <table:table-cell office:value-type="float" office:value="0.252884859312342" calcext:value-type="float">
            <text:p>0.2528848593</text:p>
          </table:table-cell>
          <table:table-cell office:value-type="float" office:value="0.0691337639567745" calcext:value-type="float">
            <text:p>0.069133764</text:p>
          </table:table-cell>
          <table:table-cell office:value-type="float" office:value="0.0000777385827423909" calcext:value-type="float">
            <text:p>7.77385827423909E-05</text:p>
          </table:table-cell>
          <table:table-cell table:style-name="ce1" office:value-type="float" office:value="0.0000238973865941551" calcext:value-type="float">
            <text:p>2.39E-05</text:p>
          </table:table-cell>
          <table:table-cell/>
          <table:table-cell table:formula="of:=[.B27]+(2*[.C27])+[.D27]+(2*[.E27])+(2*[.F27])" office:value-type="float" office:value="0.8" calcext:value-type="float">
            <text:p>0.8</text:p>
          </table:table-cell>
          <table:table-cell table:formula="of:=[.A27]+[.D27]+[.E27]+(2*[.F27])" office:value-type="float" office:value="0.1" calcext:value-type="float">
            <text:p>0.1</text:p>
          </table:table-cell>
          <table:table-cell table:formula="of:=[.D27]+[.E27]+(2*[.F27])" office:value-type="float" office:value="0.0692592973127052" calcext:value-type="float">
            <text:p>0.0692592973</text:p>
          </table:table-cell>
          <table:table-cell table:formula="of:=([.J27]/[.I27])*100" office:value-type="float" office:value="69.2592973127052" calcext:value-type="float">
            <text:p>69.2592973127</text:p>
          </table:table-cell>
          <table:table-cell/>
          <table:table-cell table:formula="of:=[.J27]/[.H27]" office:value-type="float" office:value="0.0865741216408815" calcext:value-type="float">
            <text:p>0.0865741216</text:p>
          </table:table-cell>
          <table:table-cell table:formula="of:=([.B27]+[.D27])/([.C27]+[.E27]+[.F27])" office:value-type="float" office:value="1.16222413022193" calcext:value-type="float">
            <text:p>1.1622241302</text:p>
          </table:table-cell>
          <table:table-cell table:formula="of:=([.B27]+[.D27])/(2*[.C27]+2*[.E27]+2*[.F27])" office:value-type="float" office:value="0.581112065110964" calcext:value-type="float">
            <text:p>0.5811120651</text:p>
          </table:table-cell>
          <table:table-cell table:formula="of:=([.B27]+[.D27])/([.B27]+(2*[.C27])+[.D27]+(2*[.E27])+(2*[.F27]))" office:value-type="float" office:value="0.367533761795804" calcext:value-type="float">
            <text:p>0.3675337618</text:p>
          </table:table-cell>
          <table:table-cell table:formula="of:=[.D27]/([.B27]+[.D27])" office:value-type="float" office:value="0.235127256129412" calcext:value-type="float">
            <text:p>0.2351272561</text:p>
          </table:table-cell>
          <table:table-cell table:formula="of:=([.E27]+(2*[.F27]))/(2*([.C27]+[.E27]+[.F27]))" office:value-type="float" office:value="0.000248102879544875" calcext:value-type="float">
            <text:p>0.0002481029</text:p>
          </table:table-cell>
          <table:table-cell table:formula="of:=([.P27]*[.Q27])+((1-[.P27])*[.R27])" office:value-type="float" office:value="0.0865741216408815" calcext:value-type="float">
            <text:p>0.0865741216</text:p>
          </table:table-cell>
          <table:table-cell table:formula="of:=[.S27]=[.M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63906562449188" calcext:value-type="float">
            <text:p>0.0639065624</text:p>
          </table:table-cell>
          <table:table-cell office:value-type="float" office:value="0.212442822544459" calcext:value-type="float">
            <text:p>0.2124428225</text:p>
          </table:table-cell>
          <table:table-cell office:value-type="float" office:value="0.225659764253282" calcext:value-type="float">
            <text:p>0.2256597643</text:p>
          </table:table-cell>
          <table:table-cell office:value-type="float" office:value="0.135764905058192" calcext:value-type="float">
            <text:p>0.1357649051</text:p>
          </table:table-cell>
          <table:table-cell office:value-type="float" office:value="0.000144211398165214" calcext:value-type="float">
            <text:p>0.0001442114</text:p>
          </table:table-cell>
          <table:table-cell office:value-type="float" office:value="0.0000921605472272997" calcext:value-type="float">
            <text:p>9.21605472272997E-05</text:p>
          </table:table-cell>
          <table:table-cell/>
          <table:table-cell table:formula="of:=[.B28]+(2*[.C28])+[.D28]+(2*[.E28])+(2*[.F28])" office:value-type="float" office:value="0.8" calcext:value-type="float">
            <text:p>0.8</text:p>
          </table:table-cell>
          <table:table-cell table:formula="of:=[.A28]+[.D28]+[.E28]+(2*[.F28])" office:value-type="float" office:value="0.2" calcext:value-type="float">
            <text:p>0.2</text:p>
          </table:table-cell>
          <table:table-cell table:formula="of:=[.D28]+[.E28]+(2*[.F28])" office:value-type="float" office:value="0.136093437550812" calcext:value-type="float">
            <text:p>0.1360934376</text:p>
          </table:table-cell>
          <table:table-cell table:formula="of:=([.J28]/[.I28])*100" office:value-type="float" office:value="68.046718775406" calcext:value-type="float">
            <text:p>68.0467187754</text:p>
          </table:table-cell>
          <table:table-cell/>
          <table:table-cell table:formula="of:=[.J28]/[.H28]" office:value-type="float" office:value="0.170116796938515" calcext:value-type="float">
            <text:p>0.1701167969</text:p>
          </table:table-cell>
          <table:table-cell table:formula="of:=([.B28]+[.D28])/([.C28]+[.E28]+[.F28])" office:value-type="float" office:value="1.5414505686649" calcext:value-type="float">
            <text:p>1.5414505687</text:p>
          </table:table-cell>
          <table:table-cell table:formula="of:=([.B28]+[.D28])/(2*[.C28]+2*[.E28]+2*[.F28])" office:value-type="float" office:value="0.770725284332451" calcext:value-type="float">
            <text:p>0.7707252843</text:p>
          </table:table-cell>
          <table:table-cell table:formula="of:=([.B28]+[.D28])/([.B28]+(2*[.C28])+[.D28]+(2*[.E28])+(2*[.F28]))" office:value-type="float" office:value="0.435259659503314" calcext:value-type="float">
            <text:p>0.4352596595</text:p>
          </table:table-cell>
          <table:table-cell table:formula="of:=[.D28]/([.B28]+[.D28])" office:value-type="float" office:value="0.389896301247849" calcext:value-type="float">
            <text:p>0.3898963012</text:p>
          </table:table-cell>
          <table:table-cell table:formula="of:=([.E28]+(2*[.F28]))/(2*([.C28]+[.E28]+[.F28]))" office:value-type="float" office:value="0.000727175989258335" calcext:value-type="float">
            <text:p>0.000727176</text:p>
          </table:table-cell>
          <table:table-cell table:formula="of:=([.P28]*[.Q28])+((1-[.P28])*[.R28])" office:value-type="float" office:value="0.170116796938515" calcext:value-type="float">
            <text:p>0.1701167969</text:p>
          </table:table-cell>
          <table:table-cell table:formula="of:=[.S28]=[.M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98256159761246" calcext:value-type="float">
            <text:p>0.099825616</text:p>
          </table:table-cell>
          <table:table-cell office:value-type="float" office:value="0.199925211619832" calcext:value-type="float">
            <text:p>0.1999252116</text:p>
          </table:table-cell>
          <table:table-cell office:value-type="float" office:value="0.199850451206173" calcext:value-type="float">
            <text:p>0.1998504512</text:p>
          </table:table-cell>
          <table:table-cell office:value-type="float" office:value="0.199576573991068" calcext:value-type="float">
            <text:p>0.199576574</text:p>
          </table:table-cell>
          <table:table-cell office:value-type="float" office:value="0.000199501943947626" calcext:value-type="float">
            <text:p>0.0001995019</text:p>
          </table:table-cell>
          <table:table-cell office:value-type="float" office:value="0.00019915404443006" calcext:value-type="float">
            <text:p>0.000199154</text:p>
          </table:table-cell>
          <table:table-cell/>
          <table:table-cell table:formula="of:=[.B29]+(2*[.C29])+[.D29]+(2*[.E29])+(2*[.F29])" office:value-type="float" office:value="0.8" calcext:value-type="float">
            <text:p>0.8</text:p>
          </table:table-cell>
          <table:table-cell table:formula="of:=[.A29]+[.D29]+[.E29]+(2*[.F29])" office:value-type="float" office:value="0.3" calcext:value-type="float">
            <text:p>0.3</text:p>
          </table:table-cell>
          <table:table-cell table:formula="of:=[.D29]+[.E29]+(2*[.F29])" office:value-type="float" office:value="0.200174384023875" calcext:value-type="float">
            <text:p>0.200174384</text:p>
          </table:table-cell>
          <table:table-cell table:formula="of:=([.J29]/[.I29])*100" office:value-type="float" office:value="66.7247946746251" calcext:value-type="float">
            <text:p>66.7247946746</text:p>
          </table:table-cell>
          <table:table-cell/>
          <table:table-cell table:formula="of:=[.J29]/[.H29]" office:value-type="float" office:value="0.250217980029844" calcext:value-type="float">
            <text:p>0.25021798</text:p>
          </table:table-cell>
          <table:table-cell table:formula="of:=([.B29]+[.D29])/([.C29]+[.E29]+[.F29])" office:value-type="float" office:value="1.99502405382895" calcext:value-type="float">
            <text:p>1.9950240538</text:p>
          </table:table-cell>
          <table:table-cell table:formula="of:=([.B29]+[.D29])/(2*[.C29]+2*[.E29]+2*[.F29])" office:value-type="float" office:value="0.997512026914474" calcext:value-type="float">
            <text:p>0.9975120269</text:p>
          </table:table-cell>
          <table:table-cell table:formula="of:=([.B29]+[.D29])/([.B29]+(2*[.C29])+[.D29]+(2*[.E29])+(2*[.F29]))" office:value-type="float" office:value="0.499377232013624" calcext:value-type="float">
            <text:p>0.499377232</text:p>
          </table:table-cell>
          <table:table-cell table:formula="of:=[.D29]/([.B29]+[.D29])" office:value-type="float" office:value="0.499563659486239" calcext:value-type="float">
            <text:p>0.4995636595</text:p>
          </table:table-cell>
          <table:table-cell table:formula="of:=([.E29]+(2*[.F29]))/(2*([.C29]+[.E29]+[.F29]))" office:value-type="float" office:value="0.00149266591292951" calcext:value-type="float">
            <text:p>0.0014926659</text:p>
          </table:table-cell>
          <table:table-cell table:formula="of:=([.P29]*[.Q29])+((1-[.P29])*[.R29])" office:value-type="float" office:value="0.250217980029844" calcext:value-type="float">
            <text:p>0.25021798</text:p>
          </table:table-cell>
          <table:table-cell table:formula="of:=[.S29]=[.M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81373601701263" calcext:value-type="float">
            <text:p>0.1813736017</text:p>
          </table:table-cell>
          <table:table-cell office:value-type="float" office:value="0.174965771175666" calcext:value-type="float">
            <text:p>0.1749657712</text:p>
          </table:table-cell>
          <table:table-cell office:value-type="float" office:value="0.153065105415478" calcext:value-type="float">
            <text:p>0.1530651054</text:p>
          </table:table-cell>
          <table:table-cell office:value-type="float" office:value="0.317341720925696" calcext:value-type="float">
            <text:p>0.3173417209</text:p>
          </table:table-cell>
          <table:table-cell office:value-type="float" office:value="0.000277619694639888" calcext:value-type="float">
            <text:p>0.0002776197</text:p>
          </table:table-cell>
          <table:table-cell office:value-type="float" office:value="0.000503528839200413" calcext:value-type="float">
            <text:p>0.0005035288</text:p>
          </table:table-cell>
          <table:table-cell/>
          <table:table-cell table:formula="of:=[.B30]+(2*[.C30])+[.D30]+(2*[.E30])+(2*[.F30])" office:value-type="float" office:value="0.8" calcext:value-type="float">
            <text:p>0.8</text:p>
          </table:table-cell>
          <table:table-cell table:formula="of:=[.A30]+[.D30]+[.E30]+(2*[.F30])" office:value-type="float" office:value="0.5" calcext:value-type="float">
            <text:p>0.5</text:p>
          </table:table-cell>
          <table:table-cell table:formula="of:=[.D30]+[.E30]+(2*[.F30])" office:value-type="float" office:value="0.318626398298737" calcext:value-type="float">
            <text:p>0.3186263983</text:p>
          </table:table-cell>
          <table:table-cell table:formula="of:=([.J30]/[.I30])*100" office:value-type="float" office:value="63.7252796597474" calcext:value-type="float">
            <text:p>63.7252796597</text:p>
          </table:table-cell>
          <table:table-cell/>
          <table:table-cell table:formula="of:=[.J30]/[.H30]" office:value-type="float" office:value="0.398282997873421" calcext:value-type="float">
            <text:p>0.3982829979</text:p>
          </table:table-cell>
          <table:table-cell table:formula="of:=([.B30]+[.D30])/([.C30]+[.E30]+[.F30])" office:value-type="float" office:value="3.19999661651523" calcext:value-type="float">
            <text:p>3.1999966165</text:p>
          </table:table-cell>
          <table:table-cell table:formula="of:=([.B30]+[.D30])/(2*[.C30]+2*[.E30]+2*[.F30])" office:value-type="float" office:value="1.59999830825762" calcext:value-type="float">
            <text:p>1.5999983083</text:p>
          </table:table-cell>
          <table:table-cell table:formula="of:=([.B30]+[.D30])/([.B30]+(2*[.C30])+[.D30]+(2*[.E30])+(2*[.F30]))" office:value-type="float" office:value="0.615384365126703" calcext:value-type="float">
            <text:p>0.6153843651</text:p>
          </table:table-cell>
          <table:table-cell table:formula="of:=[.D30]/([.B30]+[.D30])" office:value-type="float" office:value="0.644600632769484" calcext:value-type="float">
            <text:p>0.6446006328</text:p>
          </table:table-cell>
          <table:table-cell table:formula="of:=([.E30]+(2*[.F30]))/(2*([.C30]+[.E30]+[.F30]))" office:value-type="float" office:value="0.00417519874570337" calcext:value-type="float">
            <text:p>0.0041751987</text:p>
          </table:table-cell>
          <table:table-cell table:formula="of:=([.P30]*[.Q30])+((1-[.P30])*[.R30])" office:value-type="float" office:value="0.398282997873421" calcext:value-type="float">
            <text:p>0.3982829979</text:p>
          </table:table-cell>
          <table:table-cell table:formula="of:=[.S30]=[.M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333379365398822" calcext:value-type="float">
            <text:p>0.3333793654</text:p>
          </table:table-cell>
          <table:table-cell office:value-type="float" office:value="0.139223747607948" calcext:value-type="float">
            <text:p>0.1392237476</text:p>
          </table:table-cell>
          <table:table-cell office:value-type="float" office:value="0.0969162594900087" calcext:value-type="float">
            <text:p>0.0969162595</text:p>
          </table:table-cell>
          <table:table-cell office:value-type="float" office:value="0.464143246259836" calcext:value-type="float">
            <text:p>0.4641432463</text:p>
          </table:table-cell>
          <table:table-cell office:value-type="float" office:value="0.000323098810856066" calcext:value-type="float">
            <text:p>0.0003230988</text:p>
          </table:table-cell>
          <table:table-cell office:value-type="float" office:value="0.00107714476524309" calcext:value-type="float">
            <text:p>0.0010771448</text:p>
          </table:table-cell>
          <table:table-cell/>
          <table:table-cell table:formula="of:=[.B31]+(2*[.C31])+[.D31]+(2*[.E31])+(2*[.F31])" office:value-type="float" office:value="0.8" calcext:value-type="float">
            <text:p>0.8</text:p>
          </table:table-cell>
          <table:table-cell table:formula="of:=[.A31]+[.D31]+[.E31]+(2*[.F31])" office:value-type="float" office:value="0.8" calcext:value-type="float">
            <text:p>0.8</text:p>
          </table:table-cell>
          <table:table-cell table:formula="of:=[.D31]+[.E31]+(2*[.F31])" office:value-type="float" office:value="0.466620634601178" calcext:value-type="float">
            <text:p>0.4666206346</text:p>
          </table:table-cell>
          <table:table-cell table:formula="of:=([.J31]/[.I31])*100" office:value-type="float" office:value="58.3275793251473" calcext:value-type="float">
            <text:p>58.3275793251</text:p>
          </table:table-cell>
          <table:table-cell/>
          <table:table-cell table:formula="of:=[.J31]/[.H31]" office:value-type="float" office:value="0.583275793251473" calcext:value-type="float">
            <text:p>0.5832757933</text:p>
          </table:table-cell>
          <table:table-cell table:formula="of:=([.B31]+[.D31])/([.C31]+[.E31]+[.F31])" office:value-type="float" office:value="6.13698590827708" calcext:value-type="float">
            <text:p>6.1369859083</text:p>
          </table:table-cell>
          <table:table-cell table:formula="of:=([.B31]+[.D31])/(2*[.C31]+2*[.E31]+2*[.F31])" office:value-type="float" office:value="3.06849295413854" calcext:value-type="float">
            <text:p>3.0684929541</text:p>
          </table:table-cell>
          <table:table-cell table:formula="of:=([.B31]+[.D31])/([.B31]+(2*[.C31])+[.D31]+(2*[.E31])+(2*[.F31]))" office:value-type="float" office:value="0.75420874233473" calcext:value-type="float">
            <text:p>0.7542087423</text:p>
          </table:table-cell>
          <table:table-cell table:formula="of:=[.D31]/([.B31]+[.D31])" office:value-type="float" office:value="0.76925528074468" calcext:value-type="float">
            <text:p>0.7692552807</text:p>
          </table:table-cell>
          <table:table-cell table:formula="of:=([.E31]+(2*[.F31]))/(2*([.C31]+[.E31]+[.F31]))" office:value-type="float" office:value="0.0125990462642699" calcext:value-type="float">
            <text:p>0.0125990463</text:p>
          </table:table-cell>
          <table:table-cell table:formula="of:=([.P31]*[.Q31])+((1-[.P31])*[.R31])" office:value-type="float" office:value="0.583275793251473" calcext:value-type="float">
            <text:p>0.5832757933</text:p>
          </table:table-cell>
          <table:table-cell table:formula="of:=[.S31]=[.M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57359190246717" calcext:value-type="float">
            <text:p>0.4573591902</text:p>
          </table:table-cell>
          <table:table-cell office:value-type="float" office:value="0.117940792017371" calcext:value-type="float">
            <text:p>0.117940792</text:p>
          </table:table-cell>
          <table:table-cell office:value-type="float" office:value="0.0695501521084238" calcext:value-type="float">
            <text:p>0.0695501521</text:p>
          </table:table-cell>
          <table:table-cell office:value-type="float" office:value="0.539413051341212" calcext:value-type="float">
            <text:p>0.5394130513</text:p>
          </table:table-cell>
          <table:table-cell office:value-type="float" office:value="0.000318094012498447" calcext:value-type="float">
            <text:p>0.000318094</text:p>
          </table:table-cell>
          <table:table-cell office:value-type="float" office:value="0.00145483219978619" calcext:value-type="float">
            <text:p>0.0014548322</text:p>
          </table:table-cell>
          <table:table-cell/>
          <table:table-cell table:formula="of:=[.B32]+(2*[.C32])+[.D32]+(2*[.E32])+(2*[.F32])" office:value-type="float" office:value="0.8" calcext:value-type="float">
            <text:p>0.8</text:p>
          </table:table-cell>
          <table:table-cell table:formula="of:=[.A32]+[.D32]+[.E32]+(2*[.F32])" office:value-type="float" office:value="1" calcext:value-type="float">
            <text:p>1</text:p>
          </table:table-cell>
          <table:table-cell table:formula="of:=[.D32]+[.E32]+(2*[.F32])" office:value-type="float" office:value="0.542640809753283" calcext:value-type="float">
            <text:p>0.5426408098</text:p>
          </table:table-cell>
          <table:table-cell table:formula="of:=([.J32]/[.I32])*100" office:value-type="float" office:value="54.2640809753283" calcext:value-type="float">
            <text:p>54.2640809753</text:p>
          </table:table-cell>
          <table:table-cell/>
          <table:table-cell table:formula="of:=[.J32]/[.H32]" office:value-type="float" office:value="0.678301012191604" calcext:value-type="float">
            <text:p>0.6783010122</text:p>
          </table:table-cell>
          <table:table-cell table:formula="of:=([.B32]+[.D32])/([.C32]+[.E32]+[.F32])" office:value-type="float" office:value="9.2165657853795" calcext:value-type="float">
            <text:p>9.2165657854</text:p>
          </table:table-cell>
          <table:table-cell table:formula="of:=([.B32]+[.D32])/(2*[.C32]+2*[.E32]+2*[.F32])" office:value-type="float" office:value="4.60828289268975" calcext:value-type="float">
            <text:p>4.6082828927</text:p>
          </table:table-cell>
          <table:table-cell table:formula="of:=([.B32]+[.D32])/([.B32]+(2*[.C32])+[.D32]+(2*[.E32])+(2*[.F32]))" office:value-type="float" office:value="0.821692304198229" calcext:value-type="float">
            <text:p>0.8216923042</text:p>
          </table:table-cell>
          <table:table-cell table:formula="of:=[.D32]/([.B32]+[.D32])" office:value-type="float" office:value="0.820582486572555" calcext:value-type="float">
            <text:p>0.8205824866</text:p>
          </table:table-cell>
          <table:table-cell table:formula="of:=([.E32]+(2*[.F32]))/(2*([.C32]+[.E32]+[.F32]))" office:value-type="float" office:value="0.0226277278551903" calcext:value-type="float">
            <text:p>0.0226277279</text:p>
          </table:table-cell>
          <table:table-cell table:formula="of:=([.P32]*[.Q32])+((1-[.P32])*[.R32])" office:value-type="float" office:value="0.678301012191604" calcext:value-type="float">
            <text:p>0.6783010122</text:p>
          </table:table-cell>
          <table:table-cell table:formula="of:=[.S32]=[.M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2857502264908" calcext:value-type="float">
            <text:p>1.2857502265</text:p>
          </table:table-cell>
          <table:table-cell office:value-type="float" office:value="0.0551450093752065" calcext:value-type="float">
            <text:p>0.0551450094</text:p>
          </table:table-cell>
          <table:table-cell office:value-type="float" office:value="0.0152048602949581" calcext:value-type="float">
            <text:p>0.0152048603</text:p>
          </table:table-cell>
          <table:table-cell office:value-type="float" office:value="0.709027082940092" calcext:value-type="float">
            <text:p>0.7090270829</text:p>
          </table:table-cell>
          <table:table-cell office:value-type="float" office:value="0.000195496525680033" calcext:value-type="float">
            <text:p>0.0001954965</text:p>
          </table:table-cell>
          <table:table-cell office:value-type="float" office:value="0.00251359702171268" calcext:value-type="float">
            <text:p>0.002513597</text:p>
          </table:table-cell>
          <table:table-cell/>
          <table:table-cell table:formula="of:=[.B33]+(2*[.C33])+[.D33]+(2*[.E33])+(2*[.F33])" office:value-type="float" office:value="0.8" calcext:value-type="float">
            <text:p>0.8</text:p>
          </table:table-cell>
          <table:table-cell table:formula="of:=[.A33]+[.D33]+[.E33]+(2*[.F33])" office:value-type="float" office:value="2" calcext:value-type="float">
            <text:p>2</text:p>
          </table:table-cell>
          <table:table-cell table:formula="of:=[.D33]+[.E33]+(2*[.F33])" office:value-type="float" office:value="0.714249773509197" calcext:value-type="float">
            <text:p>0.7142497735</text:p>
          </table:table-cell>
          <table:table-cell table:formula="of:=([.J33]/[.I33])*100" office:value-type="float" office:value="35.7124886754599" calcext:value-type="float">
            <text:p>35.7124886755</text:p>
          </table:table-cell>
          <table:table-cell/>
          <table:table-cell table:formula="of:=[.J33]/[.H33]" office:value-type="float" office:value="0.892812216886497" calcext:value-type="float">
            <text:p>0.8928122169</text:p>
          </table:table-cell>
          <table:table-cell table:formula="of:=([.B33]+[.D33])/([.C33]+[.E33]+[.F33])" office:value-type="float" office:value="42.6579246011398" calcext:value-type="float">
            <text:p>42.6579246011</text:p>
          </table:table-cell>
          <table:table-cell table:formula="of:=([.B33]+[.D33])/(2*[.C33]+2*[.E33]+2*[.F33])" office:value-type="float" office:value="21.3289623005699" calcext:value-type="float">
            <text:p>21.3289623006</text:p>
          </table:table-cell>
          <table:table-cell table:formula="of:=([.B33]+[.D33])/([.B33]+(2*[.C33])+[.D33]+(2*[.E33])+(2*[.F33]))" office:value-type="float" office:value="0.955215115394123" calcext:value-type="float">
            <text:p>0.9552151154</text:p>
          </table:table-cell>
          <table:table-cell table:formula="of:=[.D33]/([.B33]+[.D33])" office:value-type="float" office:value="0.927836923214341" calcext:value-type="float">
            <text:p>0.9278369232</text:p>
          </table:table-cell>
          <table:table-cell table:formula="of:=([.E33]+(2*[.F33]))/(2*([.C33]+[.E33]+[.F33]))" office:value-type="float" office:value="0.14577157603137" calcext:value-type="float">
            <text:p>0.145771576</text:p>
          </table:table-cell>
          <table:table-cell table:formula="of:=([.P33]*[.Q33])+((1-[.P33])*[.R33])" office:value-type="float" office:value="0.892812216886497" calcext:value-type="float">
            <text:p>0.8928122169</text:p>
          </table:table-cell>
          <table:table-cell table:formula="of:=[.S33]=[.M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24467074785971" calcext:value-type="float">
            <text:p>2.2446707479</text:p>
          </table:table-cell>
          <table:table-cell office:value-type="float" office:value="0.033393998348966" calcext:value-type="float">
            <text:p>0.0333939983</text:p>
          </table:table-cell>
          <table:table-cell office:value-type="float" office:value="0.00557579562865374" calcext:value-type="float">
            <text:p>0.0055757956</text:p>
          </table:table-cell>
          <table:table-cell office:value-type="float" office:value="0.749585312479996" calcext:value-type="float">
            <text:p>0.7495853125</text:p>
          </table:table-cell>
          <table:table-cell office:value-type="float" office:value="0.000125158253436831" calcext:value-type="float">
            <text:p>0.0001251583</text:p>
          </table:table-cell>
          <table:table-cell office:value-type="float" office:value="0.00280939070342866" calcext:value-type="float">
            <text:p>0.0028093907</text:p>
          </table:table-cell>
          <table:table-cell/>
          <table:table-cell table:formula="of:=[.B34]+(2*[.C34])+[.D34]+(2*[.E34])+(2*[.F34])" office:value-type="float" office:value="0.8" calcext:value-type="float">
            <text:p>0.8</text:p>
          </table:table-cell>
          <table:table-cell table:formula="of:=[.A34]+[.D34]+[.E34]+(2*[.F34])" office:value-type="float" office:value="3" calcext:value-type="float">
            <text:p>3</text:p>
          </table:table-cell>
          <table:table-cell table:formula="of:=[.D34]+[.E34]+(2*[.F34])" office:value-type="float" office:value="0.75532925214029" calcext:value-type="float">
            <text:p>0.7553292521</text:p>
          </table:table-cell>
          <table:table-cell table:formula="of:=([.J34]/[.I34])*100" office:value-type="float" office:value="25.1776417380097" calcext:value-type="float">
            <text:p>25.177641738</text:p>
          </table:table-cell>
          <table:table-cell/>
          <table:table-cell table:formula="of:=[.J34]/[.H34]" office:value-type="float" office:value="0.944161565175362" calcext:value-type="float">
            <text:p>0.9441615652</text:p>
          </table:table-cell>
          <table:table-cell table:formula="of:=([.B34]+[.D34])/([.C34]+[.E34]+[.F34])" office:value-type="float" office:value="92.0032441649001" calcext:value-type="float">
            <text:p>92.0032441649</text:p>
          </table:table-cell>
          <table:table-cell table:formula="of:=([.B34]+[.D34])/(2*[.C34]+2*[.E34]+2*[.F34])" office:value-type="float" office:value="46.0016220824501" calcext:value-type="float">
            <text:p>46.0016220825</text:p>
          </table:table-cell>
          <table:table-cell table:formula="of:=([.B34]+[.D34])/([.B34]+(2*[.C34])+[.D34]+(2*[.E34])+(2*[.F34]))" office:value-type="float" office:value="0.978724138536202" calcext:value-type="float">
            <text:p>0.9787241385</text:p>
          </table:table-cell>
          <table:table-cell table:formula="of:=[.D34]/([.B34]+[.D34])" office:value-type="float" office:value="0.957350088454303" calcext:value-type="float">
            <text:p>0.9573500885</text:p>
          </table:table-cell>
          <table:table-cell table:formula="of:=([.E34]+(2*[.F34]))/(2*([.C34]+[.E34]+[.F34]))" office:value-type="float" office:value="0.337468101471928" calcext:value-type="float">
            <text:p>0.3374681015</text:p>
          </table:table-cell>
          <table:table-cell table:formula="of:=([.P34]*[.Q34])+((1-[.P34])*[.R34])" office:value-type="float" office:value="0.944161565175362" calcext:value-type="float">
            <text:p>0.9441615652</text:p>
          </table:table-cell>
          <table:table-cell table:formula="of:=[.S34]=[.M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22170929149984" calcext:value-type="float">
            <text:p>4.2217092915</text:p>
          </table:table-cell>
          <table:table-cell office:value-type="float" office:value="0.0182925025169334" calcext:value-type="float">
            <text:p>0.0182925025</text:p>
          </table:table-cell>
          <table:table-cell office:value-type="float" office:value="0.00167307824166008" calcext:value-type="float">
            <text:p>0.0016730782</text:p>
          </table:table-cell>
          <table:table-cell office:value-type="float" office:value="0.772256278405219" calcext:value-type="float">
            <text:p>0.7722562784</text:p>
          </table:table-cell>
          <table:table-cell office:value-type="float" office:value="0.0000706324995822255" calcext:value-type="float">
            <text:p>7.06324995822255E-05</text:p>
          </table:table-cell>
          <table:table-cell office:value-type="float" office:value="0.0029818987976814" calcext:value-type="float">
            <text:p>0.0029818988</text:p>
          </table:table-cell>
          <table:table-cell/>
          <table:table-cell table:formula="of:=[.B35]+(2*[.C35])+[.D35]+(2*[.E35])+(2*[.F35])" office:value-type="float" office:value="0.8" calcext:value-type="float">
            <text:p>0.8</text:p>
          </table:table-cell>
          <table:table-cell table:formula="of:=[.A35]+[.D35]+[.E35]+(2*[.F35])" office:value-type="float" office:value="5" calcext:value-type="float">
            <text:p>5</text:p>
          </table:table-cell>
          <table:table-cell table:formula="of:=[.D35]+[.E35]+(2*[.F35])" office:value-type="float" office:value="0.778290708500164" calcext:value-type="float">
            <text:p>0.7782907085</text:p>
          </table:table-cell>
          <table:table-cell table:formula="of:=([.J35]/[.I35])*100" office:value-type="float" office:value="15.5658141700033" calcext:value-type="float">
            <text:p>15.56581417</text:p>
          </table:table-cell>
          <table:table-cell/>
          <table:table-cell table:formula="of:=[.J35]/[.H35]" office:value-type="float" office:value="0.972863385625205" calcext:value-type="float">
            <text:p>0.9728633856</text:p>
          </table:table-cell>
          <table:table-cell table:formula="of:=([.B35]+[.D35])/([.C35]+[.E35]+[.F35])" office:value-type="float" office:value="167.290330360686" calcext:value-type="float">
            <text:p>167.2903303607</text:p>
          </table:table-cell>
          <table:table-cell table:formula="of:=([.B35]+[.D35])/(2*[.C35]+2*[.E35]+2*[.F35])" office:value-type="float" office:value="83.6451651803428" calcext:value-type="float">
            <text:p>83.6451651803</text:p>
          </table:table-cell>
          <table:table-cell table:formula="of:=([.B35]+[.D35])/([.B35]+(2*[.C35])+[.D35]+(2*[.E35])+(2*[.F35]))" office:value-type="float" office:value="0.988185976152691" calcext:value-type="float">
            <text:p>0.9881859762</text:p>
          </table:table-cell>
          <table:table-cell table:formula="of:=[.D35]/([.B35]+[.D35])" office:value-type="float" office:value="0.976861007241583" calcext:value-type="float">
            <text:p>0.9768610072</text:p>
          </table:table-cell>
          <table:table-cell table:formula="of:=([.E35]+(2*[.F35]))/(2*([.C35]+[.E35]+[.F35]))" office:value-type="float" office:value="0.638481665194816" calcext:value-type="float">
            <text:p>0.6384816652</text:p>
          </table:table-cell>
          <table:table-cell table:formula="of:=([.P35]*[.Q35])+((1-[.P35])*[.R35])" office:value-type="float" office:value="0.972863385625205" calcext:value-type="float">
            <text:p>0.9728633856</text:p>
          </table:table-cell>
          <table:table-cell table:formula="of:=[.S35]=[.M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21205744959343" calcext:value-type="float">
            <text:p>7.2120574496</text:p>
          </table:table-cell>
          <table:table-cell office:value-type="float" office:value="0.0108400169330654" calcext:value-type="float">
            <text:p>0.0108400169</text:p>
          </table:table-cell>
          <table:table-cell office:value-type="float" office:value="0.000587529835545688" calcext:value-type="float">
            <text:p>0.0005875298</text:p>
          </table:table-cell>
          <table:table-cell office:value-type="float" office:value="0.781788248758331" calcext:value-type="float">
            <text:p>0.7817882488</text:p>
          </table:table-cell>
          <table:table-cell office:value-type="float" office:value="0.0000423729892730569" calcext:value-type="float">
            <text:p>0.000042373</text:p>
          </table:table-cell>
          <table:table-cell office:value-type="float" office:value="0.00305596432948293" calcext:value-type="float">
            <text:p>0.0030559643</text:p>
          </table:table-cell>
          <table:table-cell/>
          <table:table-cell table:formula="of:=[.B36]+(2*[.C36])+[.D36]+(2*[.E36])+(2*[.F36])" office:value-type="float" office:value="0.8" calcext:value-type="float">
            <text:p>0.8</text:p>
          </table:table-cell>
          <table:table-cell table:formula="of:=[.A36]+[.D36]+[.E36]+(2*[.F36])" office:value-type="float" office:value="8" calcext:value-type="float">
            <text:p>8</text:p>
          </table:table-cell>
          <table:table-cell table:formula="of:=[.D36]+[.E36]+(2*[.F36])" office:value-type="float" office:value="0.78794255040657" calcext:value-type="float">
            <text:p>0.7879425504</text:p>
          </table:table-cell>
          <table:table-cell table:formula="of:=([.J36]/[.I36])*100" office:value-type="float" office:value="9.84928188008213" calcext:value-type="float">
            <text:p>9.8492818801</text:p>
          </table:table-cell>
          <table:table-cell/>
          <table:table-cell table:formula="of:=[.J36]/[.H36]" office:value-type="float" office:value="0.984928188008213" calcext:value-type="float">
            <text:p>0.984928188</text:p>
          </table:table-cell>
          <table:table-cell table:formula="of:=([.B36]+[.D36])/([.C36]+[.E36]+[.F36])" office:value-type="float" office:value="215.04526140242" calcext:value-type="float">
            <text:p>215.0452614024</text:p>
          </table:table-cell>
          <table:table-cell table:formula="of:=([.B36]+[.D36])/(2*[.C36]+2*[.E36]+2*[.F36])" office:value-type="float" office:value="107.52263070121" calcext:value-type="float">
            <text:p>107.5226307012</text:p>
          </table:table-cell>
          <table:table-cell table:formula="of:=([.B36]+[.D36])/([.B36]+(2*[.C36])+[.D36]+(2*[.E36])+(2*[.F36]))" office:value-type="float" office:value="0.990785332114246" calcext:value-type="float">
            <text:p>0.9907853321</text:p>
          </table:table-cell>
          <table:table-cell table:formula="of:=[.D36]/([.B36]+[.D36])" office:value-type="float" office:value="0.986323958654679" calcext:value-type="float">
            <text:p>0.9863239587</text:p>
          </table:table-cell>
          <table:table-cell table:formula="of:=([.E36]+(2*[.F36]))/(2*([.C36]+[.E36]+[.F36]))" office:value-type="float" office:value="0.834851256244599" calcext:value-type="float">
            <text:p>0.8348512562</text:p>
          </table:table-cell>
          <table:table-cell table:formula="of:=([.P36]*[.Q36])+((1-[.P36])*[.R36])" office:value-type="float" office:value="0.984928188008213" calcext:value-type="float">
            <text:p>0.984928188</text:p>
          </table:table-cell>
          <table:table-cell table:formula="of:=[.S36]=[.M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20927808915558" calcext:value-type="float">
            <text:p>9.2092780892</text:p>
          </table:table-cell>
          <table:table-cell office:value-type="float" office:value="0.00851894749085269" calcext:value-type="float">
            <text:p>0.0085189475</text:p>
          </table:table-cell>
          <table:table-cell table:style-name="ce1" office:value-type="float" office:value="0.000362862331759527" calcext:value-type="float">
            <text:p>3.63E-04</text:p>
          </table:table-cell>
          <table:table-cell office:value-type="float" office:value="0.784533564701767" calcext:value-type="float">
            <text:p>0.7845335647</text:p>
          </table:table-cell>
          <table:table-cell office:value-type="float" office:value="0.0000334170012125292" calcext:value-type="float">
            <text:p>0.000033417</text:p>
          </table:table-cell>
          <table:table-cell office:value-type="float" office:value="0.0030774645707183" calcext:value-type="float">
            <text:p>0.0030774646</text:p>
          </table:table-cell>
          <table:table-cell/>
          <table:table-cell table:formula="of:=[.B37]+(2*[.C37])+[.D37]+(2*[.E37])+(2*[.F37])" office:value-type="float" office:value="0.8" calcext:value-type="float">
            <text:p>0.8</text:p>
          </table:table-cell>
          <table:table-cell table:formula="of:=[.A37]+[.D37]+[.E37]+(2*[.F37])" office:value-type="float" office:value="10" calcext:value-type="float">
            <text:p>10</text:p>
          </table:table-cell>
          <table:table-cell table:formula="of:=[.D37]+[.E37]+(2*[.F37])" office:value-type="float" office:value="0.790721910844416" calcext:value-type="float">
            <text:p>0.7907219108</text:p>
          </table:table-cell>
          <table:table-cell table:formula="of:=([.J37]/[.I37])*100" office:value-type="float" office:value="7.90721910844416" calcext:value-type="float">
            <text:p>7.9072191084</text:p>
          </table:table-cell>
          <table:table-cell/>
          <table:table-cell table:formula="of:=[.J37]/[.H37]" office:value-type="float" office:value="0.98840238855552" calcext:value-type="float">
            <text:p>0.9884023886</text:p>
          </table:table-cell>
          <table:table-cell table:formula="of:=([.B37]+[.D37])/([.C37]+[.E37]+[.F37])" office:value-type="float" office:value="228.299072752633" calcext:value-type="float">
            <text:p>228.2990727526</text:p>
          </table:table-cell>
          <table:table-cell table:formula="of:=([.B37]+[.D37])/(2*[.C37]+2*[.E37]+2*[.F37])" office:value-type="float" office:value="114.149536376316" calcext:value-type="float">
            <text:p>114.1495363763</text:p>
          </table:table-cell>
          <table:table-cell table:formula="of:=([.B37]+[.D37])/([.B37]+(2*[.C37])+[.D37]+(2*[.E37])+(2*[.F37]))" office:value-type="float" office:value="0.991315640240774" calcext:value-type="float">
            <text:p>0.9913156402</text:p>
          </table:table-cell>
          <table:table-cell table:formula="of:=[.D37]/([.B37]+[.D37])" office:value-type="float" office:value="0.989258028491329" calcext:value-type="float">
            <text:p>0.9892580285</text:p>
          </table:table-cell>
          <table:table-cell table:formula="of:=([.E37]+(2*[.F37]))/(2*([.C37]+[.E37]+[.F37]))" office:value-type="float" office:value="0.890731486577767" calcext:value-type="float">
            <text:p>0.8907314866</text:p>
          </table:table-cell>
          <table:table-cell table:formula="of:=([.P37]*[.Q37])+((1-[.P37])*[.R37])" office:value-type="float" office:value="0.98840238855552" calcext:value-type="float">
            <text:p>0.9884023886</text:p>
          </table:table-cell>
          <table:table-cell table:formula="of:=[.S37]=[.M37]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0.00166520243969052" calcext:value-type="float">
            <text:p>0.0016652024</text:p>
          </table:table-cell>
          <table:table-cell office:value-type="float" office:value="0.499239879346796" calcext:value-type="float">
            <text:p>0.4992398793</text:p>
          </table:table-cell>
          <table:table-cell office:value-type="float" office:value="1.24620228565102" calcext:value-type="float">
            <text:p>1.2462022857</text:p>
          </table:table-cell>
          <table:table-cell office:value-type="float" office:value="0.00831335465078998" calcext:value-type="float">
            <text:p>0.0083133547</text:p>
          </table:table-cell>
          <table:table-cell office:value-type="float" office:value="0.0000207517908641354" calcext:value-type="float">
            <text:p>2.07517908641354E-05</text:p>
          </table:table-cell>
          <table:table-cell table:style-name="ce1" office:value-type="float" office:value="0.000000345559327685495" calcext:value-type="float">
            <text:p>3.46E-07</text:p>
          </table:table-cell>
          <table:table-cell/>
          <table:table-cell table:formula="of:=[.B40]+(2*[.C40])+[.D40]+(2*[.E40])+(2*[.F40])" office:value-type="float" office:value="3" calcext:value-type="float">
            <text:p>3</text:p>
          </table:table-cell>
          <table:table-cell table:formula="of:=[.A40]+[.D40]+[.E40]+(2*[.F40])" office:value-type="float" office:value="0.01" calcext:value-type="float">
            <text:p>0.01</text:p>
          </table:table-cell>
          <table:table-cell table:formula="of:=[.D40]+[.E40]+(2*[.F40])" office:value-type="float" office:value="0.00833479756030949" calcext:value-type="float">
            <text:p>0.0083347976</text:p>
          </table:table-cell>
          <table:table-cell table:formula="of:=([.J40]/[.I40])*100" office:value-type="float" office:value="83.3479756030949" calcext:value-type="float">
            <text:p>83.3479756031</text:p>
          </table:table-cell>
          <table:table-cell/>
          <table:table-cell table:formula="of:=[.J40]/[.H40]" office:value-type="float" office:value="0.0027782658534365" calcext:value-type="float">
            <text:p>0.0027782659</text:p>
          </table:table-cell>
          <table:table-cell table:formula="of:=([.B40]+[.D40])/([.C40]+[.E40]+[.F40])" office:value-type="float" office:value="0.407273078743937" calcext:value-type="float">
            <text:p>0.4072730787</text:p>
          </table:table-cell>
          <table:table-cell table:formula="of:=([.B40]+[.D40])/(2*[.C40]+2*[.E40]+2*[.F40])" office:value-type="float" office:value="0.203636539371968" calcext:value-type="float">
            <text:p>0.2036365394</text:p>
          </table:table-cell>
          <table:table-cell table:formula="of:=([.B40]+[.D40])/([.B40]+(2*[.C40])+[.D40]+(2*[.E40])+(2*[.F40]))" office:value-type="float" office:value="0.169184411332529" calcext:value-type="float">
            <text:p>0.1691844113</text:p>
          </table:table-cell>
          <table:table-cell table:formula="of:=[.D40]/([.B40]+[.D40])" office:value-type="float" office:value="0.016379276288543" calcext:value-type="float">
            <text:p>0.0163792763</text:p>
          </table:table-cell>
          <table:table-cell table:formula="of:=([.E40]+(2*[.F40]))/(2*([.C40]+[.E40]+[.F40]))" office:value-type="float" office:value="0.00000860315646937499" calcext:value-type="float">
            <text:p>8.60315646937499E-06</text:p>
          </table:table-cell>
          <table:table-cell table:formula="of:=([.P40]*[.Q40])+((1-[.P40])*[.R40])" office:value-type="float" office:value="0.0027782658534365" calcext:value-type="float">
            <text:p>0.0027782659</text:p>
          </table:table-cell>
          <table:table-cell table:formula="of:=[.S40]=[.M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0333442069107052" calcext:value-type="float">
            <text:p>0.0033344207</text:p>
          </table:table-cell>
          <table:table-cell office:value-type="float" office:value="0.498479078326276" calcext:value-type="float">
            <text:p>0.4984790783</text:p>
          </table:table-cell>
          <table:table-cell office:value-type="float" office:value="1.24240695764507" calcext:value-type="float">
            <text:p>1.2424069576</text:p>
          </table:table-cell>
          <table:table-cell office:value-type="float" office:value="0.0166213895283681" calcext:value-type="float">
            <text:p>0.0166213895</text:p>
          </table:table-cell>
          <table:table-cell office:value-type="float" office:value="0.0000414270746630124" calcext:value-type="float">
            <text:p>4.14270746630124E-05</text:p>
          </table:table-cell>
          <table:table-cell table:style-name="ce1" office:value-type="float" office:value="0.00000138135294920252" calcext:value-type="float">
            <text:p>1.38E-06</text:p>
          </table:table-cell>
          <table:table-cell/>
          <table:table-cell table:formula="of:=[.B41]+(2*[.C41])+[.D41]+(2*[.E41])+(2*[.F41])" office:value-type="float" office:value="3" calcext:value-type="float">
            <text:p>3</text:p>
          </table:table-cell>
          <table:table-cell table:formula="of:=[.A41]+[.D41]+[.E41]+(2*[.F41])" office:value-type="float" office:value="0.02" calcext:value-type="float">
            <text:p>0.02</text:p>
          </table:table-cell>
          <table:table-cell table:formula="of:=[.D41]+[.E41]+(2*[.F41])" office:value-type="float" office:value="0.0166655793089295" calcext:value-type="float">
            <text:p>0.0166655793</text:p>
          </table:table-cell>
          <table:table-cell table:formula="of:=([.J41]/[.I41])*100" office:value-type="float" office:value="83.3278965446474" calcext:value-type="float">
            <text:p>83.3278965446</text:p>
          </table:table-cell>
          <table:table-cell/>
          <table:table-cell table:formula="of:=[.J41]/[.H41]" office:value-type="float" office:value="0.0055551931029765" calcext:value-type="float">
            <text:p>0.0055551931</text:p>
          </table:table-cell>
          <table:table-cell table:formula="of:=([.B41]+[.D41])/([.C41]+[.E41]+[.F41])" office:value-type="float" office:value="0.414584542506576" calcext:value-type="float">
            <text:p>0.4145845425</text:p>
          </table:table-cell>
          <table:table-cell table:formula="of:=([.B41]+[.D41])/(2*[.C41]+2*[.E41]+2*[.F41])" office:value-type="float" office:value="0.207292271253288" calcext:value-type="float">
            <text:p>0.2072922713</text:p>
          </table:table-cell>
          <table:table-cell table:formula="of:=([.B41]+[.D41])/([.B41]+(2*[.C41])+[.D41]+(2*[.E41])+(2*[.F41]))" office:value-type="float" office:value="0.171700155951548" calcext:value-type="float">
            <text:p>0.171700156</text:p>
          </table:table-cell>
          <table:table-cell table:formula="of:=[.D41]/([.B41]+[.D41])" office:value-type="float" office:value="0.0322682477800786" calcext:value-type="float">
            <text:p>0.0322682478</text:p>
          </table:table-cell>
          <table:table-cell table:formula="of:=([.E41]+(2*[.F41]))/(2*([.C41]+[.E41]+[.F41]))" office:value-type="float" office:value="0.000017783326846726" calcext:value-type="float">
            <text:p>1.7783326846726E-05</text:p>
          </table:table-cell>
          <table:table-cell table:formula="of:=([.P41]*[.Q41])+((1-[.P41])*[.R41])" office:value-type="float" office:value="0.0055551931029765" calcext:value-type="float">
            <text:p>0.0055551931</text:p>
          </table:table-cell>
          <table:table-cell table:formula="of:=[.S41]=[.M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0500767625306936" calcext:value-type="float">
            <text:p>0.0050076763</text:p>
          </table:table-cell>
          <table:table-cell office:value-type="float" office:value="0.497717596072334" calcext:value-type="float">
            <text:p>0.4977175961</text:p>
          </table:table-cell>
          <table:table-cell office:value-type="float" office:value="1.23861402720011" calcext:value-type="float">
            <text:p>1.2386140272</text:p>
          </table:table-cell>
          <table:table-cell office:value-type="float" office:value="0.024924085865861" calcext:value-type="float">
            <text:p>0.0249240859</text:p>
          </table:table-cell>
          <table:table-cell office:value-type="float" office:value="0.0000620257805072816" calcext:value-type="float">
            <text:p>6.20257805072816E-05</text:p>
          </table:table-cell>
          <table:table-cell table:style-name="ce1" office:value-type="float" office:value="0.00000310605028117513" calcext:value-type="float">
            <text:p>3.11E-06</text:p>
          </table:table-cell>
          <table:table-cell/>
          <table:table-cell table:formula="of:=[.B42]+(2*[.C42])+[.D42]+(2*[.E42])+(2*[.F42])" office:value-type="float" office:value="3" calcext:value-type="float">
            <text:p>3</text:p>
          </table:table-cell>
          <table:table-cell table:formula="of:=[.A42]+[.D42]+[.E42]+(2*[.F42])" office:value-type="float" office:value="0.03" calcext:value-type="float">
            <text:p>0.03</text:p>
          </table:table-cell>
          <table:table-cell table:formula="of:=[.D42]+[.E42]+(2*[.F42])" office:value-type="float" office:value="0.0249923237469306" calcext:value-type="float">
            <text:p>0.0249923237</text:p>
          </table:table-cell>
          <table:table-cell table:formula="of:=([.J42]/[.I42])*100" office:value-type="float" office:value="83.3077458231021" calcext:value-type="float">
            <text:p>83.3077458231</text:p>
          </table:table-cell>
          <table:table-cell/>
          <table:table-cell table:formula="of:=[.J42]/[.H42]" office:value-type="float" office:value="0.00833077458231021" calcext:value-type="float">
            <text:p>0.0083307746</text:p>
          </table:table-cell>
          <table:table-cell table:formula="of:=([.B42]+[.D42])/([.C42]+[.E42]+[.F42])" office:value-type="float" office:value="0.421934669787365" calcext:value-type="float">
            <text:p>0.4219346698</text:p>
          </table:table-cell>
          <table:table-cell table:formula="of:=([.B42]+[.D42])/(2*[.C42]+2*[.E42]+2*[.F42])" office:value-type="float" office:value="0.210967334893683" calcext:value-type="float">
            <text:p>0.2109673349</text:p>
          </table:table-cell>
          <table:table-cell table:formula="of:=([.B42]+[.D42])/([.B42]+(2*[.C42])+[.D42]+(2*[.E42])+(2*[.F42]))" office:value-type="float" office:value="0.174213893979398" calcext:value-type="float">
            <text:p>0.174213894</text:p>
          </table:table-cell>
          <table:table-cell table:formula="of:=[.D42]/([.B42]+[.D42])" office:value-type="float" office:value="0.0476886684074471" calcext:value-type="float">
            <text:p>0.0476886684</text:p>
          </table:table-cell>
          <table:table-cell table:formula="of:=([.E42]+(2*[.F42]))/(2*([.C42]+[.E42]+[.F42]))" office:value-type="float" office:value="0.0000275446149925614" calcext:value-type="float">
            <text:p>2.75446149925614E-05</text:p>
          </table:table-cell>
          <table:table-cell table:formula="of:=([.P42]*[.Q42])+((1-[.P42])*[.R42])" office:value-type="float" office:value="0.00833077458231021" calcext:value-type="float">
            <text:p>0.0083307746</text:p>
          </table:table-cell>
          <table:table-cell table:formula="of:=[.S42]=[.M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0836638604959094" calcext:value-type="float">
            <text:p>0.008366386</text:p>
          </table:table-cell>
          <table:table-cell office:value-type="float" office:value="0.496192584431102" calcext:value-type="float">
            <text:p>0.4961925844</text:p>
          </table:table-cell>
          <table:table-cell office:value-type="float" office:value="1.23103540422208" calcext:value-type="float">
            <text:p>1.2310354042</text:p>
          </table:table-cell>
          <table:table-cell office:value-type="float" office:value="0.0415133871629475" calcext:value-type="float">
            <text:p>0.0415133872</text:p>
          </table:table-cell>
          <table:table-cell office:value-type="float" office:value="0.000102993174324357" calcext:value-type="float">
            <text:p>0.0001029932</text:p>
          </table:table-cell>
          <table:table-cell table:style-name="ce1" office:value-type="float" office:value="0.00000861680656862908" calcext:value-type="float">
            <text:p>8.62E-06</text:p>
          </table:table-cell>
          <table:table-cell/>
          <table:table-cell table:formula="of:=[.B43]+(2*[.C43])+[.D43]+(2*[.E43])+(2*[.F43])" office:value-type="float" office:value="3" calcext:value-type="float">
            <text:p>3</text:p>
          </table:table-cell>
          <table:table-cell table:formula="of:=[.A43]+[.D43]+[.E43]+(2*[.F43])" office:value-type="float" office:value="0.05" calcext:value-type="float">
            <text:p>0.05</text:p>
          </table:table-cell>
          <table:table-cell table:formula="of:=[.D43]+[.E43]+(2*[.F43])" office:value-type="float" office:value="0.0416336139504091" calcext:value-type="float">
            <text:p>0.041633614</text:p>
          </table:table-cell>
          <table:table-cell table:formula="of:=([.J43]/[.I43])*100" office:value-type="float" office:value="83.2672279008181" calcext:value-type="float">
            <text:p>83.2672279008</text:p>
          </table:table-cell>
          <table:table-cell/>
          <table:table-cell table:formula="of:=[.J43]/[.H43]" office:value-type="float" office:value="0.013877871316803" calcext:value-type="float">
            <text:p>0.0138778713</text:p>
          </table:table-cell>
          <table:table-cell table:formula="of:=([.B43]+[.D43])/([.C43]+[.E43]+[.F43])" office:value-type="float" office:value="0.436752041300406" calcext:value-type="float">
            <text:p>0.4367520413</text:p>
          </table:table-cell>
          <table:table-cell table:formula="of:=([.B43]+[.D43])/(2*[.C43]+2*[.E43]+2*[.F43])" office:value-type="float" office:value="0.218376020650203" calcext:value-type="float">
            <text:p>0.2183760207</text:p>
          </table:table-cell>
          <table:table-cell table:formula="of:=([.B43]+[.D43])/([.B43]+(2*[.C43])+[.D43]+(2*[.E43])+(2*[.F43]))" office:value-type="float" office:value="0.179235323864683" calcext:value-type="float">
            <text:p>0.1792353239</text:p>
          </table:table-cell>
          <table:table-cell table:formula="of:=[.D43]/([.B43]+[.D43])" office:value-type="float" office:value="0.0772046236345106" calcext:value-type="float">
            <text:p>0.0772046236</text:p>
          </table:table-cell>
          <table:table-cell table:formula="of:=([.E43]+(2*[.F43]))/(2*([.C43]+[.E43]+[.F43]))" office:value-type="float" office:value="0.0000488271449610133" calcext:value-type="float">
            <text:p>4.88271449610133E-05</text:p>
          </table:table-cell>
          <table:table-cell table:formula="of:=([.P43]*[.Q43])+((1-[.P43])*[.R43])" office:value-type="float" office:value="0.013877871316803" calcext:value-type="float">
            <text:p>0.0138778713</text:p>
          </table:table-cell>
          <table:table-cell table:formula="of:=[.S43]=[.M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3435276664079" calcext:value-type="float">
            <text:p>0.0134352767</text:p>
          </table:table-cell>
          <table:table-cell office:value-type="float" office:value="0.493899936432338" calcext:value-type="float">
            <text:p>0.4938999364</text:p>
          </table:table-cell>
          <table:table-cell office:value-type="float" office:value="1.21968573603934" calcext:value-type="float">
            <text:p>1.219685736</text:p>
          </table:table-cell>
          <table:table-cell office:value-type="float" office:value="0.0663568229033937" calcext:value-type="float">
            <text:p>0.0663568229</text:p>
          </table:table-cell>
          <table:table-cell office:value-type="float" office:value="0.000163868153069187" calcext:value-type="float">
            <text:p>0.0001638682</text:p>
          </table:table-cell>
          <table:table-cell office:value-type="float" office:value="0.0000220161397290773" calcext:value-type="float">
            <text:p>2.20161397290773E-05</text:p>
          </table:table-cell>
          <table:table-cell/>
          <table:table-cell table:formula="of:=[.B44]+(2*[.C44])+[.D44]+(2*[.E44])+(2*[.F44])" office:value-type="float" office:value="3" calcext:value-type="float">
            <text:p>3</text:p>
          </table:table-cell>
          <table:table-cell table:formula="of:=[.A44]+[.D44]+[.E44]+(2*[.F44])" office:value-type="float" office:value="0.08" calcext:value-type="float">
            <text:p>0.08</text:p>
          </table:table-cell>
          <table:table-cell table:formula="of:=[.D44]+[.E44]+(2*[.F44])" office:value-type="float" office:value="0.066564723335921" calcext:value-type="float">
            <text:p>0.0665647233</text:p>
          </table:table-cell>
          <table:table-cell table:formula="of:=([.J44]/[.I44])*100" office:value-type="float" office:value="83.2059041699013" calcext:value-type="float">
            <text:p>83.2059041699</text:p>
          </table:table-cell>
          <table:table-cell/>
          <table:table-cell table:formula="of:=[.J44]/[.H44]" office:value-type="float" office:value="0.0221882411119737" calcext:value-type="float">
            <text:p>0.0221882411</text:p>
          </table:table-cell>
          <table:table-cell table:formula="of:=([.B44]+[.D44])/([.C44]+[.E44]+[.F44])" office:value-type="float" office:value="0.459275181090933" calcext:value-type="float">
            <text:p>0.4592751811</text:p>
          </table:table-cell>
          <table:table-cell table:formula="of:=([.B44]+[.D44])/(2*[.C44]+2*[.E44]+2*[.F44])" office:value-type="float" office:value="0.229637590545467" calcext:value-type="float">
            <text:p>0.2296375905</text:p>
          </table:table-cell>
          <table:table-cell table:formula="of:=([.B44]+[.D44])/([.B44]+(2*[.C44])+[.D44]+(2*[.E44])+(2*[.F44]))" office:value-type="float" office:value="0.18675225311191" calcext:value-type="float">
            <text:p>0.1867522531</text:p>
          </table:table-cell>
          <table:table-cell table:formula="of:=[.D44]/([.B44]+[.D44])" office:value-type="float" office:value="0.118440022003607" calcext:value-type="float">
            <text:p>0.118440022</text:p>
          </table:table-cell>
          <table:table-cell table:formula="of:=([.E44]+(2*[.F44]))/(2*([.C44]+[.E44]+[.F44]))" office:value-type="float" office:value="0.0000852140623087603" calcext:value-type="float">
            <text:p>8.52140623087603E-05</text:p>
          </table:table-cell>
          <table:table-cell table:formula="of:=([.P44]*[.Q44])+((1-[.P44])*[.R44])" office:value-type="float" office:value="0.0221882411119737" calcext:value-type="float">
            <text:p>0.0221882411</text:p>
          </table:table-cell>
          <table:table-cell table:formula="of:=[.S44]=[.M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68353473325368" calcext:value-type="float">
            <text:p>0.0168353473</text:p>
          </table:table-cell>
          <table:table-cell office:value-type="float" office:value="0.492368074352373" calcext:value-type="float">
            <text:p>0.4923680744</text:p>
          </table:table-cell>
          <table:table-cell office:value-type="float" office:value="1.21213160320732" calcext:value-type="float">
            <text:p>1.2121316032</text:p>
          </table:table-cell>
          <table:table-cell office:value-type="float" office:value="0.0828918754717438" calcext:value-type="float">
            <text:p>0.0828918755</text:p>
          </table:table-cell>
          <table:table-cell office:value-type="float" office:value="0.000204066565527393" calcext:value-type="float">
            <text:p>0.0002040666</text:p>
          </table:table-cell>
          <table:table-cell office:value-type="float" office:value="0.0000343553150960237" calcext:value-type="float">
            <text:p>3.43553150960237E-05</text:p>
          </table:table-cell>
          <table:table-cell/>
          <table:table-cell table:formula="of:=[.B45]+(2*[.C45])+[.D45]+(2*[.E45])+(2*[.F45])" office:value-type="float" office:value="3" calcext:value-type="float">
            <text:p>3</text:p>
          </table:table-cell>
          <table:table-cell table:formula="of:=[.A45]+[.D45]+[.E45]+(2*[.F45])" office:value-type="float" office:value="0.1" calcext:value-type="float">
            <text:p>0.1</text:p>
          </table:table-cell>
          <table:table-cell table:formula="of:=[.D45]+[.E45]+(2*[.F45])" office:value-type="float" office:value="0.0831646526674632" calcext:value-type="float">
            <text:p>0.0831646527</text:p>
          </table:table-cell>
          <table:table-cell table:formula="of:=([.J45]/[.I45])*100" office:value-type="float" office:value="83.1646526674632" calcext:value-type="float">
            <text:p>83.1646526675</text:p>
          </table:table-cell>
          <table:table-cell/>
          <table:table-cell table:formula="of:=[.J45]/[.H45]" office:value-type="float" office:value="0.0277215508891544" calcext:value-type="float">
            <text:p>0.0277215509</text:p>
          </table:table-cell>
          <table:table-cell table:formula="of:=([.B45]+[.D45])/([.C45]+[.E45]+[.F45])" office:value-type="float" office:value="0.474492059288903" calcext:value-type="float">
            <text:p>0.4744920593</text:p>
          </table:table-cell>
          <table:table-cell table:formula="of:=([.B45]+[.D45])/(2*[.C45]+2*[.E45]+2*[.F45])" office:value-type="float" office:value="0.237246029644451" calcext:value-type="float">
            <text:p>0.2372460296</text:p>
          </table:table-cell>
          <table:table-cell table:formula="of:=([.B45]+[.D45])/([.B45]+(2*[.C45])+[.D45]+(2*[.E45])+(2*[.F45]))" office:value-type="float" office:value="0.191753316608039" calcext:value-type="float">
            <text:p>0.1917533166</text:p>
          </table:table-cell>
          <table:table-cell table:formula="of:=[.D45]/([.B45]+[.D45])" office:value-type="float" office:value="0.144094640165872" calcext:value-type="float">
            <text:p>0.1440946402</text:p>
          </table:table-cell>
          <table:table-cell table:formula="of:=([.E45]+(2*[.F45]))/(2*([.C45]+[.E45]+[.F45]))" office:value-type="float" office:value="0.000112497500793808" calcext:value-type="float">
            <text:p>0.0001124975</text:p>
          </table:table-cell>
          <table:table-cell table:formula="of:=([.P45]*[.Q45])+((1-[.P45])*[.R45])" office:value-type="float" office:value="0.0277215508891544" calcext:value-type="float">
            <text:p>0.0277215509</text:p>
          </table:table-cell>
          <table:table-cell table:formula="of:=[.S45]=[.M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340923011961156" calcext:value-type="float">
            <text:p>0.0340923012</text:p>
          </table:table-cell>
          <table:table-cell office:value-type="float" office:value="0.484667362286005" calcext:value-type="float">
            <text:p>0.4846673623</text:p>
          </table:table-cell>
          <table:table-cell office:value-type="float" office:value="1.17451226032637" calcext:value-type="float">
            <text:p>1.1745122603</text:p>
          </table:table-cell>
          <table:table-cell office:value-type="float" office:value="0.165234256949811" calcext:value-type="float">
            <text:p>0.1652342569</text:p>
          </table:table-cell>
          <table:table-cell office:value-type="float" office:value="0.000400418257375761" calcext:value-type="float">
            <text:p>0.0004004183</text:p>
          </table:table-cell>
          <table:table-cell office:value-type="float" office:value="0.000136511798348644" calcext:value-type="float">
            <text:p>0.0001365118</text:p>
          </table:table-cell>
          <table:table-cell/>
          <table:table-cell table:formula="of:=[.B46]+(2*[.C46])+[.D46]+(2*[.E46])+(2*[.F46])" office:value-type="float" office:value="3" calcext:value-type="float">
            <text:p>3</text:p>
          </table:table-cell>
          <table:table-cell table:formula="of:=[.A46]+[.D46]+[.E46]+(2*[.F46])" office:value-type="float" office:value="0.2" calcext:value-type="float">
            <text:p>0.2</text:p>
          </table:table-cell>
          <table:table-cell table:formula="of:=[.D46]+[.E46]+(2*[.F46])" office:value-type="float" office:value="0.165907698803884" calcext:value-type="float">
            <text:p>0.1659076988</text:p>
          </table:table-cell>
          <table:table-cell table:formula="of:=([.J46]/[.I46])*100" office:value-type="float" office:value="82.9538494019422" calcext:value-type="float">
            <text:p>82.9538494019</text:p>
          </table:table-cell>
          <table:table-cell/>
          <table:table-cell table:formula="of:=[.J46]/[.H46]" office:value-type="float" office:value="0.0553025662679615" calcext:value-type="float">
            <text:p>0.0553025663</text:p>
          </table:table-cell>
          <table:table-cell table:formula="of:=([.B46]+[.D46])/([.C46]+[.E46]+[.F46])" office:value-type="float" office:value="0.553084606632074" calcext:value-type="float">
            <text:p>0.5530846066</text:p>
          </table:table-cell>
          <table:table-cell table:formula="of:=([.B46]+[.D46])/(2*[.C46]+2*[.E46]+2*[.F46])" office:value-type="float" office:value="0.276542303316037" calcext:value-type="float">
            <text:p>0.2765423033</text:p>
          </table:table-cell>
          <table:table-cell table:formula="of:=([.B46]+[.D46])/([.B46]+(2*[.C46])+[.D46]+(2*[.E46])+(2*[.F46]))" office:value-type="float" office:value="0.216633873078605" calcext:value-type="float">
            <text:p>0.2166338731</text:p>
          </table:table-cell>
          <table:table-cell table:formula="of:=[.D46]/([.B46]+[.D46])" office:value-type="float" office:value="0.254245030415683" calcext:value-type="float">
            <text:p>0.2542450304</text:p>
          </table:table-cell>
          <table:table-cell table:formula="of:=([.E46]+(2*[.F46]))/(2*([.C46]+[.E46]+[.F46]))" office:value-type="float" office:value="0.00028655900518261" calcext:value-type="float">
            <text:p>0.000286559</text:p>
          </table:table-cell>
          <table:table-cell table:formula="of:=([.P46]*[.Q46])+((1-[.P46])*[.R46])" office:value-type="float" office:value="0.0553025662679615" calcext:value-type="float">
            <text:p>0.0553025663</text:p>
          </table:table-cell>
          <table:table-cell table:formula="of:=[.S46]=[.M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517944875952986" calcext:value-type="float">
            <text:p>0.0517944876</text:p>
          </table:table-cell>
          <table:table-cell office:value-type="float" office:value="0.476897096632941" calcext:value-type="float">
            <text:p>0.4768970966</text:p>
          </table:table-cell>
          <table:table-cell office:value-type="float" office:value="1.13715420388464" calcext:value-type="float">
            <text:p>1.1371542039</text:p>
          </table:table-cell>
          <table:table-cell office:value-type="float" office:value="0.247006407557885" calcext:value-type="float">
            <text:p>0.2470064076</text:p>
          </table:table-cell>
          <table:table-cell office:value-type="float" office:value="0.000588983193070434" calcext:value-type="float">
            <text:p>0.0005889832</text:p>
          </table:table-cell>
          <table:table-cell office:value-type="float" office:value="0.000305060826873052" calcext:value-type="float">
            <text:p>0.0003050608</text:p>
          </table:table-cell>
          <table:table-cell/>
          <table:table-cell table:formula="of:=[.B47]+(2*[.C47])+[.D47]+(2*[.E47])+(2*[.F47])" office:value-type="float" office:value="3" calcext:value-type="float">
            <text:p>3</text:p>
          </table:table-cell>
          <table:table-cell table:formula="of:=[.A47]+[.D47]+[.E47]+(2*[.F47])" office:value-type="float" office:value="0.3" calcext:value-type="float">
            <text:p>0.3</text:p>
          </table:table-cell>
          <table:table-cell table:formula="of:=[.D47]+[.E47]+(2*[.F47])" office:value-type="float" office:value="0.248205512404701" calcext:value-type="float">
            <text:p>0.2482055124</text:p>
          </table:table-cell>
          <table:table-cell table:formula="of:=([.J47]/[.I47])*100" office:value-type="float" office:value="82.7351708015671" calcext:value-type="float">
            <text:p>82.7351708016</text:p>
          </table:table-cell>
          <table:table-cell/>
          <table:table-cell table:formula="of:=[.J47]/[.H47]" office:value-type="float" office:value="0.0827351708015671" calcext:value-type="float">
            <text:p>0.0827351708</text:p>
          </table:table-cell>
          <table:table-cell table:formula="of:=([.B47]+[.D47])/([.C47]+[.E47]+[.F47])" office:value-type="float" office:value="0.636092103760716" calcext:value-type="float">
            <text:p>0.6360921038</text:p>
          </table:table-cell>
          <table:table-cell table:formula="of:=([.B47]+[.D47])/(2*[.C47]+2*[.E47]+2*[.F47])" office:value-type="float" office:value="0.318046051880358" calcext:value-type="float">
            <text:p>0.3180460519</text:p>
          </table:table-cell>
          <table:table-cell table:formula="of:=([.B47]+[.D47])/([.B47]+(2*[.C47])+[.D47]+(2*[.E47])+(2*[.F47]))" office:value-type="float" office:value="0.241301168063609" calcext:value-type="float">
            <text:p>0.2413011681</text:p>
          </table:table-cell>
          <table:table-cell table:formula="of:=[.D47]/([.B47]+[.D47])" office:value-type="float" office:value="0.34121454880093" calcext:value-type="float">
            <text:p>0.3412145488</text:p>
          </table:table-cell>
          <table:table-cell table:formula="of:=([.E47]+(2*[.F47]))/(2*([.C47]+[.E47]+[.F47]))" office:value-type="float" office:value="0.000526825136379046" calcext:value-type="float">
            <text:p>0.0005268251</text:p>
          </table:table-cell>
          <table:table-cell table:formula="of:=([.P47]*[.Q47])+((1-[.P47])*[.R47])" office:value-type="float" office:value="0.0827351708015671" calcext:value-type="float">
            <text:p>0.0827351708</text:p>
          </table:table-cell>
          <table:table-cell table:formula="of:=[.S47]=[.M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886377853698418" calcext:value-type="float">
            <text:p>0.0886377854</text:p>
          </table:table-cell>
          <table:table-cell office:value-type="float" office:value="0.461145314167508" calcext:value-type="float">
            <text:p>0.4611453142</text:p>
          </table:table-cell>
          <table:table-cell office:value-type="float" office:value="1.06327500389325" calcext:value-type="float">
            <text:p>1.0632750039</text:p>
          </table:table-cell>
          <table:table-cell office:value-type="float" office:value="0.408748993814871" calcext:value-type="float">
            <text:p>0.4087489938</text:p>
          </table:table-cell>
          <table:table-cell office:value-type="float" office:value="0.000942463415842037" calcext:value-type="float">
            <text:p>0.0009424634</text:p>
          </table:table-cell>
          <table:table-cell office:value-type="float" office:value="0.000835378699722871" calcext:value-type="float">
            <text:p>0.0008353787</text:p>
          </table:table-cell>
          <table:table-cell/>
          <table:table-cell table:formula="of:=[.B48]+(2*[.C48])+[.D48]+(2*[.E48])+(2*[.F48])" office:value-type="float" office:value="3" calcext:value-type="float">
            <text:p>3</text:p>
          </table:table-cell>
          <table:table-cell table:formula="of:=[.A48]+[.D48]+[.E48]+(2*[.F48])" office:value-type="float" office:value="0.5" calcext:value-type="float">
            <text:p>0.5</text:p>
          </table:table-cell>
          <table:table-cell table:formula="of:=[.D48]+[.E48]+(2*[.F48])" office:value-type="float" office:value="0.411362214630158" calcext:value-type="float">
            <text:p>0.4113622146</text:p>
          </table:table-cell>
          <table:table-cell table:formula="of:=([.J48]/[.I48])*100" office:value-type="float" office:value="82.2724429260316" calcext:value-type="float">
            <text:p>82.272442926</text:p>
          </table:table-cell>
          <table:table-cell/>
          <table:table-cell table:formula="of:=[.J48]/[.H48]" office:value-type="float" office:value="0.137120738210053" calcext:value-type="float">
            <text:p>0.1371207382</text:p>
          </table:table-cell>
          <table:table-cell table:formula="of:=([.B48]+[.D48])/([.C48]+[.E48]+[.F48])" office:value-type="float" office:value="0.816761638863487" calcext:value-type="float">
            <text:p>0.8167616389</text:p>
          </table:table-cell>
          <table:table-cell table:formula="of:=([.B48]+[.D48])/(2*[.C48]+2*[.E48]+2*[.F48])" office:value-type="float" office:value="0.408380819431744" calcext:value-type="float">
            <text:p>0.4083808194</text:p>
          </table:table-cell>
          <table:table-cell table:formula="of:=([.B48]+[.D48])/([.B48]+(2*[.C48])+[.D48]+(2*[.E48])+(2*[.F48]))" office:value-type="float" office:value="0.289964769327459" calcext:value-type="float">
            <text:p>0.2899647693</text:p>
          </table:table-cell>
          <table:table-cell table:formula="of:=[.D48]/([.B48]+[.D48])" office:value-type="float" office:value="0.469883513507426" calcext:value-type="float">
            <text:p>0.4698835135</text:p>
          </table:table-cell>
          <table:table-cell table:formula="of:=([.E48]+(2*[.F48]))/(2*([.C48]+[.E48]+[.F48]))" office:value-type="float" office:value="0.00122680335773036" calcext:value-type="float">
            <text:p>0.0012268034</text:p>
          </table:table-cell>
          <table:table-cell table:formula="of:=([.P48]*[.Q48])+((1-[.P48])*[.R48])" office:value-type="float" office:value="0.137120738210053" calcext:value-type="float">
            <text:p>0.1371207382</text:p>
          </table:table-cell>
          <table:table-cell table:formula="of:=[.S48]=[.M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47939126128165" calcext:value-type="float">
            <text:p>0.1479391261</text:p>
          </table:table-cell>
          <table:table-cell office:value-type="float" office:value="0.436983228171779" calcext:value-type="float">
            <text:p>0.4369832282</text:p>
          </table:table-cell>
          <table:table-cell office:value-type="float" office:value="0.954771708517144" calcext:value-type="float">
            <text:p>0.9547717085</text:p>
          </table:table-cell>
          <table:table-cell office:value-type="float" office:value="0.646469169083975" calcext:value-type="float">
            <text:p>0.6464691691</text:p>
          </table:table-cell>
          <table:table-cell office:value-type="float" office:value="0.00141248092209921" calcext:value-type="float">
            <text:p>0.0014124809</text:p>
          </table:table-cell>
          <table:table-cell office:value-type="float" office:value="0.00208961193288062" calcext:value-type="float">
            <text:p>0.0020896119</text:p>
          </table:table-cell>
          <table:table-cell/>
          <table:table-cell table:formula="of:=[.B49]+(2*[.C49])+[.D49]+(2*[.E49])+(2*[.F49])" office:value-type="float" office:value="3" calcext:value-type="float">
            <text:p>3</text:p>
          </table:table-cell>
          <table:table-cell table:formula="of:=[.A49]+[.D49]+[.E49]+(2*[.F49])" office:value-type="float" office:value="0.8" calcext:value-type="float">
            <text:p>0.8</text:p>
          </table:table-cell>
          <table:table-cell table:formula="of:=[.D49]+[.E49]+(2*[.F49])" office:value-type="float" office:value="0.652060873871835" calcext:value-type="float">
            <text:p>0.6520608739</text:p>
          </table:table-cell>
          <table:table-cell table:formula="of:=([.J49]/[.I49])*100" office:value-type="float" office:value="81.5076092339794" calcext:value-type="float">
            <text:p>81.507609234</text:p>
          </table:table-cell>
          <table:table-cell/>
          <table:table-cell table:formula="of:=[.J49]/[.H49]" office:value-type="float" office:value="0.217353624623945" calcext:value-type="float">
            <text:p>0.2173536246</text:p>
          </table:table-cell>
          <table:table-cell table:formula="of:=([.B49]+[.D49])/([.C49]+[.E49]+[.F49])" office:value-type="float" office:value="1.13062925826042" calcext:value-type="float">
            <text:p>1.1306292583</text:p>
          </table:table-cell>
          <table:table-cell table:formula="of:=([.B49]+[.D49])/(2*[.C49]+2*[.E49]+2*[.F49])" office:value-type="float" office:value="0.565314629130208" calcext:value-type="float">
            <text:p>0.5653146291</text:p>
          </table:table-cell>
          <table:table-cell table:formula="of:=([.B49]+[.D49])/([.B49]+(2*[.C49])+[.D49]+(2*[.E49])+(2*[.F49]))" office:value-type="float" office:value="0.361150799085251" calcext:value-type="float">
            <text:p>0.3611507991</text:p>
          </table:table-cell>
          <table:table-cell table:formula="of:=[.D49]/([.B49]+[.D49])" office:value-type="float" office:value="0.596675193779993" calcext:value-type="float">
            <text:p>0.5966751938</text:p>
          </table:table-cell>
          <table:table-cell table:formula="of:=([.E49]+(2*[.F49]))/(2*([.C49]+[.E49]+[.F49]))" office:value-type="float" office:value="0.00291759243540513" calcext:value-type="float">
            <text:p>0.0029175924</text:p>
          </table:table-cell>
          <table:table-cell table:formula="of:=([.P49]*[.Q49])+((1-[.P49])*[.R49])" office:value-type="float" office:value="0.217353624623945" calcext:value-type="float">
            <text:p>0.2173536246</text:p>
          </table:table-cell>
          <table:table-cell table:formula="of:=[.S49]=[.M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90558888355991" calcext:value-type="float">
            <text:p>0.1905588884</text:p>
          </table:table-cell>
          <table:table-cell office:value-type="float" office:value="0.420518225873869" calcext:value-type="float">
            <text:p>0.4205182259</text:p>
          </table:table-cell>
          <table:table-cell office:value-type="float" office:value="0.884177891460532" calcext:value-type="float">
            <text:p>0.8841778915</text:p>
          </table:table-cell>
          <table:table-cell office:value-type="float" office:value="0.801334856559579" calcext:value-type="float">
            <text:p>0.8013348566</text:p>
          </table:table-cell>
          <table:table-cell office:value-type="float" office:value="0.00168487956105663" calcext:value-type="float">
            <text:p>0.0016848796</text:p>
          </table:table-cell>
          <table:table-cell office:value-type="float" office:value="0.0032106877616868" calcext:value-type="float">
            <text:p>0.0032106878</text:p>
          </table:table-cell>
          <table:table-cell/>
          <table:table-cell table:formula="of:=[.B50]+(2*[.C50])+[.D50]+(2*[.E50])+(2*[.F50])" office:value-type="float" office:value="3" calcext:value-type="float">
            <text:p>3</text:p>
          </table:table-cell>
          <table:table-cell table:formula="of:=[.A50]+[.D50]+[.E50]+(2*[.F50])" office:value-type="float" office:value="1" calcext:value-type="float">
            <text:p>1</text:p>
          </table:table-cell>
          <table:table-cell table:formula="of:=[.D50]+[.E50]+(2*[.F50])" office:value-type="float" office:value="0.809441111644009" calcext:value-type="float">
            <text:p>0.8094411116</text:p>
          </table:table-cell>
          <table:table-cell table:formula="of:=([.J50]/[.I50])*100" office:value-type="float" office:value="80.9441111644009" calcext:value-type="float">
            <text:p>80.9441111644</text:p>
          </table:table-cell>
          <table:table-cell/>
          <table:table-cell table:formula="of:=[.J50]/[.H50]" office:value-type="float" office:value="0.269813703881336" calcext:value-type="float">
            <text:p>0.2698137039</text:p>
          </table:table-cell>
          <table:table-cell table:formula="of:=([.B50]+[.D50])/([.C50]+[.E50]+[.F50])" office:value-type="float" office:value="1.37429935666462" calcext:value-type="float">
            <text:p>1.3742993567</text:p>
          </table:table-cell>
          <table:table-cell table:formula="of:=([.B50]+[.D50])/(2*[.C50]+2*[.E50]+2*[.F50])" office:value-type="float" office:value="0.687149678332312" calcext:value-type="float">
            <text:p>0.6871496783</text:p>
          </table:table-cell>
          <table:table-cell table:formula="of:=([.B50]+[.D50])/([.B50]+(2*[.C50])+[.D50]+(2*[.E50])+(2*[.F50]))" office:value-type="float" office:value="0.407284360811149" calcext:value-type="float">
            <text:p>0.4072843608</text:p>
          </table:table-cell>
          <table:table-cell table:formula="of:=[.D50]/([.B50]+[.D50])" office:value-type="float" office:value="0.65583568767829" calcext:value-type="float">
            <text:p>0.6558356877</text:p>
          </table:table-cell>
          <table:table-cell table:formula="of:=([.E50]+(2*[.F50]))/(2*([.C50]+[.E50]+[.F50]))" office:value-type="float" office:value="0.00455882188605872" calcext:value-type="float">
            <text:p>0.0045588219</text:p>
          </table:table-cell>
          <table:table-cell table:formula="of:=([.P50]*[.Q50])+((1-[.P50])*[.R50])" office:value-type="float" office:value="0.269813703881336" calcext:value-type="float">
            <text:p>0.2698137039</text:p>
          </table:table-cell>
          <table:table-cell table:formula="of:=[.S50]=[.M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54583654544689" calcext:value-type="float">
            <text:p>0.4545836545</text:p>
          </table:table-cell>
          <table:table-cell office:value-type="float" office:value="0.33432319320974" calcext:value-type="float">
            <text:p>0.3343231932</text:p>
          </table:table-cell>
          <table:table-cell office:value-type="float" office:value="0.558859987589787" calcext:value-type="float">
            <text:p>0.5588599876</text:p>
          </table:table-cell>
          <table:table-cell office:value-type="float" office:value="1.51977858968334" calcext:value-type="float">
            <text:p>1.5197785897</text:p>
          </table:table-cell>
          <table:table-cell office:value-type="float" office:value="0.00254048615537365" calcext:value-type="float">
            <text:p>0.0025404862</text:p>
          </table:table-cell>
          <table:table-cell office:value-type="float" office:value="0.0115486348082994" calcext:value-type="float">
            <text:p>0.0115486348</text:p>
          </table:table-cell>
          <table:table-cell/>
          <table:table-cell table:formula="of:=[.B51]+(2*[.C51])+[.D51]+(2*[.E51])+(2*[.F51])" office:value-type="float" office:value="3" calcext:value-type="float">
            <text:p>3</text:p>
          </table:table-cell>
          <table:table-cell table:formula="of:=[.A51]+[.D51]+[.E51]+(2*[.F51])" office:value-type="float" office:value="2" calcext:value-type="float">
            <text:p>2</text:p>
          </table:table-cell>
          <table:table-cell table:formula="of:=[.D51]+[.E51]+(2*[.F51])" office:value-type="float" office:value="1.54541634545531" calcext:value-type="float">
            <text:p>1.5454163455</text:p>
          </table:table-cell>
          <table:table-cell table:formula="of:=([.J51]/[.I51])*100" office:value-type="float" office:value="77.2708172727656" calcext:value-type="float">
            <text:p>77.2708172728</text:p>
          </table:table-cell>
          <table:table-cell/>
          <table:table-cell table:formula="of:=[.J51]/[.H51]" office:value-type="float" office:value="0.515138781818437" calcext:value-type="float">
            <text:p>0.5151387818</text:p>
          </table:table-cell>
          <table:table-cell table:formula="of:=([.B51]+[.D51])/([.C51]+[.E51]+[.F51])" office:value-type="float" office:value="3.23606713967001" calcext:value-type="float">
            <text:p>3.2360671397</text:p>
          </table:table-cell>
          <table:table-cell table:formula="of:=([.B51]+[.D51])/(2*[.C51]+2*[.E51]+2*[.F51])" office:value-type="float" office:value="1.61803356983501" calcext:value-type="float">
            <text:p>1.6180335698</text:p>
          </table:table-cell>
          <table:table-cell table:formula="of:=([.B51]+[.D51])/([.B51]+(2*[.C51])+[.D51]+(2*[.E51])+(2*[.F51]))" office:value-type="float" office:value="0.618033927631026" calcext:value-type="float">
            <text:p>0.6180339276</text:p>
          </table:table-cell>
          <table:table-cell table:formula="of:=[.D51]/([.B51]+[.D51])" office:value-type="float" office:value="0.819684552221252" calcext:value-type="float">
            <text:p>0.8196845522</text:p>
          </table:table-cell>
          <table:table-cell table:formula="of:=([.E51]+(2*[.F51]))/(2*([.C51]+[.E51]+[.F51]))" office:value-type="float" office:value="0.0223735017554183" calcext:value-type="float">
            <text:p>0.0223735018</text:p>
          </table:table-cell>
          <table:table-cell table:formula="of:=([.P51]*[.Q51])+((1-[.P51])*[.R51])" office:value-type="float" office:value="0.515138781818437" calcext:value-type="float">
            <text:p>0.5151387818</text:p>
          </table:table-cell>
          <table:table-cell table:formula="of:=[.S51]=[.M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853616111766944" calcext:value-type="float">
            <text:p>0.8536161118</text:p>
          </table:table-cell>
          <table:table-cell office:value-type="float" office:value="0.245978662774194" calcext:value-type="float">
            <text:p>0.2459786628</text:p>
          </table:table-cell>
          <table:table-cell office:value-type="float" office:value="0.302527512700903" calcext:value-type="float">
            <text:p>0.3025275127</text:p>
          </table:table-cell>
          <table:table-cell office:value-type="float" office:value="2.0997134969494" calcext:value-type="float">
            <text:p>2.0997134969</text:p>
          </table:table-cell>
          <table:table-cell office:value-type="float" office:value="0.0025824235909427" calcext:value-type="float">
            <text:p>0.0025824236</text:p>
          </table:table-cell>
          <table:table-cell office:value-type="float" office:value="0.0220439838463574" calcext:value-type="float">
            <text:p>0.0220439838</text:p>
          </table:table-cell>
          <table:table-cell/>
          <table:table-cell table:formula="of:=[.B52]+(2*[.C52])+[.D52]+(2*[.E52])+(2*[.F52])" office:value-type="float" office:value="3" calcext:value-type="float">
            <text:p>3</text:p>
          </table:table-cell>
          <table:table-cell table:formula="of:=[.A52]+[.D52]+[.E52]+(2*[.F52])" office:value-type="float" office:value="3" calcext:value-type="float">
            <text:p>3</text:p>
          </table:table-cell>
          <table:table-cell table:formula="of:=[.D52]+[.E52]+(2*[.F52])" office:value-type="float" office:value="2.14638388823306" calcext:value-type="float">
            <text:p>2.1463838882</text:p>
          </table:table-cell>
          <table:table-cell table:formula="of:=([.J52]/[.I52])*100" office:value-type="float" office:value="71.5461296077685" calcext:value-type="float">
            <text:p>71.5461296078</text:p>
          </table:table-cell>
          <table:table-cell/>
          <table:table-cell table:formula="of:=[.J52]/[.H52]" office:value-type="float" office:value="0.715461296077685" calcext:value-type="float">
            <text:p>0.7154612961</text:p>
          </table:table-cell>
          <table:table-cell table:formula="of:=([.B52]+[.D52])/([.C52]+[.E52]+[.F52])" office:value-type="float" office:value="7.16999557496568" calcext:value-type="float">
            <text:p>7.169995575</text:p>
          </table:table-cell>
          <table:table-cell table:formula="of:=([.B52]+[.D52])/(2*[.C52]+2*[.E52]+2*[.F52])" office:value-type="float" office:value="3.58499778748284" calcext:value-type="float">
            <text:p>3.5849977875</text:p>
          </table:table-cell>
          <table:table-cell table:formula="of:=([.B52]+[.D52])/([.B52]+(2*[.C52])+[.D52]+(2*[.E52])+(2*[.F52]))" office:value-type="float" office:value="0.781897386574531" calcext:value-type="float">
            <text:p>0.7818973866</text:p>
          </table:table-cell>
          <table:table-cell table:formula="of:=[.D52]/([.B52]+[.D52])" office:value-type="float" office:value="0.895135999941621" calcext:value-type="float">
            <text:p>0.8951359999</text:p>
          </table:table-cell>
          <table:table-cell table:formula="of:=([.E52]+(2*[.F52]))/(2*([.C52]+[.E52]+[.F52]))" office:value-type="float" office:value="0.0713278802588425" calcext:value-type="float">
            <text:p>0.0713278803</text:p>
          </table:table-cell>
          <table:table-cell table:formula="of:=([.P52]*[.Q52])+((1-[.P52])*[.R52])" office:value-type="float" office:value="0.715461296077686" calcext:value-type="float">
            <text:p>0.7154612961</text:p>
          </table:table-cell>
          <table:table-cell table:formula="of:=[.S52]=[.M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25915477713762" calcext:value-type="float">
            <text:p>2.2591547771</text:p>
          </table:table-cell>
          <table:table-cell office:value-type="float" office:value="0.118100940377974" calcext:value-type="float">
            <text:p>0.1181009404</text:p>
          </table:table-cell>
          <table:table-cell office:value-type="float" office:value="0.0697391605908093" calcext:value-type="float">
            <text:p>0.0697391606</text:p>
          </table:table-cell>
          <table:table-cell office:value-type="float" office:value="2.66808303639346" calcext:value-type="float">
            <text:p>2.6680830364</text:p>
          </table:table-cell>
          <table:table-cell office:value-type="float" office:value="0.00157551557802294" calcext:value-type="float">
            <text:p>0.0015755156</text:p>
          </table:table-cell>
          <table:table-cell office:value-type="float" office:value="0.0355933354454526" calcext:value-type="float">
            <text:p>0.0355933354</text:p>
          </table:table-cell>
          <table:table-cell/>
          <table:table-cell table:formula="of:=[.B53]+(2*[.C53])+[.D53]+(2*[.E53])+(2*[.F53])" office:value-type="float" office:value="3" calcext:value-type="float">
            <text:p>3</text:p>
          </table:table-cell>
          <table:table-cell table:formula="of:=[.A53]+[.D53]+[.E53]+(2*[.F53])" office:value-type="float" office:value="5" calcext:value-type="float">
            <text:p>5</text:p>
          </table:table-cell>
          <table:table-cell table:formula="of:=[.D53]+[.E53]+(2*[.F53])" office:value-type="float" office:value="2.74084522286238" calcext:value-type="float">
            <text:p>2.7408452229</text:p>
          </table:table-cell>
          <table:table-cell table:formula="of:=([.J53]/[.I53])*100" office:value-type="float" office:value="54.8169044572477" calcext:value-type="float">
            <text:p>54.8169044572</text:p>
          </table:table-cell>
          <table:table-cell/>
          <table:table-cell table:formula="of:=[.J53]/[.H53]" office:value-type="float" office:value="0.913615074287461" calcext:value-type="float">
            <text:p>0.9136150743</text:p>
          </table:table-cell>
          <table:table-cell table:formula="of:=([.B53]+[.D53])/([.C53]+[.E53]+[.F53])" office:value-type="float" office:value="26.0615077831935" calcext:value-type="float">
            <text:p>26.0615077832</text:p>
          </table:table-cell>
          <table:table-cell table:formula="of:=([.B53]+[.D53])/(2*[.C53]+2*[.E53]+2*[.F53])" office:value-type="float" office:value="13.0307538915968" calcext:value-type="float">
            <text:p>13.0307538916</text:p>
          </table:table-cell>
          <table:table-cell table:formula="of:=([.B53]+[.D53])/([.B53]+(2*[.C53])+[.D53]+(2*[.E53])+(2*[.F53]))" office:value-type="float" office:value="0.928727992257143" calcext:value-type="float">
            <text:p>0.9287279923</text:p>
          </table:table-cell>
          <table:table-cell table:formula="of:=[.D53]/([.B53]+[.D53])" office:value-type="float" office:value="0.957611937559548" calcext:value-type="float">
            <text:p>0.9576119376</text:p>
          </table:table-cell>
          <table:table-cell table:formula="of:=([.E53]+(2*[.F53]))/(2*([.C53]+[.E53]+[.F53]))" office:value-type="float" office:value="0.340302776986668" calcext:value-type="float">
            <text:p>0.340302777</text:p>
          </table:table-cell>
          <table:table-cell table:formula="of:=([.P53]*[.Q53])+((1-[.P53])*[.R53])" office:value-type="float" office:value="0.913615074287461" calcext:value-type="float">
            <text:p>0.9136150743</text:p>
          </table:table-cell>
          <table:table-cell table:formula="of:=[.S53]=[.M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.08742607638517" calcext:value-type="float">
            <text:p>5.0874260764</text:p>
          </table:table-cell>
          <table:table-cell office:value-type="float" office:value="0.0556589115275544" calcext:value-type="float">
            <text:p>0.0556589115</text:p>
          </table:table-cell>
          <table:table-cell office:value-type="float" office:value="0.0154895721621607" calcext:value-type="float">
            <text:p>0.0154895722</text:p>
          </table:table-cell>
          <table:table-cell office:value-type="float" office:value="2.83160597888496" calcext:value-type="float">
            <text:p>2.8316059789</text:p>
          </table:table-cell>
          <table:table-cell office:value-type="float" office:value="0.00078802053329826" calcext:value-type="float">
            <text:p>0.0007880205</text:p>
          </table:table-cell>
          <table:table-cell office:value-type="float" office:value="0.0400899620982852" calcext:value-type="float">
            <text:p>0.0400899621</text:p>
          </table:table-cell>
          <table:table-cell/>
          <table:table-cell table:formula="of:=[.B54]+(2*[.C54])+[.D54]+(2*[.E54])+(2*[.F54])" office:value-type="float" office:value="3" calcext:value-type="float">
            <text:p>3</text:p>
          </table:table-cell>
          <table:table-cell table:formula="of:=[.A54]+[.D54]+[.E54]+(2*[.F54])" office:value-type="float" office:value="8" calcext:value-type="float">
            <text:p>8</text:p>
          </table:table-cell>
          <table:table-cell table:formula="of:=[.D54]+[.E54]+(2*[.F54])" office:value-type="float" office:value="2.91257392361483" calcext:value-type="float">
            <text:p>2.9125739236</text:p>
          </table:table-cell>
          <table:table-cell table:formula="of:=([.J54]/[.I54])*100" office:value-type="float" office:value="36.4071740451853" calcext:value-type="float">
            <text:p>36.4071740452</text:p>
          </table:table-cell>
          <table:table-cell/>
          <table:table-cell table:formula="of:=[.J54]/[.H54]" office:value-type="float" office:value="0.970857974538276" calcext:value-type="float">
            <text:p>0.9708579745</text:p>
          </table:table-cell>
          <table:table-cell table:formula="of:=([.B54]+[.D54])/([.C54]+[.E54]+[.F54])" office:value-type="float" office:value="51.2221064223448" calcext:value-type="float">
            <text:p>51.2221064223</text:p>
          </table:table-cell>
          <table:table-cell table:formula="of:=([.B54]+[.D54])/(2*[.C54]+2*[.E54]+2*[.F54])" office:value-type="float" office:value="25.6110532111724" calcext:value-type="float">
            <text:p>25.6110532112</text:p>
          </table:table-cell>
          <table:table-cell table:formula="of:=([.B54]+[.D54])/([.B54]+(2*[.C54])+[.D54]+(2*[.E54])+(2*[.F54]))" office:value-type="float" office:value="0.962421630137504" calcext:value-type="float">
            <text:p>0.9624216301</text:p>
          </table:table-cell>
          <table:table-cell table:formula="of:=[.D54]/([.B54]+[.D54])" office:value-type="float" office:value="0.98072261685709" calcext:value-type="float">
            <text:p>0.9807226169</text:p>
          </table:table-cell>
          <table:table-cell table:formula="of:=([.E54]+(2*[.F54]))/(2*([.C54]+[.E54]+[.F54]))" office:value-type="float" office:value="0.718214095201933" calcext:value-type="float">
            <text:p>0.7182140952</text:p>
          </table:table-cell>
          <table:table-cell table:formula="of:=([.P54]*[.Q54])+((1-[.P54])*[.R54])" office:value-type="float" office:value="0.970857974538275" calcext:value-type="float">
            <text:p>0.9708579745</text:p>
          </table:table-cell>
          <table:table-cell table:formula="of:=[.S54]=[.M54]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7.05752800667038" calcext:value-type="float">
            <text:p>7.0575280067</text:p>
          </table:table-cell>
          <table:table-cell office:value-type="float" office:value="0.0405253969917858" calcext:value-type="float">
            <text:p>0.040525397</text:p>
          </table:table-cell>
          <table:table-cell office:value-type="float" office:value="0.0082115390067092" calcext:value-type="float">
            <text:p>0.008211539</text:p>
          </table:table-cell>
          <table:table-cell office:value-type="float" office:value="2.86009124250964" calcext:value-type="float">
            <text:p>2.8600912425</text:p>
          </table:table-cell>
          <table:table-cell office:value-type="float" office:value="0.000579531665177165" calcext:value-type="float">
            <text:p>0.0005795317</text:p>
          </table:table-cell>
          <table:table-cell office:value-type="float" office:value="0.0409006095774016" calcext:value-type="float">
            <text:p>0.0409006096</text:p>
          </table:table-cell>
          <table:table-cell/>
          <table:table-cell table:formula="of:=[.B55]+(2*[.C55])+[.D55]+(2*[.E55])+(2*[.F55])" office:value-type="float" office:value="3" calcext:value-type="float">
            <text:p>3</text:p>
          </table:table-cell>
          <table:table-cell table:formula="of:=[.A55]+[.D55]+[.E55]+(2*[.F55])" office:value-type="float" office:value="10" calcext:value-type="float">
            <text:p>10</text:p>
          </table:table-cell>
          <table:table-cell table:formula="of:=[.D55]+[.E55]+(2*[.F55])" office:value-type="float" office:value="2.94247199332962" calcext:value-type="float">
            <text:p>2.9424719933</text:p>
          </table:table-cell>
          <table:table-cell table:formula="of:=([.J55]/[.I55])*100" office:value-type="float" office:value="29.4247199332962" calcext:value-type="float">
            <text:p>29.4247199333</text:p>
          </table:table-cell>
          <table:table-cell/>
          <table:table-cell table:formula="of:=[.J55]/[.H55]" office:value-type="float" office:value="0.98082399777654" calcext:value-type="float">
            <text:p>0.9808239978</text:p>
          </table:table-cell>
          <table:table-cell table:formula="of:=([.B55]+[.D55])/([.C55]+[.E55]+[.F55])" office:value-type="float" office:value="58.3722793222108" calcext:value-type="float">
            <text:p>58.3722793222</text:p>
          </table:table-cell>
          <table:table-cell table:formula="of:=([.B55]+[.D55])/(2*[.C55]+2*[.E55]+2*[.F55])" office:value-type="float" office:value="29.1861396611054" calcext:value-type="float">
            <text:p>29.1861396611</text:p>
          </table:table-cell>
          <table:table-cell table:formula="of:=([.B55]+[.D55])/([.B55]+(2*[.C55])+[.D55]+(2*[.E55])+(2*[.F55]))" office:value-type="float" office:value="0.966872213167141" calcext:value-type="float">
            <text:p>0.9668722132</text:p>
          </table:table-cell>
          <table:table-cell table:formula="of:=[.D55]/([.B55]+[.D55])" office:value-type="float" office:value="0.986028695953853" calcext:value-type="float">
            <text:p>0.986028696</text:p>
          </table:table-cell>
          <table:table-cell table:formula="of:=([.E55]+(2*[.F55]))/(2*([.C55]+[.E55]+[.F55]))" office:value-type="float" office:value="0.828918949879551" calcext:value-type="float">
            <text:p>0.8289189499</text:p>
          </table:table-cell>
          <table:table-cell table:formula="of:=([.P55]*[.Q55])+((1-[.P55])*[.R55])" office:value-type="float" office:value="0.980823997776539" calcext:value-type="float">
            <text:p>0.9808239978</text:p>
          </table:table-cell>
          <table:table-cell table:formula="of:=[.S55]=[.M55]" office:value-type="boolean" office:boolean-value="true" calcext:value-type="boolean">
            <text:p>TRUE</text:p>
          </table:table-cell>
        </table:table-row>
        <table:table-row table:style-name="ro2" table:number-rows-repeated="2">
          <table:table-cell table:number-columns-repeated="20"/>
        </table:table-row>
        <table:table-row table:style-name="ro2">
          <table:table-cell office:value-type="float" office:value="0.00134025653059067" calcext:value-type="float">
            <text:p>0.0013402565</text:p>
          </table:table-cell>
          <table:table-cell office:value-type="float" office:value="0.643996575221706" calcext:value-type="float">
            <text:p>0.6439965752</text:p>
          </table:table-cell>
          <table:table-cell office:value-type="float" office:value="2.07365794448643" calcext:value-type="float">
            <text:p>2.0736579445</text:p>
          </table:table-cell>
          <table:table-cell office:value-type="float" office:value="0.00863120615618914" calcext:value-type="float">
            <text:p>0.0086312062</text:p>
          </table:table-cell>
          <table:table-cell office:value-type="float" office:value="0.0000277923360230915" calcext:value-type="float">
            <text:p>2.77923360230915E-05</text:p>
          </table:table-cell>
          <table:table-cell table:style-name="ce1" office:value-type="float" office:value="0.000000372488598553183" calcext:value-type="float">
            <text:p>3.72E-07</text:p>
          </table:table-cell>
          <table:table-cell/>
          <table:table-cell table:formula="of:=[.B58]+(2*[.C58])+[.D58]+(2*[.E58])+(2*[.F58])" office:value-type="float" office:value="4.8" calcext:value-type="float">
            <text:p>4.8</text:p>
          </table:table-cell>
          <table:table-cell table:formula="of:=[.A58]+[.D58]+[.E58]+(2*[.F58])" office:value-type="float" office:value="0.01" calcext:value-type="float">
            <text:p>0.01</text:p>
          </table:table-cell>
          <table:table-cell table:formula="of:=[.D58]+[.E58]+(2*[.F58])" office:value-type="float" office:value="0.00865974346940934" calcext:value-type="float">
            <text:p>0.0086597435</text:p>
          </table:table-cell>
          <table:table-cell table:formula="of:=([.J58]/[.I58])*100" office:value-type="float" office:value="86.5974346940934" calcext:value-type="float">
            <text:p>86.5974346941</text:p>
          </table:table-cell>
          <table:table-cell/>
          <table:table-cell table:formula="of:=[.J58]/[.H58]" office:value-type="float" office:value="0.00180411322279361" calcext:value-type="float">
            <text:p>0.0018041132</text:p>
          </table:table-cell>
          <table:table-cell table:formula="of:=([.B58]+[.D58])/([.C58]+[.E58]+[.F58])" office:value-type="float" office:value="0.314718692692945" calcext:value-type="float">
            <text:p>0.3147186927</text:p>
          </table:table-cell>
          <table:table-cell table:formula="of:=([.B58]+[.D58])/(2*[.C58]+2*[.E58]+2*[.F58])" office:value-type="float" office:value="0.157359346346473" calcext:value-type="float">
            <text:p>0.1573593463</text:p>
          </table:table-cell>
          <table:table-cell table:formula="of:=([.B58]+[.D58])/([.B58]+(2*[.C58])+[.D58]+(2*[.E58])+(2*[.F58]))" office:value-type="float" office:value="0.135964121120395" calcext:value-type="float">
            <text:p>0.1359641211</text:p>
          </table:table-cell>
          <table:table-cell table:formula="of:=[.D58]/([.B58]+[.D58])" office:value-type="float" office:value="0.0132253121955153" calcext:value-type="float">
            <text:p>0.0132253122</text:p>
          </table:table-cell>
          <table:table-cell table:formula="of:=([.E58]+(2*[.F58]))/(2*([.C58]+[.E58]+[.F58]))" office:value-type="float" office:value="0.00000688081795312767" calcext:value-type="float">
            <text:p>6.88081795312767E-06</text:p>
          </table:table-cell>
          <table:table-cell table:formula="of:=([.P58]*[.Q58])+((1-[.P58])*[.R58])" office:value-type="float" office:value="0.00180411322279361" calcext:value-type="float">
            <text:p>0.0018041132</text:p>
          </table:table-cell>
          <table:table-cell table:formula="of:=[.S58]=[.M58]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0.00268257898394262" calcext:value-type="float">
            <text:p>0.002682579</text:p>
          </table:table-cell>
          <table:table-cell office:value-type="float" office:value="0.643370540156647" calcext:value-type="float">
            <text:p>0.6433705402</text:p>
          </table:table-cell>
          <table:table-cell office:value-type="float" office:value="2.06962825970728" calcext:value-type="float">
            <text:p>2.0696282597</text:p>
          </table:table-cell>
          <table:table-cell office:value-type="float" office:value="0.0172589228991204" calcext:value-type="float">
            <text:p>0.0172589229</text:p>
          </table:table-cell>
          <table:table-cell office:value-type="float" office:value="0.0000555194127406449" calcext:value-type="float">
            <text:p>5.55194127406449E-05</text:p>
          </table:table-cell>
          <table:table-cell table:style-name="ce1" office:value-type="float" office:value="0.0000014893520981889" calcext:value-type="float">
            <text:p>1.49E-06</text:p>
          </table:table-cell>
          <table:table-cell/>
          <table:table-cell table:formula="of:=[.B59]+(2*[.C59])+[.D59]+(2*[.E59])+(2*[.F59])" office:value-type="float" office:value="4.8" calcext:value-type="float">
            <text:p>4.8</text:p>
          </table:table-cell>
          <table:table-cell table:formula="of:=[.A59]+[.D59]+[.E59]+(2*[.F59])" office:value-type="float" office:value="0.02" calcext:value-type="float">
            <text:p>0.02</text:p>
          </table:table-cell>
          <table:table-cell table:formula="of:=[.D59]+[.E59]+(2*[.F59])" office:value-type="float" office:value="0.0173174210160574" calcext:value-type="float">
            <text:p>0.017317421</text:p>
          </table:table-cell>
          <table:table-cell table:formula="of:=([.J59]/[.I59])*100" office:value-type="float" office:value="86.5871050802869" calcext:value-type="float">
            <text:p>86.5871050803</text:p>
          </table:table-cell>
          <table:table-cell/>
          <table:table-cell table:formula="of:=[.J59]/[.H59]" office:value-type="float" office:value="0.00360779604501195" calcext:value-type="float">
            <text:p>0.003607796</text:p>
          </table:table-cell>
          <table:table-cell table:formula="of:=([.B59]+[.D59])/([.C59]+[.E59]+[.F59])" office:value-type="float" office:value="0.31919319962279" calcext:value-type="float">
            <text:p>0.3191931996</text:p>
          </table:table-cell>
          <table:table-cell table:formula="of:=([.B59]+[.D59])/(2*[.C59]+2*[.E59]+2*[.F59])" office:value-type="float" office:value="0.159596599811395" calcext:value-type="float">
            <text:p>0.1595965998</text:p>
          </table:table-cell>
          <table:table-cell table:formula="of:=([.B59]+[.D59])/([.B59]+(2*[.C59])+[.D59]+(2*[.E59])+(2*[.F59]))" office:value-type="float" office:value="0.137631138136618" calcext:value-type="float">
            <text:p>0.1376311381</text:p>
          </table:table-cell>
          <table:table-cell table:formula="of:=[.D59]/([.B59]+[.D59])" office:value-type="float" office:value="0.0261249669660335" calcext:value-type="float">
            <text:p>0.026124967</text:p>
          </table:table-cell>
          <table:table-cell table:formula="of:=([.E59]+(2*[.F59]))/(2*([.C59]+[.E59]+[.F59]))" office:value-type="float" office:value="0.0000141321286449044" calcext:value-type="float">
            <text:p>1.41321286449044E-05</text:p>
          </table:table-cell>
          <table:table-cell table:formula="of:=([.P59]*[.Q59])+((1-[.P59])*[.R59])" office:value-type="float" office:value="0.00360779604501195" calcext:value-type="float">
            <text:p>0.003607796</text:p>
          </table:table-cell>
          <table:table-cell table:formula="of:=[.S59]=[.M59]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0.00402697506318848" calcext:value-type="float">
            <text:p>0.0040269751</text:p>
          </table:table-cell>
          <table:table-cell office:value-type="float" office:value="0.642744093722373" calcext:value-type="float">
            <text:p>0.6427440937</text:p>
          </table:table-cell>
          <table:table-cell office:value-type="float" office:value="2.06559985007497" calcext:value-type="float">
            <text:p>2.0655998501</text:p>
          </table:table-cell>
          <table:table-cell office:value-type="float" office:value="0.0258831443743167" calcext:value-type="float">
            <text:p>0.0258831444</text:p>
          </table:table-cell>
          <table:table-cell office:value-type="float" office:value="0.0000831811908677777" calcext:value-type="float">
            <text:p>8.31811908677777E-05</text:p>
          </table:table-cell>
          <table:table-cell table:style-name="ce1" office:value-type="float" office:value="0.00000334968581350862" calcext:value-type="float">
            <text:p>3.35E-06</text:p>
          </table:table-cell>
          <table:table-cell/>
          <table:table-cell table:formula="of:=[.B60]+(2*[.C60])+[.D60]+(2*[.E60])+(2*[.F60])" office:value-type="float" office:value="4.8" calcext:value-type="float">
            <text:p>4.8</text:p>
          </table:table-cell>
          <table:table-cell table:formula="of:=[.A60]+[.D60]+[.E60]+(2*[.F60])" office:value-type="float" office:value="0.03" calcext:value-type="float">
            <text:p>0.03</text:p>
          </table:table-cell>
          <table:table-cell table:formula="of:=[.D60]+[.E60]+(2*[.F60])" office:value-type="float" office:value="0.0259730249368115" calcext:value-type="float">
            <text:p>0.0259730249</text:p>
          </table:table-cell>
          <table:table-cell table:formula="of:=([.J60]/[.I60])*100" office:value-type="float" office:value="86.5767497893718" calcext:value-type="float">
            <text:p>86.5767497894</text:p>
          </table:table-cell>
          <table:table-cell/>
          <table:table-cell table:formula="of:=[.J60]/[.H60]" office:value-type="float" office:value="0.00541104686183574" calcext:value-type="float">
            <text:p>0.0054110469</text:p>
          </table:table-cell>
          <table:table-cell table:formula="of:=([.B60]+[.D60])/([.C60]+[.E60]+[.F60])" office:value-type="float" office:value="0.323682841820671" calcext:value-type="float">
            <text:p>0.3236828418</text:p>
          </table:table-cell>
          <table:table-cell table:formula="of:=([.B60]+[.D60])/(2*[.C60]+2*[.E60]+2*[.F60])" office:value-type="float" office:value="0.161841420910336" calcext:value-type="float">
            <text:p>0.1618414209</text:p>
          </table:table-cell>
          <table:table-cell table:formula="of:=([.B60]+[.D60])/([.B60]+(2*[.C60])+[.D60]+(2*[.E60])+(2*[.F60]))" office:value-type="float" office:value="0.139297341270144" calcext:value-type="float">
            <text:p>0.1392973413</text:p>
          </table:table-cell>
          <table:table-cell table:formula="of:=[.D60]/([.B60]+[.D60])" office:value-type="float" office:value="0.0387108734128085" calcext:value-type="float">
            <text:p>0.0387108734</text:p>
          </table:table-cell>
          <table:table-cell table:formula="of:=([.E60]+(2*[.F60]))/(2*([.C60]+[.E60]+[.F60]))" office:value-type="float" office:value="0.0000217556167585777" calcext:value-type="float">
            <text:p>2.17556167585777E-05</text:p>
          </table:table-cell>
          <table:table-cell table:formula="of:=([.P60]*[.Q60])+((1-[.P60])*[.R60])" office:value-type="float" office:value="0.00541104686183574" calcext:value-type="float">
            <text:p>0.0054110469</text:p>
          </table:table-cell>
          <table:table-cell table:formula="of:=[.S60]=[.M60]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0.00672201909899803" calcext:value-type="float">
            <text:p>0.0067220191</text:p>
          </table:table-cell>
          <table:table-cell office:value-type="float" office:value="0.641489964526256" calcext:value-type="float">
            <text:p>0.6414899645</text:p>
          </table:table-cell>
          <table:table-cell office:value-type="float" office:value="2.05754687293949" calcext:value-type="float">
            <text:p>2.0575468729</text:p>
          </table:table-cell>
          <table:table-cell office:value-type="float" office:value="0.0431210779336106" calcext:value-type="float">
            <text:p>0.0431210779</text:p>
          </table:table-cell>
          <table:table-cell office:value-type="float" office:value="0.000138308693769829" calcext:value-type="float">
            <text:p>0.0001383087</text:p>
          </table:table-cell>
          <table:table-cell table:style-name="ce1" office:value-type="float" office:value="0.00000929713681078258" calcext:value-type="float">
            <text:p>9.30E-06</text:p>
          </table:table-cell>
          <table:table-cell/>
          <table:table-cell table:formula="of:=[.B61]+(2*[.C61])+[.D61]+(2*[.E61])+(2*[.F61])" office:value-type="float" office:value="4.8" calcext:value-type="float">
            <text:p>4.8</text:p>
          </table:table-cell>
          <table:table-cell table:formula="of:=[.A61]+[.D61]+[.E61]+(2*[.F61])" office:value-type="float" office:value="0.05" calcext:value-type="float">
            <text:p>0.05</text:p>
          </table:table-cell>
          <table:table-cell table:formula="of:=[.D61]+[.E61]+(2*[.F61])" office:value-type="float" office:value="0.043277980901002" calcext:value-type="float">
            <text:p>0.0432779809</text:p>
          </table:table-cell>
          <table:table-cell table:formula="of:=([.J61]/[.I61])*100" office:value-type="float" office:value="86.5559618020039" calcext:value-type="float">
            <text:p>86.555961802</text:p>
          </table:table-cell>
          <table:table-cell/>
          <table:table-cell table:formula="of:=[.J61]/[.H61]" office:value-type="float" office:value="0.00901624602104208" calcext:value-type="float">
            <text:p>0.009016246</text:p>
          </table:table-cell>
          <table:table-cell table:formula="of:=([.B61]+[.D61])/([.C61]+[.E61]+[.F61])" office:value-type="float" office:value="0.332707819126324" calcext:value-type="float">
            <text:p>0.3327078191</text:p>
          </table:table-cell>
          <table:table-cell table:formula="of:=([.B61]+[.D61])/(2*[.C61]+2*[.E61]+2*[.F61])" office:value-type="float" office:value="0.166353909563162" calcext:value-type="float">
            <text:p>0.1663539096</text:p>
          </table:table-cell>
          <table:table-cell table:formula="of:=([.B61]+[.D61])/([.B61]+(2*[.C61])+[.D61]+(2*[.E61])+(2*[.F61]))" office:value-type="float" office:value="0.142627300512472" calcext:value-type="float">
            <text:p>0.1426273005</text:p>
          </table:table-cell>
          <table:table-cell table:formula="of:=[.D61]/([.B61]+[.D61])" office:value-type="float" office:value="0.0629862436613246" calcext:value-type="float">
            <text:p>0.0629862437</text:p>
          </table:table-cell>
          <table:table-cell table:formula="of:=([.E61]+(2*[.F61]))/(2*([.C61]+[.E61]+[.F61]))" office:value-type="float" office:value="0.0000381259144664612" calcext:value-type="float">
            <text:p>3.81259144664612E-05</text:p>
          </table:table-cell>
          <table:table-cell table:formula="of:=([.P61]*[.Q61])+((1-[.P61])*[.R61])" office:value-type="float" office:value="0.00901624602104208" calcext:value-type="float">
            <text:p>0.009016246</text:p>
          </table:table-cell>
          <table:table-cell table:formula="of:=[.S61]=[.M61]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0.010780332086229" calcext:value-type="float">
            <text:p>0.0107803321</text:p>
          </table:table-cell>
          <table:table-cell office:value-type="float" office:value="0.639605671588099" calcext:value-type="float">
            <text:p>0.6396056716</text:p>
          </table:table-cell>
          <table:table-cell office:value-type="float" office:value="2.04547707563831" calcext:value-type="float">
            <text:p>2.0454770756</text:p>
          </table:table-cell>
          <table:table-cell office:value-type="float" office:value="0.0689516154395523" calcext:value-type="float">
            <text:p>0.0689516154</text:p>
          </table:table-cell>
          <table:table-cell office:value-type="float" office:value="0.000220509221501496" calcext:value-type="float">
            <text:p>0.0002205092</text:p>
          </table:table-cell>
          <table:table-cell office:value-type="float" office:value="0.0000237716263586195" calcext:value-type="float">
            <text:p>2.37716263586195E-05</text:p>
          </table:table-cell>
          <table:table-cell/>
          <table:table-cell table:formula="of:=[.B62]+(2*[.C62])+[.D62]+(2*[.E62])+(2*[.F62])" office:value-type="float" office:value="4.8" calcext:value-type="float">
            <text:p>4.8</text:p>
          </table:table-cell>
          <table:table-cell table:formula="of:=[.A62]+[.D62]+[.E62]+(2*[.F62])" office:value-type="float" office:value="0.08" calcext:value-type="float">
            <text:p>0.08</text:p>
          </table:table-cell>
          <table:table-cell table:formula="of:=[.D62]+[.E62]+(2*[.F62])" office:value-type="float" office:value="0.069219667913771" calcext:value-type="float">
            <text:p>0.0692196679</text:p>
          </table:table-cell>
          <table:table-cell table:formula="of:=([.J62]/[.I62])*100" office:value-type="float" office:value="86.5245848922138" calcext:value-type="float">
            <text:p>86.5245848922</text:p>
          </table:table-cell>
          <table:table-cell/>
          <table:table-cell table:formula="of:=[.J62]/[.H62]" office:value-type="float" office:value="0.0144207641487023" calcext:value-type="float">
            <text:p>0.0144207641</text:p>
          </table:table-cell>
          <table:table-cell table:formula="of:=([.B62]+[.D62])/([.C62]+[.E62]+[.F62])" office:value-type="float" office:value="0.346360605163111" calcext:value-type="float">
            <text:p>0.3463606052</text:p>
          </table:table-cell>
          <table:table-cell table:formula="of:=([.B62]+[.D62])/(2*[.C62]+2*[.E62]+2*[.F62])" office:value-type="float" office:value="0.173180302581555" calcext:value-type="float">
            <text:p>0.1731803026</text:p>
          </table:table-cell>
          <table:table-cell table:formula="of:=([.B62]+[.D62])/([.B62]+(2*[.C62])+[.D62]+(2*[.E62])+(2*[.F62]))" office:value-type="float" office:value="0.147616101464094" calcext:value-type="float">
            <text:p>0.1476161015</text:p>
          </table:table-cell>
          <table:table-cell table:formula="of:=[.D62]/([.B62]+[.D62])" office:value-type="float" office:value="0.0973126897456655" calcext:value-type="float">
            <text:p>0.0973126897</text:p>
          </table:table-cell>
          <table:table-cell table:formula="of:=([.E62]+(2*[.F62]))/(2*([.C62]+[.E62]+[.F62]))" office:value-type="float" office:value="0.0000655153922524312" calcext:value-type="float">
            <text:p>6.55153922524312E-05</text:p>
          </table:table-cell>
          <table:table-cell table:formula="of:=([.P62]*[.Q62])+((1-[.P62])*[.R62])" office:value-type="float" office:value="0.0144207641487023" calcext:value-type="float">
            <text:p>0.0144207641</text:p>
          </table:table-cell>
          <table:table-cell table:formula="of:=[.S62]=[.M62]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0.0134964641110255" calcext:value-type="float">
            <text:p>0.0134964641</text:p>
          </table:table-cell>
          <table:table-cell office:value-type="float" office:value="0.638347403725201" calcext:value-type="float">
            <text:p>0.6383474037</text:p>
          </table:table-cell>
          <table:table-cell office:value-type="float" office:value="2.03743703921352" calcext:value-type="float">
            <text:p>2.0374370392</text:p>
          </table:table-cell>
          <table:table-cell office:value-type="float" office:value="0.0861543282474347" calcext:value-type="float">
            <text:p>0.0861543282</text:p>
          </table:table-cell>
          <table:table-cell office:value-type="float" office:value="0.000274981958782193" calcext:value-type="float">
            <text:p>0.000274982</text:p>
          </table:table-cell>
          <table:table-cell office:value-type="float" office:value="0.0000371128413788336" calcext:value-type="float">
            <text:p>3.71128413788336E-05</text:p>
          </table:table-cell>
          <table:table-cell/>
          <table:table-cell table:formula="of:=[.B63]+(2*[.C63])+[.D63]+(2*[.E63])+(2*[.F63])" office:value-type="float" office:value="4.8" calcext:value-type="float">
            <text:p>4.8</text:p>
          </table:table-cell>
          <table:table-cell table:formula="of:=[.A63]+[.D63]+[.E63]+(2*[.F63])" office:value-type="float" office:value="0.1" calcext:value-type="float">
            <text:p>0.1</text:p>
          </table:table-cell>
          <table:table-cell table:formula="of:=[.D63]+[.E63]+(2*[.F63])" office:value-type="float" office:value="0.0865035358889745" calcext:value-type="float">
            <text:p>0.0865035359</text:p>
          </table:table-cell>
          <table:table-cell table:formula="of:=([.J63]/[.I63])*100" office:value-type="float" office:value="86.5035358889745" calcext:value-type="float">
            <text:p>86.503535889</text:p>
          </table:table-cell>
          <table:table-cell/>
          <table:table-cell table:formula="of:=[.J63]/[.H63]" office:value-type="float" office:value="0.0180215699768697" calcext:value-type="float">
            <text:p>0.01802157</text:p>
          </table:table-cell>
          <table:table-cell table:formula="of:=([.B63]+[.D63])/([.C63]+[.E63]+[.F63])" office:value-type="float" office:value="0.355540198682656" calcext:value-type="float">
            <text:p>0.3555401987</text:p>
          </table:table-cell>
          <table:table-cell table:formula="of:=([.B63]+[.D63])/(2*[.C63]+2*[.E63]+2*[.F63])" office:value-type="float" office:value="0.177770099341328" calcext:value-type="float">
            <text:p>0.1777700993</text:p>
          </table:table-cell>
          <table:table-cell table:formula="of:=([.B63]+[.D63])/([.B63]+(2*[.C63])+[.D63]+(2*[.E63])+(2*[.F63]))" office:value-type="float" office:value="0.150937860827632" calcext:value-type="float">
            <text:p>0.1509378608</text:p>
          </table:table-cell>
          <table:table-cell table:formula="of:=[.D63]/([.B63]+[.D63])" office:value-type="float" office:value="0.118915282663104" calcext:value-type="float">
            <text:p>0.1189152827</text:p>
          </table:table-cell>
          <table:table-cell table:formula="of:=([.E63]+(2*[.F63]))/(2*([.C63]+[.E63]+[.F63]))" office:value-type="float" office:value="0.0000856846497223234" calcext:value-type="float">
            <text:p>8.56846497223234E-05</text:p>
          </table:table-cell>
          <table:table-cell table:formula="of:=([.P63]*[.Q63])+((1-[.P63])*[.R63])" office:value-type="float" office:value="0.0180215699768697" calcext:value-type="float">
            <text:p>0.01802157</text:p>
          </table:table-cell>
          <table:table-cell table:formula="of:=[.S63]=[.M63]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0.0272066220673229" calcext:value-type="float">
            <text:p>0.0272066221</text:p>
          </table:table-cell>
          <table:table-cell office:value-type="float" office:value="0.632031027140665" calcext:value-type="float">
            <text:p>0.6320310271</text:p>
          </table:table-cell>
          <table:table-cell office:value-type="float" office:value="1.99731609634242" calcext:value-type="float">
            <text:p>1.9973160963</text:p>
          </table:table-cell>
          <table:table-cell office:value-type="float" office:value="0.17195429290238" calcext:value-type="float">
            <text:p>0.1719542929</text:p>
          </table:table-cell>
          <table:table-cell office:value-type="float" office:value="0.000543402241821689" calcext:value-type="float">
            <text:p>0.0005434022</text:p>
          </table:table-cell>
          <table:table-cell office:value-type="float" office:value="0.000147841394237787" calcext:value-type="float">
            <text:p>0.0001478414</text:p>
          </table:table-cell>
          <table:table-cell/>
          <table:table-cell table:formula="of:=[.B64]+(2*[.C64])+[.D64]+(2*[.E64])+(2*[.F64])" office:value-type="float" office:value="4.8" calcext:value-type="float">
            <text:p>4.8</text:p>
          </table:table-cell>
          <table:table-cell table:formula="of:=[.A64]+[.D64]+[.E64]+(2*[.F64])" office:value-type="float" office:value="0.2" calcext:value-type="float">
            <text:p>0.2</text:p>
          </table:table-cell>
          <table:table-cell table:formula="of:=[.D64]+[.E64]+(2*[.F64])" office:value-type="float" office:value="0.172793377932677" calcext:value-type="float">
            <text:p>0.1727933779</text:p>
          </table:table-cell>
          <table:table-cell table:formula="of:=([.J64]/[.I64])*100" office:value-type="float" office:value="86.3966889663385" calcext:value-type="float">
            <text:p>86.3966889663</text:p>
          </table:table-cell>
          <table:table-cell/>
          <table:table-cell table:formula="of:=[.J64]/[.H64]" office:value-type="float" office:value="0.0359986204026411" calcext:value-type="float">
            <text:p>0.0359986204</text:p>
          </table:table-cell>
          <table:table-cell table:formula="of:=([.B64]+[.D64])/([.C64]+[.E64]+[.F64])" office:value-type="float" office:value="0.402393576818244" calcext:value-type="float">
            <text:p>0.4023935768</text:p>
          </table:table-cell>
          <table:table-cell table:formula="of:=([.B64]+[.D64])/(2*[.C64]+2*[.E64]+2*[.F64])" office:value-type="float" office:value="0.201196788409122" calcext:value-type="float">
            <text:p>0.2011967884</text:p>
          </table:table-cell>
          <table:table-cell table:formula="of:=([.B64]+[.D64])/([.B64]+(2*[.C64])+[.D64]+(2*[.E64])+(2*[.F64]))" office:value-type="float" office:value="0.167496941675634" calcext:value-type="float">
            <text:p>0.1674969417</text:p>
          </table:table-cell>
          <table:table-cell table:formula="of:=[.D64]/([.B64]+[.D64])" office:value-type="float" office:value="0.213877403748085" calcext:value-type="float">
            <text:p>0.2138774037</text:p>
          </table:table-cell>
          <table:table-cell table:formula="of:=([.E64]+(2*[.F64]))/(2*([.C64]+[.E64]+[.F64]))" office:value-type="float" office:value="0.000209980467415676" calcext:value-type="float">
            <text:p>0.0002099805</text:p>
          </table:table-cell>
          <table:table-cell table:formula="of:=([.P64]*[.Q64])+((1-[.P64])*[.R64])" office:value-type="float" office:value="0.0359986204026411" calcext:value-type="float">
            <text:p>0.0359986204</text:p>
          </table:table-cell>
          <table:table-cell table:formula="of:=[.S64]=[.M64]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0.0411387035813662" calcext:value-type="float">
            <text:p>0.0411387036</text:p>
          </table:table-cell>
          <table:table-cell office:value-type="float" office:value="0.625672515586917" calcext:value-type="float">
            <text:p>0.6256725156</text:p>
          </table:table-cell>
          <table:table-cell office:value-type="float" office:value="1.9573304838043" calcext:value-type="float">
            <text:p>1.9573304838</text:p>
          </table:table-cell>
          <table:table-cell office:value-type="float" office:value="0.257393561577379" calcext:value-type="float">
            <text:p>0.2573935616</text:p>
          </table:table-cell>
          <table:table-cell office:value-type="float" office:value="0.000805220385839973" calcext:value-type="float">
            <text:p>0.0008052204</text:p>
          </table:table-cell>
          <table:table-cell office:value-type="float" office:value="0.00033125722770744" calcext:value-type="float">
            <text:p>0.0003312572</text:p>
          </table:table-cell>
          <table:table-cell/>
          <table:table-cell table:formula="of:=[.B65]+(2*[.C65])+[.D65]+(2*[.E65])+(2*[.F65])" office:value-type="float" office:value="4.8" calcext:value-type="float">
            <text:p>4.8</text:p>
          </table:table-cell>
          <table:table-cell table:formula="of:=[.A65]+[.D65]+[.E65]+(2*[.F65])" office:value-type="float" office:value="0.3" calcext:value-type="float">
            <text:p>0.3</text:p>
          </table:table-cell>
          <table:table-cell table:formula="of:=[.D65]+[.E65]+(2*[.F65])" office:value-type="float" office:value="0.258861296418634" calcext:value-type="float">
            <text:p>0.2588612964</text:p>
          </table:table-cell>
          <table:table-cell table:formula="of:=([.J65]/[.I65])*100" office:value-type="float" office:value="86.2870988062113" calcext:value-type="float">
            <text:p>86.2870988062</text:p>
          </table:table-cell>
          <table:table-cell/>
          <table:table-cell table:formula="of:=[.J65]/[.H65]" office:value-type="float" office:value="0.053929436753882" calcext:value-type="float">
            <text:p>0.0539294368</text:p>
          </table:table-cell>
          <table:table-cell table:formula="of:=([.B65]+[.D65])/([.C65]+[.E65]+[.F65])" office:value-type="float" office:value="0.450896591344585" calcext:value-type="float">
            <text:p>0.4508965913</text:p>
          </table:table-cell>
          <table:table-cell table:formula="of:=([.B65]+[.D65])/(2*[.C65]+2*[.E65]+2*[.F65])" office:value-type="float" office:value="0.225448295672292" calcext:value-type="float">
            <text:p>0.2254482957</text:p>
          </table:table-cell>
          <table:table-cell table:formula="of:=([.B65]+[.D65])/([.B65]+(2*[.C65])+[.D65]+(2*[.E65])+(2*[.F65]))" office:value-type="float" office:value="0.183972099409228" calcext:value-type="float">
            <text:p>0.1839720994</text:p>
          </table:table-cell>
          <table:table-cell table:formula="of:=[.D65]/([.B65]+[.D65])" office:value-type="float" office:value="0.2914771252497" calcext:value-type="float">
            <text:p>0.2914771252</text:p>
          </table:table-cell>
          <table:table-cell table:formula="of:=([.E65]+(2*[.F65]))/(2*([.C65]+[.E65]+[.F65]))" office:value-type="float" office:value="0.000374715241607209" calcext:value-type="float">
            <text:p>0.0003747152</text:p>
          </table:table-cell>
          <table:table-cell table:formula="of:=([.P65]*[.Q65])+((1-[.P65])*[.R65])" office:value-type="float" office:value="0.053929436753882" calcext:value-type="float">
            <text:p>0.0539294368</text:p>
          </table:table-cell>
          <table:table-cell table:formula="of:=[.S65]=[.M65]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0.0697036611377924" calcext:value-type="float">
            <text:p>0.0697036611</text:p>
          </table:table-cell>
          <table:table-cell office:value-type="float" office:value="0.612826883656563" calcext:value-type="float">
            <text:p>0.6128268837</text:p>
          </table:table-cell>
          <table:table-cell office:value-type="float" office:value="1.87778394666107" calcext:value-type="float">
            <text:p>1.8777839467</text:p>
          </table:table-cell>
          <table:table-cell office:value-type="float" office:value="0.427162774345264" calcext:value-type="float">
            <text:p>0.4271627743</text:p>
          </table:table-cell>
          <table:table-cell office:value-type="float" office:value="0.0013088841590805" calcext:value-type="float">
            <text:p>0.0013088842</text:p>
          </table:table-cell>
          <table:table-cell office:value-type="float" office:value="0.000912340178931714" calcext:value-type="float">
            <text:p>0.0009123402</text:p>
          </table:table-cell>
          <table:table-cell/>
          <table:table-cell table:formula="of:=[.B66]+(2*[.C66])+[.D66]+(2*[.E66])+(2*[.F66])" office:value-type="float" office:value="4.8" calcext:value-type="float">
            <text:p>4.8</text:p>
          </table:table-cell>
          <table:table-cell table:formula="of:=[.A66]+[.D66]+[.E66]+(2*[.F66])" office:value-type="float" office:value="0.5" calcext:value-type="float">
            <text:p>0.5</text:p>
          </table:table-cell>
          <table:table-cell table:formula="of:=[.D66]+[.E66]+(2*[.F66])" office:value-type="float" office:value="0.430296338862208" calcext:value-type="float">
            <text:p>0.4302963389</text:p>
          </table:table-cell>
          <table:table-cell table:formula="of:=([.J66]/[.I66])*100" office:value-type="float" office:value="86.0592677724415" calcext:value-type="float">
            <text:p>86.0592677724</text:p>
          </table:table-cell>
          <table:table-cell/>
          <table:table-cell table:formula="of:=[.J66]/[.H66]" office:value-type="float" office:value="0.0896450705962933" calcext:value-type="float">
            <text:p>0.0896450706</text:p>
          </table:table-cell>
          <table:table-cell table:formula="of:=([.B66]+[.D66])/([.C66]+[.E66]+[.F66])" office:value-type="float" office:value="0.553184466747582" calcext:value-type="float">
            <text:p>0.5531844667</text:p>
          </table:table-cell>
          <table:table-cell table:formula="of:=([.B66]+[.D66])/(2*[.C66]+2*[.E66]+2*[.F66])" office:value-type="float" office:value="0.276592233373791" calcext:value-type="float">
            <text:p>0.2765922334</text:p>
          </table:table-cell>
          <table:table-cell table:formula="of:=([.B66]+[.D66])/([.B66]+(2*[.C66])+[.D66]+(2*[.E66])+(2*[.F66]))" office:value-type="float" office:value="0.216664512083714" calcext:value-type="float">
            <text:p>0.2166645121</text:p>
          </table:table-cell>
          <table:table-cell table:formula="of:=[.D66]/([.B66]+[.D66])" office:value-type="float" office:value="0.410737521338422" calcext:value-type="float">
            <text:p>0.4107375213</text:p>
          </table:table-cell>
          <table:table-cell table:formula="of:=([.E66]+(2*[.F66]))/(2*([.C66]+[.E66]+[.F66]))" office:value-type="float" office:value="0.000833392526063815" calcext:value-type="float">
            <text:p>0.0008333925</text:p>
          </table:table-cell>
          <table:table-cell table:formula="of:=([.P66]*[.Q66])+((1-[.P66])*[.R66])" office:value-type="float" office:value="0.0896450705962933" calcext:value-type="float">
            <text:p>0.0896450706</text:p>
          </table:table-cell>
          <table:table-cell table:formula="of:=[.S66]=[.M66]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0.114446592995577" calcext:value-type="float">
            <text:p>0.114446593</text:p>
          </table:table-cell>
          <table:table-cell office:value-type="float" office:value="0.593228791990713" calcext:value-type="float">
            <text:p>0.593228792</text:p>
          </table:table-cell>
          <table:table-cell office:value-type="float" office:value="1.7596019982338" calcext:value-type="float">
            <text:p>1.7596019982</text:p>
          </table:table-cell>
          <table:table-cell office:value-type="float" office:value="0.678930141102192" calcext:value-type="float">
            <text:p>0.6789301411</text:p>
          </table:table-cell>
          <table:table-cell office:value-type="float" office:value="0.00201380453726069" calcext:value-type="float">
            <text:p>0.0020138045</text:p>
          </table:table-cell>
          <table:table-cell office:value-type="float" office:value="0.00230473068248521" calcext:value-type="float">
            <text:p>0.0023047307</text:p>
          </table:table-cell>
          <table:table-cell/>
          <table:table-cell table:formula="of:=[.B67]+(2*[.C67])+[.D67]+(2*[.E67])+(2*[.F67])" office:value-type="float" office:value="4.8" calcext:value-type="float">
            <text:p>4.8</text:p>
          </table:table-cell>
          <table:table-cell table:formula="of:=[.A67]+[.D67]+[.E67]+(2*[.F67])" office:value-type="float" office:value="0.8" calcext:value-type="float">
            <text:p>0.8</text:p>
          </table:table-cell>
          <table:table-cell table:formula="of:=[.D67]+[.E67]+(2*[.F67])" office:value-type="float" office:value="0.685553407004423" calcext:value-type="float">
            <text:p>0.685553407</text:p>
          </table:table-cell>
          <table:table-cell table:formula="of:=([.J67]/[.I67])*100" office:value-type="float" office:value="85.6941758755528" calcext:value-type="float">
            <text:p>85.6941758756</text:p>
          </table:table-cell>
          <table:table-cell/>
          <table:table-cell table:formula="of:=[.J67]/[.H67]" office:value-type="float" office:value="0.142823626459255" calcext:value-type="float">
            <text:p>0.1428236265</text:p>
          </table:table-cell>
          <table:table-cell table:formula="of:=([.B67]+[.D67])/([.C67]+[.E67]+[.F67])" office:value-type="float" office:value="0.72121102337993" calcext:value-type="float">
            <text:p>0.7212110234</text:p>
          </table:table-cell>
          <table:table-cell table:formula="of:=([.B67]+[.D67])/(2*[.C67]+2*[.E67]+2*[.F67])" office:value-type="float" office:value="0.360605511689965" calcext:value-type="float">
            <text:p>0.3606055117</text:p>
          </table:table-cell>
          <table:table-cell table:formula="of:=([.B67]+[.D67])/([.B67]+(2*[.C67])+[.D67]+(2*[.E67])+(2*[.F67]))" office:value-type="float" office:value="0.265033111061022" calcext:value-type="float">
            <text:p>0.2650331111</text:p>
          </table:table-cell>
          <table:table-cell table:formula="of:=[.D67]/([.B67]+[.D67])" office:value-type="float" office:value="0.533683428572529" calcext:value-type="float">
            <text:p>0.5336834286</text:p>
          </table:table-cell>
          <table:table-cell table:formula="of:=([.E67]+(2*[.F67]))/(2*([.C67]+[.E67]+[.F67]))" office:value-type="float" office:value="0.00187742751915913" calcext:value-type="float">
            <text:p>0.0018774275</text:p>
          </table:table-cell>
          <table:table-cell table:formula="of:=([.P67]*[.Q67])+((1-[.P67])*[.R67])" office:value-type="float" office:value="0.142823626459255" calcext:value-type="float">
            <text:p>0.1428236265</text:p>
          </table:table-cell>
          <table:table-cell table:formula="of:=[.S67]=[.M67]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0.145662559860531" calcext:value-type="float">
            <text:p>0.1456625599</text:p>
          </table:table-cell>
          <table:table-cell office:value-type="float" office:value="0.579937540019956" calcext:value-type="float">
            <text:p>0.57993754</text:p>
          </table:table-cell>
          <table:table-cell office:value-type="float" office:value="1.68163775162199" calcext:value-type="float">
            <text:p>1.6816377516</text:p>
          </table:table-cell>
          <table:table-cell office:value-type="float" office:value="0.844751866385261" calcext:value-type="float">
            <text:p>0.8447518664</text:p>
          </table:table-cell>
          <table:table-cell office:value-type="float" office:value="0.00244951659659367" calcext:value-type="float">
            <text:p>0.0024495166</text:p>
          </table:table-cell>
          <table:table-cell office:value-type="float" office:value="0.00356802857880691" calcext:value-type="float">
            <text:p>0.0035680286</text:p>
          </table:table-cell>
          <table:table-cell/>
          <table:table-cell table:formula="of:=[.B68]+(2*[.C68])+[.D68]+(2*[.E68])+(2*[.F68])" office:value-type="float" office:value="4.8" calcext:value-type="float">
            <text:p>4.8</text:p>
          </table:table-cell>
          <table:table-cell table:formula="of:=[.A68]+[.D68]+[.E68]+(2*[.F68])" office:value-type="float" office:value="1" calcext:value-type="float">
            <text:p>1</text:p>
          </table:table-cell>
          <table:table-cell table:formula="of:=[.D68]+[.E68]+(2*[.F68])" office:value-type="float" office:value="0.854337440139469" calcext:value-type="float">
            <text:p>0.8543374401</text:p>
          </table:table-cell>
          <table:table-cell table:formula="of:=([.J68]/[.I68])*100" office:value-type="float" office:value="85.4337440139469" calcext:value-type="float">
            <text:p>85.4337440139</text:p>
          </table:table-cell>
          <table:table-cell/>
          <table:table-cell table:formula="of:=[.J68]/[.H68]" office:value-type="float" office:value="0.177986966695723" calcext:value-type="float">
            <text:p>0.1779869667</text:p>
          </table:table-cell>
          <table:table-cell table:formula="of:=([.B68]+[.D68])/([.C68]+[.E68]+[.F68])" office:value-type="float" office:value="0.844182700761704" calcext:value-type="float">
            <text:p>0.8441827008</text:p>
          </table:table-cell>
          <table:table-cell table:formula="of:=([.B68]+[.D68])/(2*[.C68]+2*[.E68]+2*[.F68])" office:value-type="float" office:value="0.422091350380852" calcext:value-type="float">
            <text:p>0.4220913504</text:p>
          </table:table-cell>
          <table:table-cell table:formula="of:=([.B68]+[.D68])/([.B68]+(2*[.C68])+[.D68]+(2*[.E68])+(2*[.F68]))" office:value-type="float" office:value="0.296810293001087" calcext:value-type="float">
            <text:p>0.296810293</text:p>
          </table:table-cell>
          <table:table-cell table:formula="of:=[.D68]/([.B68]+[.D68])" office:value-type="float" office:value="0.592937564206884" calcext:value-type="float">
            <text:p>0.5929375642</text:p>
          </table:table-cell>
          <table:table-cell table:formula="of:=([.E68]+(2*[.F68]))/(2*([.C68]+[.E68]+[.F68]))" office:value-type="float" office:value="0.00283990865089504" calcext:value-type="float">
            <text:p>0.0028399087</text:p>
          </table:table-cell>
          <table:table-cell table:formula="of:=([.P68]*[.Q68])+((1-[.P68])*[.R68])" office:value-type="float" office:value="0.177986966695723" calcext:value-type="float">
            <text:p>0.1779869667</text:p>
          </table:table-cell>
          <table:table-cell table:formula="of:=[.S68]=[.M68]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0.322397391346212" calcext:value-type="float">
            <text:p>0.3223973913</text:p>
          </table:table-cell>
          <table:table-cell office:value-type="float" office:value="0.510641958060827" calcext:value-type="float">
            <text:p>0.5106419581</text:p>
          </table:table-cell>
          <table:table-cell office:value-type="float" office:value="1.30377604666098" calcext:value-type="float">
            <text:p>1.3037760467</text:p>
          </table:table-cell>
          <table:table-cell office:value-type="float" office:value="1.64629635190732" calcext:value-type="float">
            <text:p>1.6462963519</text:p>
          </table:table-cell>
          <table:table-cell office:value-type="float" office:value="0.00420333996343176" calcext:value-type="float">
            <text:p>0.00420334</text:p>
          </table:table-cell>
          <table:table-cell office:value-type="float" office:value="0.0135514583915168" calcext:value-type="float">
            <text:p>0.0135514584</text:p>
          </table:table-cell>
          <table:table-cell/>
          <table:table-cell table:formula="of:=[.B69]+(2*[.C69])+[.D69]+(2*[.E69])+(2*[.F69])" office:value-type="float" office:value="4.8" calcext:value-type="float">
            <text:p>4.8</text:p>
          </table:table-cell>
          <table:table-cell table:formula="of:=[.A69]+[.D69]+[.E69]+(2*[.F69])" office:value-type="float" office:value="2" calcext:value-type="float">
            <text:p>2</text:p>
          </table:table-cell>
          <table:table-cell table:formula="of:=[.D69]+[.E69]+(2*[.F69])" office:value-type="float" office:value="1.67760260865379" calcext:value-type="float">
            <text:p>1.6776026087</text:p>
          </table:table-cell>
          <table:table-cell table:formula="of:=([.J69]/[.I69])*100" office:value-type="float" office:value="83.8801304326894" calcext:value-type="float">
            <text:p>83.8801304327</text:p>
          </table:table-cell>
          <table:table-cell/>
          <table:table-cell table:formula="of:=[.J69]/[.H69]" office:value-type="float" office:value="0.349500543469539" calcext:value-type="float">
            <text:p>0.3495005435</text:p>
          </table:table-cell>
          <table:table-cell table:formula="of:=([.B69]+[.D69])/([.C69]+[.E69]+[.F69])" office:value-type="float" office:value="1.63215131761995" calcext:value-type="float">
            <text:p>1.6321513176</text:p>
          </table:table-cell>
          <table:table-cell table:formula="of:=([.B69]+[.D69])/(2*[.C69]+2*[.E69]+2*[.F69])" office:value-type="float" office:value="0.816075658809976" calcext:value-type="float">
            <text:p>0.8160756588</text:p>
          </table:table-cell>
          <table:table-cell table:formula="of:=([.B69]+[.D69])/([.B69]+(2*[.C69])+[.D69]+(2*[.E69])+(2*[.F69]))" office:value-type="float" office:value="0.449362147910031" calcext:value-type="float">
            <text:p>0.4493621479</text:p>
          </table:table-cell>
          <table:table-cell table:formula="of:=[.D69]/([.B69]+[.D69])" office:value-type="float" office:value="0.763256113676998" calcext:value-type="float">
            <text:p>0.7632561137</text:p>
          </table:table-cell>
          <table:table-cell table:formula="of:=([.E69]+(2*[.F69]))/(2*([.C69]+[.E69]+[.F69]))" office:value-type="float" office:value="0.0118446939261899" calcext:value-type="float">
            <text:p>0.0118446939</text:p>
          </table:table-cell>
          <table:table-cell table:formula="of:=([.P69]*[.Q69])+((1-[.P69])*[.R69])" office:value-type="float" office:value="0.349500543469539" calcext:value-type="float">
            <text:p>0.3495005435</text:p>
          </table:table-cell>
          <table:table-cell table:formula="of:=[.S69]=[.M69]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0.54750985548454" calcext:value-type="float">
            <text:p>0.5475098555</text:p>
          </table:table-cell>
          <table:table-cell office:value-type="float" office:value="0.436548331219937" calcext:value-type="float">
            <text:p>0.4365483312</text:p>
          </table:table-cell>
          <table:table-cell office:value-type="float" office:value="0.952872227454557" calcext:value-type="float">
            <text:p>0.9528722275</text:p>
          </table:table-cell>
          <table:table-cell office:value-type="float" office:value="2.39014513738244" calcext:value-type="float">
            <text:p>2.3901451374</text:p>
          </table:table-cell>
          <table:table-cell office:value-type="float" office:value="0.00521706935548875" calcext:value-type="float">
            <text:p>0.0052170694</text:p>
          </table:table-cell>
          <table:table-cell office:value-type="float" office:value="0.0285639688887646" calcext:value-type="float">
            <text:p>0.0285639689</text:p>
          </table:table-cell>
          <table:table-cell/>
          <table:table-cell table:formula="of:=[.B70]+(2*[.C70])+[.D70]+(2*[.E70])+(2*[.F70])" office:value-type="float" office:value="4.8" calcext:value-type="float">
            <text:p>4.8</text:p>
          </table:table-cell>
          <table:table-cell table:formula="of:=[.A70]+[.D70]+[.E70]+(2*[.F70])" office:value-type="float" office:value="3" calcext:value-type="float">
            <text:p>3</text:p>
          </table:table-cell>
          <table:table-cell table:formula="of:=[.D70]+[.E70]+(2*[.F70])" office:value-type="float" office:value="2.45249014451546" calcext:value-type="float">
            <text:p>2.4524901445</text:p>
          </table:table-cell>
          <table:table-cell table:formula="of:=([.J70]/[.I70])*100" office:value-type="float" office:value="81.7496714838487" calcext:value-type="float">
            <text:p>81.7496714838</text:p>
          </table:table-cell>
          <table:table-cell/>
          <table:table-cell table:formula="of:=[.J70]/[.H70]" office:value-type="float" office:value="0.510935446774054" calcext:value-type="float">
            <text:p>0.5109354468</text:p>
          </table:table-cell>
          <table:table-cell table:formula="of:=([.B70]+[.D70])/([.C70]+[.E70]+[.F70])" office:value-type="float" office:value="2.86493094065861" calcext:value-type="float">
            <text:p>2.8649309407</text:p>
          </table:table-cell>
          <table:table-cell table:formula="of:=([.B70]+[.D70])/(2*[.C70]+2*[.E70]+2*[.F70])" office:value-type="float" office:value="1.4324654703293" calcext:value-type="float">
            <text:p>1.4324654703</text:p>
          </table:table-cell>
          <table:table-cell table:formula="of:=([.B70]+[.D70])/([.B70]+(2*[.C70])+[.D70]+(2*[.E70])+(2*[.F70]))" office:value-type="float" office:value="0.588894472625496" calcext:value-type="float">
            <text:p>0.5888944726</text:p>
          </table:table-cell>
          <table:table-cell table:formula="of:=[.D70]/([.B70]+[.D70])" office:value-type="float" office:value="0.845562196230714" calcext:value-type="float">
            <text:p>0.8455621962</text:p>
          </table:table-cell>
          <table:table-cell table:formula="of:=([.E70]+(2*[.F70]))/(2*([.C70]+[.E70]+[.F70]))" office:value-type="float" office:value="0.0315941827288542" calcext:value-type="float">
            <text:p>0.0315941827</text:p>
          </table:table-cell>
          <table:table-cell table:formula="of:=([.P70]*[.Q70])+((1-[.P70])*[.R70])" office:value-type="float" office:value="0.510935446774054" calcext:value-type="float">
            <text:p>0.5109354468</text:p>
          </table:table-cell>
          <table:table-cell table:formula="of:=[.S70]=[.M70]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1.27667796281465" calcext:value-type="float">
            <text:p>1.2766779628</text:p>
          </table:table-cell>
          <table:table-cell office:value-type="float" office:value="0.281154350055746" calcext:value-type="float">
            <text:p>0.2811543501</text:p>
          </table:table-cell>
          <table:table-cell office:value-type="float" office:value="0.395238842776345" calcext:value-type="float">
            <text:p>0.3952388428</text:p>
          </table:table-cell>
          <table:table-cell office:value-type="float" office:value="3.58943562865646" calcext:value-type="float">
            <text:p>3.5894356287</text:p>
          </table:table-cell>
          <table:table-cell office:value-type="float" office:value="0.00504592720620923" calcext:value-type="float">
            <text:p>0.0050459272</text:p>
          </table:table-cell>
          <table:table-cell office:value-type="float" office:value="0.064420240661342" calcext:value-type="float">
            <text:p>0.0644202407</text:p>
          </table:table-cell>
          <table:table-cell/>
          <table:table-cell table:formula="of:=[.B71]+(2*[.C71])+[.D71]+(2*[.E71])+(2*[.F71])" office:value-type="float" office:value="4.8" calcext:value-type="float">
            <text:p>4.8</text:p>
          </table:table-cell>
          <table:table-cell table:formula="of:=[.A71]+[.D71]+[.E71]+(2*[.F71])" office:value-type="float" office:value="5" calcext:value-type="float">
            <text:p>5</text:p>
          </table:table-cell>
          <table:table-cell table:formula="of:=[.D71]+[.E71]+(2*[.F71])" office:value-type="float" office:value="3.72332203718535" calcext:value-type="float">
            <text:p>3.7233220372</text:p>
          </table:table-cell>
          <table:table-cell table:formula="of:=([.J71]/[.I71])*100" office:value-type="float" office:value="74.4664407437071" calcext:value-type="float">
            <text:p>74.4664407437</text:p>
          </table:table-cell>
          <table:table-cell/>
          <table:table-cell table:formula="of:=[.J71]/[.H71]" office:value-type="float" office:value="0.775692091080282" calcext:value-type="float">
            <text:p>0.7756920911</text:p>
          </table:table-cell>
          <table:table-cell table:formula="of:=([.B71]+[.D71])/([.C71]+[.E71]+[.F71])" office:value-type="float" office:value="8.32913329974451" calcext:value-type="float">
            <text:p>8.3291332997</text:p>
          </table:table-cell>
          <table:table-cell table:formula="of:=([.B71]+[.D71])/(2*[.C71]+2*[.E71]+2*[.F71])" office:value-type="float" office:value="4.16456664987225" calcext:value-type="float">
            <text:p>4.1645666499</text:p>
          </table:table-cell>
          <table:table-cell table:formula="of:=([.B71]+[.D71])/([.B71]+(2*[.C71])+[.D71]+(2*[.E71])+(2*[.F71]))" office:value-type="float" office:value="0.80637291223171" calcext:value-type="float">
            <text:p>0.8063729122</text:p>
          </table:table-cell>
          <table:table-cell table:formula="of:=[.D71]/([.B71]+[.D71])" office:value-type="float" office:value="0.927361370849906" calcext:value-type="float">
            <text:p>0.9273613708</text:p>
          </table:table-cell>
          <table:table-cell table:formula="of:=([.E71]+(2*[.F71]))/(2*([.C71]+[.E71]+[.F71]))" office:value-type="float" office:value="0.144055266741561" calcext:value-type="float">
            <text:p>0.1440552667</text:p>
          </table:table-cell>
          <table:table-cell table:formula="of:=([.P71]*[.Q71])+((1-[.P71])*[.R71])" office:value-type="float" office:value="0.775692091080282" calcext:value-type="float">
            <text:p>0.7756920911</text:p>
          </table:table-cell>
          <table:table-cell table:formula="of:=[.S71]=[.M71]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3.48157445571312" calcext:value-type="float">
            <text:p>3.4815744557</text:p>
          </table:table-cell>
          <table:table-cell office:value-type="float" office:value="0.124322653067436" calcext:value-type="float">
            <text:p>0.1243226531</text:p>
          </table:table-cell>
          <table:table-cell office:value-type="float" office:value="0.0772806103286307" calcext:value-type="float">
            <text:p>0.0772806103</text:p>
          </table:table-cell>
          <table:table-cell office:value-type="float" office:value="4.32838573186071" calcext:value-type="float">
            <text:p>4.3283857319</text:p>
          </table:table-cell>
          <table:table-cell office:value-type="float" office:value="0.0026905819884208" calcext:value-type="float">
            <text:p>0.002690582</text:p>
          </table:table-cell>
          <table:table-cell office:value-type="float" office:value="0.0936746152188768" calcext:value-type="float">
            <text:p>0.0936746152</text:p>
          </table:table-cell>
          <table:table-cell/>
          <table:table-cell table:formula="of:=[.B72]+(2*[.C72])+[.D72]+(2*[.E72])+(2*[.F72])" office:value-type="float" office:value="4.8" calcext:value-type="float">
            <text:p>4.8</text:p>
          </table:table-cell>
          <table:table-cell table:formula="of:=[.A72]+[.D72]+[.E72]+(2*[.F72])" office:value-type="float" office:value="8" calcext:value-type="float">
            <text:p>8</text:p>
          </table:table-cell>
          <table:table-cell table:formula="of:=[.D72]+[.E72]+(2*[.F72])" office:value-type="float" office:value="4.51842554428688" calcext:value-type="float">
            <text:p>4.5184255443</text:p>
          </table:table-cell>
          <table:table-cell table:formula="of:=([.J72]/[.I72])*100" office:value-type="float" office:value="56.480319303586" calcext:value-type="float">
            <text:p>56.4803193036</text:p>
          </table:table-cell>
          <table:table-cell/>
          <table:table-cell table:formula="of:=[.J72]/[.H72]" office:value-type="float" office:value="0.941338655059767" calcext:value-type="float">
            <text:p>0.9413386551</text:p>
          </table:table-cell>
          <table:table-cell table:formula="of:=([.B72]+[.D72])/([.C72]+[.E72]+[.F72])" office:value-type="float" office:value="25.6424756123574" calcext:value-type="float">
            <text:p>25.6424756124</text:p>
          </table:table-cell>
          <table:table-cell table:formula="of:=([.B72]+[.D72])/(2*[.C72]+2*[.E72]+2*[.F72])" office:value-type="float" office:value="12.8212378061787" calcext:value-type="float">
            <text:p>12.8212378062</text:p>
          </table:table-cell>
          <table:table-cell table:formula="of:=([.B72]+[.D72])/([.B72]+(2*[.C72])+[.D72]+(2*[.E72])+(2*[.F72]))" office:value-type="float" office:value="0.927647580193363" calcext:value-type="float">
            <text:p>0.9276475802</text:p>
          </table:table-cell>
          <table:table-cell table:formula="of:=[.D72]/([.B72]+[.D72])" office:value-type="float" office:value="0.972079318401301" calcext:value-type="float">
            <text:p>0.9720793184</text:p>
          </table:table-cell>
          <table:table-cell table:formula="of:=([.E72]+(2*[.F72]))/(2*([.C72]+[.E72]+[.F72]))" office:value-type="float" office:value="0.547205300038281" calcext:value-type="float">
            <text:p>0.5472053</text:p>
          </table:table-cell>
          <table:table-cell table:formula="of:=([.P72]*[.Q72])+((1-[.P72])*[.R72])" office:value-type="float" office:value="0.941338655059767" calcext:value-type="float">
            <text:p>0.9413386551</text:p>
          </table:table-cell>
          <table:table-cell table:formula="of:=[.S72]=[.M72]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5.35387757170844" calcext:value-type="float">
            <text:p>5.3538775717</text:p>
          </table:table-cell>
          <table:table-cell office:value-type="float" office:value="0.0830530238645541" calcext:value-type="float">
            <text:p>0.0830530239</text:p>
          </table:table-cell>
          <table:table-cell office:value-type="float" office:value="0.034489023865231" calcext:value-type="float">
            <text:p>0.0344890239</text:p>
          </table:table-cell>
          <table:table-cell office:value-type="float" office:value="4.44655721731002" calcext:value-type="float">
            <text:p>4.4465572173</text:p>
          </table:table-cell>
          <table:table-cell office:value-type="float" office:value="0.00184650011342177" calcext:value-type="float">
            <text:p>0.0018465001</text:p>
          </table:table-cell>
          <table:table-cell office:value-type="float" office:value="0.0988593554340592" calcext:value-type="float">
            <text:p>0.0988593554</text:p>
          </table:table-cell>
          <table:table-cell/>
          <table:table-cell table:formula="of:=[.B73]+(2*[.C73])+[.D73]+(2*[.E73])+(2*[.F73])" office:value-type="float" office:value="4.8" calcext:value-type="float">
            <text:p>4.8</text:p>
          </table:table-cell>
          <table:table-cell table:formula="of:=[.A73]+[.D73]+[.E73]+(2*[.F73])" office:value-type="float" office:value="10" calcext:value-type="float">
            <text:p>10</text:p>
          </table:table-cell>
          <table:table-cell table:formula="of:=[.D73]+[.E73]+(2*[.F73])" office:value-type="float" office:value="4.64612242829156" calcext:value-type="float">
            <text:p>4.6461224283</text:p>
          </table:table-cell>
          <table:table-cell table:formula="of:=([.J73]/[.I73])*100" office:value-type="float" office:value="46.4612242829156" calcext:value-type="float">
            <text:p>46.4612242829</text:p>
          </table:table-cell>
          <table:table-cell/>
          <table:table-cell table:formula="of:=[.J73]/[.H73]" office:value-type="float" office:value="0.967942172560742" calcext:value-type="float">
            <text:p>0.9679421726</text:p>
          </table:table-cell>
          <table:table-cell table:formula="of:=([.B73]+[.D73])/([.C73]+[.E73]+[.F73])" office:value-type="float" office:value="33.5043032757694" calcext:value-type="float">
            <text:p>33.5043032758</text:p>
          </table:table-cell>
          <table:table-cell table:formula="of:=([.B73]+[.D73])/(2*[.C73]+2*[.E73]+2*[.F73])" office:value-type="float" office:value="16.7521516378847" calcext:value-type="float">
            <text:p>16.7521516379</text:p>
          </table:table-cell>
          <table:table-cell table:formula="of:=([.B73]+[.D73])/([.B73]+(2*[.C73])+[.D73]+(2*[.E73])+(2*[.F73]))" office:value-type="float" office:value="0.943668800244704" calcext:value-type="float">
            <text:p>0.9436688002</text:p>
          </table:table-cell>
          <table:table-cell table:formula="of:=[.D73]/([.B73]+[.D73])" office:value-type="float" office:value="0.98166442156334" calcext:value-type="float">
            <text:p>0.9816644216</text:p>
          </table:table-cell>
          <table:table-cell table:formula="of:=([.E73]+(2*[.F73]))/(2*([.C73]+[.E73]+[.F73]))" office:value-type="float" office:value="0.738064976456407" calcext:value-type="float">
            <text:p>0.7380649765</text:p>
          </table:table-cell>
          <table:table-cell table:formula="of:=([.P73]*[.Q73])+((1-[.P73])*[.R73])" office:value-type="float" office:value="0.967942172560742" calcext:value-type="float">
            <text:p>0.9679421726</text:p>
          </table:table-cell>
          <table:table-cell table:formula="of:=[.S73]=[.M73]" office:value-type="boolean" office:boolean-value="true" calcext:value-type="boolean">
            <text:p>TRUE</text:p>
          </table:table-cell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18:45:16.8195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6:57:01.312596000</meta:creation-date>
    <dc:date>2016-03-20T19:17:15.889513000</dc:date>
    <meta:editing-duration>PT23H30M41S</meta:editing-duration>
    <meta:editing-cycles>10</meta:editing-cycles>
    <meta:generator>LibreOffice/5.1.0.3$MacOSX_X86_64 LibreOffice_project/5e3e00a007d9b3b6efb6797a8b8e57b51ab1f737</meta:generator>
    <meta:document-statistic meta:table-count="1" meta:cell-count="1170" meta:object-count="0"/>
  </office:meta>
</office:document-meta>
</file>